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58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3.46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ms" table:style-name="ta1">
        <table:shapes>
          <draw:frame draw:z-index="0" draw:style-name="gr1" draw:text-style-name="P1" svg:width="15.987cm" svg:height="9.004cm" svg:x="15.767cm" svg:y="1.594cm">
            <draw:object draw:notify-on-update-of-ranges="rms.A1:rms.A1 rms.A2:rms.A321 rms.B1:rms.B1 rms.B2:rms.B321 rms.C1:rms.C1 rms.C2:rms.C321 rms.D1:rms.D1 rms.D2:rms.D3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vocals</text:p>
          </table:table-cell>
          <table:table-cell office:value-type="string" calcext:value-type="string">
            <text:p>drums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0.0996302042040043" calcext:value-type="float">
            <text:p>0,0996302042040043</text:p>
          </table:table-cell>
          <table:table-cell office:value-type="float" office:value="6.03489298373461" calcext:value-type="float">
            <text:p>6,03489298373461</text:p>
          </table:table-cell>
          <table:table-cell office:value-type="float" office:value="7.92506244033575" calcext:value-type="float">
            <text:p>7,92506244033575</text:p>
          </table:table-cell>
          <table:table-cell office:value-type="float" office:value="6.04674685746431" calcext:value-type="float">
            <text:p>6,04674685746431</text:p>
          </table:table-cell>
        </table:table-row>
        <table:table-row table:style-name="ro1">
          <table:table-cell office:value-type="float" office:value="0.292945973342285" calcext:value-type="float">
            <text:p>0,292945973342285</text:p>
          </table:table-cell>
          <table:table-cell office:value-type="float" office:value="6.03489298373461" calcext:value-type="float">
            <text:p>6,03489298373461</text:p>
          </table:table-cell>
          <table:table-cell office:value-type="float" office:value="7.92506244033575" calcext:value-type="float">
            <text:p>7,92506244033575</text:p>
          </table:table-cell>
          <table:table-cell office:value-type="float" office:value="6.04674685746431" calcext:value-type="float">
            <text:p>6,04674685746431</text:p>
          </table:table-cell>
        </table:table-row>
        <table:table-row table:style-name="ro1">
          <table:table-cell office:value-type="float" office:value="0.219494439079426" calcext:value-type="float">
            <text:p>0,219494439079426</text:p>
          </table:table-cell>
          <table:table-cell office:value-type="float" office:value="5.24706114083529" calcext:value-type="float">
            <text:p>5,24706114083529</text:p>
          </table:table-cell>
          <table:table-cell office:value-type="float" office:value="1.51874462608248" calcext:value-type="float">
            <text:p>1,51874462608248</text:p>
          </table:table-cell>
          <table:table-cell office:value-type="float" office:value="9.7908116877079" calcext:value-type="float">
            <text:p>9,7908116877079</text:p>
          </table:table-cell>
        </table:table-row>
        <table:table-row table:style-name="ro1">
          <table:table-cell office:value-type="float" office:value="0.341304432367906" calcext:value-type="float">
            <text:p>0,341304432367906</text:p>
          </table:table-cell>
          <table:table-cell office:value-type="float" office:value="5.82264782860875" calcext:value-type="float">
            <text:p>5,82264782860875</text:p>
          </table:table-cell>
          <table:table-cell office:value-type="float" office:value="2.65774293802679" calcext:value-type="float">
            <text:p>2,65774293802679</text:p>
          </table:table-cell>
          <table:table-cell office:value-type="float" office:value="8.04036483168602" calcext:value-type="float">
            <text:p>8,04036483168602</text:p>
          </table:table-cell>
        </table:table-row>
        <table:table-row table:style-name="ro1">
          <table:table-cell office:value-type="float" office:value="0.249311706284061" calcext:value-type="float">
            <text:p>0,249311706284061</text:p>
          </table:table-cell>
          <table:table-cell office:value-type="float" office:value="5.53636578842998" calcext:value-type="float">
            <text:p>5,53636578842998</text:p>
          </table:table-cell>
          <table:table-cell office:value-type="float" office:value="1.67480367235839" calcext:value-type="float">
            <text:p>1,67480367235839</text:p>
          </table:table-cell>
          <table:table-cell office:value-type="float" office:value="12.7847278490663" calcext:value-type="float">
            <text:p>12,7847278490663</text:p>
          </table:table-cell>
        </table:table-row>
        <table:table-row table:style-name="ro1">
          <table:table-cell office:value-type="float" office:value="0.169562466908246" calcext:value-type="float">
            <text:p>0,169562466908246</text:p>
          </table:table-cell>
          <table:table-cell office:value-type="float" office:value="5.75248850509524" calcext:value-type="float">
            <text:p>5,75248850509524</text:p>
          </table:table-cell>
          <table:table-cell office:value-type="float" office:value="2.28111119940877" calcext:value-type="float">
            <text:p>2,28111119940877</text:p>
          </table:table-cell>
          <table:table-cell office:value-type="float" office:value="13.2586415857077" calcext:value-type="float">
            <text:p>13,2586415857077</text:p>
          </table:table-cell>
        </table:table-row>
        <table:table-row table:style-name="ro1">
          <table:table-cell office:value-type="float" office:value="10.2577852085233" calcext:value-type="float">
            <text:p>10,2577852085233</text:p>
          </table:table-cell>
          <table:table-cell office:value-type="float" office:value="5.77416084706783" calcext:value-type="float">
            <text:p>5,77416084706783</text:p>
          </table:table-cell>
          <table:table-cell office:value-type="float" office:value="2.50659068115056" calcext:value-type="float">
            <text:p>2,50659068115056</text:p>
          </table:table-cell>
          <table:table-cell office:value-type="float" office:value="11.2138753756881" calcext:value-type="float">
            <text:p>11,2138753756881</text:p>
          </table:table-cell>
        </table:table-row>
        <table:table-row table:style-name="ro1">
          <table:table-cell office:value-type="float" office:value="11.507204733789" calcext:value-type="float">
            <text:p>11,507204733789</text:p>
          </table:table-cell>
          <table:table-cell office:value-type="float" office:value="6.33530784398317" calcext:value-type="float">
            <text:p>6,33530784398317</text:p>
          </table:table-cell>
          <table:table-cell office:value-type="float" office:value="2.89525836706162" calcext:value-type="float">
            <text:p>2,89525836706162</text:p>
          </table:table-cell>
          <table:table-cell office:value-type="float" office:value="10.2040758356452" calcext:value-type="float">
            <text:p>10,2040758356452</text:p>
          </table:table-cell>
        </table:table-row>
        <table:table-row table:style-name="ro1">
          <table:table-cell office:value-type="float" office:value="4.48329467326403" calcext:value-type="float">
            <text:p>4,48329467326403</text:p>
          </table:table-cell>
          <table:table-cell office:value-type="float" office:value="7.47998617589474" calcext:value-type="float">
            <text:p>7,47998617589474</text:p>
          </table:table-cell>
          <table:table-cell office:value-type="float" office:value="2.12311465293169" calcext:value-type="float">
            <text:p>2,12311465293169</text:p>
          </table:table-cell>
          <table:table-cell office:value-type="float" office:value="12.1124302968383" calcext:value-type="float">
            <text:p>12,1124302968383</text:p>
          </table:table-cell>
        </table:table-row>
        <table:table-row table:style-name="ro1">
          <table:table-cell office:value-type="float" office:value="2.55543272942305" calcext:value-type="float">
            <text:p>2,55543272942305</text:p>
          </table:table-cell>
          <table:table-cell office:value-type="float" office:value="6.48008333519101" calcext:value-type="float">
            <text:p>6,48008333519101</text:p>
          </table:table-cell>
          <table:table-cell office:value-type="float" office:value="2.70395772531629" calcext:value-type="float">
            <text:p>2,70395772531629</text:p>
          </table:table-cell>
          <table:table-cell office:value-type="float" office:value="8.54239426553249" calcext:value-type="float">
            <text:p>8,54239426553249</text:p>
          </table:table-cell>
        </table:table-row>
        <table:table-row table:style-name="ro1">
          <table:table-cell office:value-type="float" office:value="1.66864728089422" calcext:value-type="float">
            <text:p>1,66864728089422</text:p>
          </table:table-cell>
          <table:table-cell office:value-type="float" office:value="7.77066824957728" calcext:value-type="float">
            <text:p>7,77066824957728</text:p>
          </table:table-cell>
          <table:table-cell office:value-type="float" office:value="6.6518415696919" calcext:value-type="float">
            <text:p>6,6518415696919</text:p>
          </table:table-cell>
          <table:table-cell office:value-type="float" office:value="6.07927888631821" calcext:value-type="float">
            <text:p>6,07927888631821</text:p>
          </table:table-cell>
        </table:table-row>
        <table:table-row table:style-name="ro1">
          <table:table-cell office:value-type="float" office:value="7.4461055919528" calcext:value-type="float">
            <text:p>7,4461055919528</text:p>
          </table:table-cell>
          <table:table-cell office:value-type="float" office:value="6.95451628416777" calcext:value-type="float">
            <text:p>6,95451628416777</text:p>
          </table:table-cell>
          <table:table-cell office:value-type="float" office:value="3.75371193513274" calcext:value-type="float">
            <text:p>3,75371193513274</text:p>
          </table:table-cell>
          <table:table-cell office:value-type="float" office:value="4.154147580266" calcext:value-type="float">
            <text:p>4,154147580266</text:p>
          </table:table-cell>
        </table:table-row>
        <table:table-row table:style-name="ro1">
          <table:table-cell office:value-type="float" office:value="1.25689664855599" calcext:value-type="float">
            <text:p>1,25689664855599</text:p>
          </table:table-cell>
          <table:table-cell office:value-type="float" office:value="7.28335976600647" calcext:value-type="float">
            <text:p>7,28335976600647</text:p>
          </table:table-cell>
          <table:table-cell office:value-type="float" office:value="5.11185824871063" calcext:value-type="float">
            <text:p>5,11185824871063</text:p>
          </table:table-cell>
          <table:table-cell office:value-type="float" office:value="4.1418788023293" calcext:value-type="float">
            <text:p>4,1418788023293</text:p>
          </table:table-cell>
        </table:table-row>
        <table:table-row table:style-name="ro1">
          <table:table-cell office:value-type="float" office:value="0.294539844617248" calcext:value-type="float">
            <text:p>0,294539844617248</text:p>
          </table:table-cell>
          <table:table-cell office:value-type="float" office:value="5.28656877577305" calcext:value-type="float">
            <text:p>5,28656877577305</text:p>
          </table:table-cell>
          <table:table-cell office:value-type="float" office:value="2.82040261663497" calcext:value-type="float">
            <text:p>2,82040261663497</text:p>
          </table:table-cell>
          <table:table-cell office:value-type="float" office:value="3.18970531225204" calcext:value-type="float">
            <text:p>3,18970531225204</text:p>
          </table:table-cell>
        </table:table-row>
        <table:table-row table:style-name="ro1">
          <table:table-cell office:value-type="float" office:value="0.481112510897219" calcext:value-type="float">
            <text:p>0,481112510897219</text:p>
          </table:table-cell>
          <table:table-cell office:value-type="float" office:value="6.42646988853812" calcext:value-type="float">
            <text:p>6,42646988853812</text:p>
          </table:table-cell>
          <table:table-cell office:value-type="float" office:value="1.83105980977416" calcext:value-type="float">
            <text:p>1,83105980977416</text:p>
          </table:table-cell>
          <table:table-cell office:value-type="float" office:value="3.07733262889087" calcext:value-type="float">
            <text:p>3,07733262889087</text:p>
          </table:table-cell>
        </table:table-row>
        <table:table-row table:style-name="ro1">
          <table:table-cell office:value-type="float" office:value="0.231056881602854" calcext:value-type="float">
            <text:p>0,231056881602854</text:p>
          </table:table-cell>
          <table:table-cell office:value-type="float" office:value="7.06815300509334" calcext:value-type="float">
            <text:p>7,06815300509334</text:p>
          </table:table-cell>
          <table:table-cell office:value-type="float" office:value="4.02451260015369" calcext:value-type="float">
            <text:p>4,02451260015369</text:p>
          </table:table-cell>
          <table:table-cell office:value-type="float" office:value="2.90824030525982" calcext:value-type="float">
            <text:p>2,90824030525982</text:p>
          </table:table-cell>
        </table:table-row>
        <table:table-row table:style-name="ro1">
          <table:table-cell office:value-type="float" office:value="0.228113582124934" calcext:value-type="float">
            <text:p>0,228113582124934</text:p>
          </table:table-cell>
          <table:table-cell office:value-type="float" office:value="7.54972081631422" calcext:value-type="float">
            <text:p>7,54972081631422</text:p>
          </table:table-cell>
          <table:table-cell office:value-type="float" office:value="2.57316208444536" calcext:value-type="float">
            <text:p>2,57316208444536</text:p>
          </table:table-cell>
          <table:table-cell office:value-type="float" office:value="4.55702422186732" calcext:value-type="float">
            <text:p>4,55702422186732</text:p>
          </table:table-cell>
        </table:table-row>
        <table:table-row table:style-name="ro1">
          <table:table-cell office:value-type="float" office:value="0.158439215738326" calcext:value-type="float">
            <text:p>0,158439215738326</text:p>
          </table:table-cell>
          <table:table-cell office:value-type="float" office:value="5.71178831160069" calcext:value-type="float">
            <text:p>5,71178831160069</text:p>
          </table:table-cell>
          <table:table-cell office:value-type="float" office:value="2.95432447455823" calcext:value-type="float">
            <text:p>2,95432447455823</text:p>
          </table:table-cell>
          <table:table-cell office:value-type="float" office:value="5.9906686656177" calcext:value-type="float">
            <text:p>5,9906686656177</text:p>
          </table:table-cell>
        </table:table-row>
        <table:table-row table:style-name="ro1">
          <table:table-cell office:value-type="float" office:value="0.181777446414344" calcext:value-type="float">
            <text:p>0,181777446414344</text:p>
          </table:table-cell>
          <table:table-cell office:value-type="float" office:value="4.81335073709488" calcext:value-type="float">
            <text:p>4,81335073709488</text:p>
          </table:table-cell>
          <table:table-cell office:value-type="float" office:value="1.89326773397625" calcext:value-type="float">
            <text:p>1,89326773397625</text:p>
          </table:table-cell>
          <table:table-cell office:value-type="float" office:value="5.69296628236771" calcext:value-type="float">
            <text:p>5,69296628236771</text:p>
          </table:table-cell>
        </table:table-row>
        <table:table-row table:style-name="ro1">
          <table:table-cell office:value-type="float" office:value="0.159632123541087" calcext:value-type="float">
            <text:p>0,159632123541087</text:p>
          </table:table-cell>
          <table:table-cell office:value-type="float" office:value="6.05408847332001" calcext:value-type="float">
            <text:p>6,05408847332001</text:p>
          </table:table-cell>
          <table:table-cell office:value-type="float" office:value="1.93772197235376" calcext:value-type="float">
            <text:p>1,93772197235376</text:p>
          </table:table-cell>
          <table:table-cell office:value-type="float" office:value="4.29726717993617" calcext:value-type="float">
            <text:p>4,29726717993617</text:p>
          </table:table-cell>
        </table:table-row>
        <table:table-row table:style-name="ro1">
          <table:table-cell office:value-type="float" office:value="0.136625458253548" calcext:value-type="float">
            <text:p>0,136625458253548</text:p>
          </table:table-cell>
          <table:table-cell office:value-type="float" office:value="7.35294260084629" calcext:value-type="float">
            <text:p>7,35294260084629</text:p>
          </table:table-cell>
          <table:table-cell office:value-type="float" office:value="3.42663587071002" calcext:value-type="float">
            <text:p>3,42663587071002</text:p>
          </table:table-cell>
          <table:table-cell office:value-type="float" office:value="2.73038982413709" calcext:value-type="float">
            <text:p>2,73038982413709</text:p>
          </table:table-cell>
        </table:table-row>
        <table:table-row table:style-name="ro1">
          <table:table-cell office:value-type="float" office:value="0.186498407856561" calcext:value-type="float">
            <text:p>0,186498407856561</text:p>
          </table:table-cell>
          <table:table-cell office:value-type="float" office:value="7.16677121818066" calcext:value-type="float">
            <text:p>7,16677121818066</text:p>
          </table:table-cell>
          <table:table-cell office:value-type="float" office:value="2.30854051187634" calcext:value-type="float">
            <text:p>2,30854051187634</text:p>
          </table:table-cell>
          <table:table-cell office:value-type="float" office:value="5.90219022706151" calcext:value-type="float">
            <text:p>5,90219022706151</text:p>
          </table:table-cell>
        </table:table-row>
        <table:table-row table:style-name="ro1">
          <table:table-cell office:value-type="float" office:value="0.275343656539917" calcext:value-type="float">
            <text:p>0,275343656539917</text:p>
          </table:table-cell>
          <table:table-cell office:value-type="float" office:value="6.99934829026461" calcext:value-type="float">
            <text:p>6,99934829026461</text:p>
          </table:table-cell>
          <table:table-cell office:value-type="float" office:value="2.07623839378357" calcext:value-type="float">
            <text:p>2,07623839378357</text:p>
          </table:table-cell>
          <table:table-cell office:value-type="float" office:value="4.84556192532182" calcext:value-type="float">
            <text:p>4,84556192532182</text:p>
          </table:table-cell>
        </table:table-row>
        <table:table-row table:style-name="ro1">
          <table:table-cell office:value-type="float" office:value="6.2646702863276" calcext:value-type="float">
            <text:p>6,2646702863276</text:p>
          </table:table-cell>
          <table:table-cell office:value-type="float" office:value="7.33000738546252" calcext:value-type="float">
            <text:p>7,33000738546252</text:p>
          </table:table-cell>
          <table:table-cell office:value-type="float" office:value="1.57426972873509" calcext:value-type="float">
            <text:p>1,57426972873509</text:p>
          </table:table-cell>
          <table:table-cell office:value-type="float" office:value="5.23138651624322" calcext:value-type="float">
            <text:p>5,23138651624322</text:p>
          </table:table-cell>
        </table:table-row>
        <table:table-row table:style-name="ro1">
          <table:table-cell office:value-type="float" office:value="4.969188477844" calcext:value-type="float">
            <text:p>4,969188477844</text:p>
          </table:table-cell>
          <table:table-cell office:value-type="float" office:value="9.73681733012199" calcext:value-type="float">
            <text:p>9,73681733012199</text:p>
          </table:table-cell>
          <table:table-cell office:value-type="float" office:value="1.76613323856145" calcext:value-type="float">
            <text:p>1,76613323856145</text:p>
          </table:table-cell>
          <table:table-cell office:value-type="float" office:value="6.00748369470239" calcext:value-type="float">
            <text:p>6,00748369470239</text:p>
          </table:table-cell>
        </table:table-row>
        <table:table-row table:style-name="ro1">
          <table:table-cell office:value-type="float" office:value="4.77813463658094" calcext:value-type="float">
            <text:p>4,77813463658094</text:p>
          </table:table-cell>
          <table:table-cell office:value-type="float" office:value="5.76009275391698" calcext:value-type="float">
            <text:p>5,76009275391698</text:p>
          </table:table-cell>
          <table:table-cell office:value-type="float" office:value="1.09282392077148" calcext:value-type="float">
            <text:p>1,09282392077148</text:p>
          </table:table-cell>
          <table:table-cell office:value-type="float" office:value="8.0076577141881" calcext:value-type="float">
            <text:p>8,0076577141881</text:p>
          </table:table-cell>
        </table:table-row>
        <table:table-row table:style-name="ro1">
          <table:table-cell office:value-type="float" office:value="8.53683240711689" calcext:value-type="float">
            <text:p>8,53683240711689</text:p>
          </table:table-cell>
          <table:table-cell office:value-type="float" office:value="5.41716907173395" calcext:value-type="float">
            <text:p>5,41716907173395</text:p>
          </table:table-cell>
          <table:table-cell office:value-type="float" office:value="0.8510971092619" calcext:value-type="float">
            <text:p>0,8510971092619</text:p>
          </table:table-cell>
          <table:table-cell office:value-type="float" office:value="8.69955122470856" calcext:value-type="float">
            <text:p>8,69955122470856</text:p>
          </table:table-cell>
        </table:table-row>
        <table:table-row table:style-name="ro1">
          <table:table-cell office:value-type="float" office:value="4.50230203568935" calcext:value-type="float">
            <text:p>4,50230203568935</text:p>
          </table:table-cell>
          <table:table-cell office:value-type="float" office:value="8.38494673371315" calcext:value-type="float">
            <text:p>8,38494673371315</text:p>
          </table:table-cell>
          <table:table-cell office:value-type="float" office:value="3.57848638668656" calcext:value-type="float">
            <text:p>3,57848638668656</text:p>
          </table:table-cell>
          <table:table-cell office:value-type="float" office:value="6.59399759024382" calcext:value-type="float">
            <text:p>6,59399759024382</text:p>
          </table:table-cell>
        </table:table-row>
        <table:table-row table:style-name="ro1">
          <table:table-cell office:value-type="float" office:value="2.44069565087557" calcext:value-type="float">
            <text:p>2,44069565087557</text:p>
          </table:table-cell>
          <table:table-cell office:value-type="float" office:value="8.27949400991201" calcext:value-type="float">
            <text:p>8,27949400991201</text:p>
          </table:table-cell>
          <table:table-cell office:value-type="float" office:value="3.4817501436919" calcext:value-type="float">
            <text:p>3,4817501436919</text:p>
          </table:table-cell>
          <table:table-cell office:value-type="float" office:value="8.20862967520952" calcext:value-type="float">
            <text:p>8,20862967520952</text:p>
          </table:table-cell>
        </table:table-row>
        <table:table-row table:style-name="ro1">
          <table:table-cell office:value-type="float" office:value="5.02773560583592" calcext:value-type="float">
            <text:p>5,02773560583592</text:p>
          </table:table-cell>
          <table:table-cell office:value-type="float" office:value="6.51337252929807" calcext:value-type="float">
            <text:p>6,51337252929807</text:p>
          </table:table-cell>
          <table:table-cell office:value-type="float" office:value="12.3981656506658" calcext:value-type="float">
            <text:p>12,3981656506658</text:p>
          </table:table-cell>
          <table:table-cell office:value-type="float" office:value="6.28212699666619" calcext:value-type="float">
            <text:p>6,28212699666619</text:p>
          </table:table-cell>
        </table:table-row>
        <table:table-row table:style-name="ro1">
          <table:table-cell office:value-type="float" office:value="13.9800729230046" calcext:value-type="float">
            <text:p>13,9800729230046</text:p>
          </table:table-cell>
          <table:table-cell office:value-type="float" office:value="6.37865019962192" calcext:value-type="float">
            <text:p>6,37865019962192</text:p>
          </table:table-cell>
          <table:table-cell office:value-type="float" office:value="5.88976731523871" calcext:value-type="float">
            <text:p>5,88976731523871</text:p>
          </table:table-cell>
          <table:table-cell office:value-type="float" office:value="11.200905777514" calcext:value-type="float">
            <text:p>11,200905777514</text:p>
          </table:table-cell>
        </table:table-row>
        <table:table-row table:style-name="ro1">
          <table:table-cell office:value-type="float" office:value="16.3817033171654" calcext:value-type="float">
            <text:p>16,3817033171654</text:p>
          </table:table-cell>
          <table:table-cell office:value-type="float" office:value="7.69892940297723" calcext:value-type="float">
            <text:p>7,69892940297723</text:p>
          </table:table-cell>
          <table:table-cell office:value-type="float" office:value="1.79405277594924" calcext:value-type="float">
            <text:p>1,79405277594924</text:p>
          </table:table-cell>
          <table:table-cell office:value-type="float" office:value="5.55923162028194" calcext:value-type="float">
            <text:p>5,55923162028194</text:p>
          </table:table-cell>
        </table:table-row>
        <table:table-row table:style-name="ro1">
          <table:table-cell office:value-type="float" office:value="9.35131590813398" calcext:value-type="float">
            <text:p>9,35131590813398</text:p>
          </table:table-cell>
          <table:table-cell office:value-type="float" office:value="6.00315630435944" calcext:value-type="float">
            <text:p>6,00315630435944</text:p>
          </table:table-cell>
          <table:table-cell office:value-type="float" office:value="2.10185372270644" calcext:value-type="float">
            <text:p>2,10185372270644</text:p>
          </table:table-cell>
          <table:table-cell office:value-type="float" office:value="7.45361903682351" calcext:value-type="float">
            <text:p>7,45361903682351</text:p>
          </table:table-cell>
        </table:table-row>
        <table:table-row table:style-name="ro1">
          <table:table-cell office:value-type="float" office:value="4.40770154818893" calcext:value-type="float">
            <text:p>4,40770154818893</text:p>
          </table:table-cell>
          <table:table-cell office:value-type="float" office:value="5.54825086146593" calcext:value-type="float">
            <text:p>5,54825086146593</text:p>
          </table:table-cell>
          <table:table-cell office:value-type="float" office:value="1.18096556980163" calcext:value-type="float">
            <text:p>1,18096556980163</text:p>
          </table:table-cell>
          <table:table-cell office:value-type="float" office:value="5.24785695597529" calcext:value-type="float">
            <text:p>5,24785695597529</text:p>
          </table:table-cell>
        </table:table-row>
        <table:table-row table:style-name="ro1">
          <table:table-cell office:value-type="float" office:value="0.262126821326092" calcext:value-type="float">
            <text:p>0,262126821326092</text:p>
          </table:table-cell>
          <table:table-cell office:value-type="float" office:value="5.36457635462284" calcext:value-type="float">
            <text:p>5,36457635462284</text:p>
          </table:table-cell>
          <table:table-cell office:value-type="float" office:value="3.84634057991207" calcext:value-type="float">
            <text:p>3,84634057991207</text:p>
          </table:table-cell>
          <table:table-cell office:value-type="float" office:value="6.66423933580518" calcext:value-type="float">
            <text:p>6,66423933580518</text:p>
          </table:table-cell>
        </table:table-row>
        <table:table-row table:style-name="ro1">
          <table:table-cell office:value-type="float" office:value="0.226560048758984" calcext:value-type="float">
            <text:p>0,226560048758984</text:p>
          </table:table-cell>
          <table:table-cell office:value-type="float" office:value="4.93360357359052" calcext:value-type="float">
            <text:p>4,93360357359052</text:p>
          </table:table-cell>
          <table:table-cell office:value-type="float" office:value="2.94358935207129" calcext:value-type="float">
            <text:p>2,94358935207129</text:p>
          </table:table-cell>
          <table:table-cell office:value-type="float" office:value="7.2206286713481" calcext:value-type="float">
            <text:p>7,2206286713481</text:p>
          </table:table-cell>
        </table:table-row>
        <table:table-row table:style-name="ro1">
          <table:table-cell office:value-type="float" office:value="0.392617948818952" calcext:value-type="float">
            <text:p>0,392617948818952</text:p>
          </table:table-cell>
          <table:table-cell office:value-type="float" office:value="6.22499594464898" calcext:value-type="float">
            <text:p>6,22499594464898</text:p>
          </table:table-cell>
          <table:table-cell office:value-type="float" office:value="2.39911070093513" calcext:value-type="float">
            <text:p>2,39911070093513</text:p>
          </table:table-cell>
          <table:table-cell office:value-type="float" office:value="8.31380486488342" calcext:value-type="float">
            <text:p>8,31380486488342</text:p>
          </table:table-cell>
        </table:table-row>
        <table:table-row table:style-name="ro1">
          <table:table-cell office:value-type="float" office:value="0.254923419561237" calcext:value-type="float">
            <text:p>0,254923419561237</text:p>
          </table:table-cell>
          <table:table-cell office:value-type="float" office:value="4.84264502301812" calcext:value-type="float">
            <text:p>4,84264502301812</text:p>
          </table:table-cell>
          <table:table-cell office:value-type="float" office:value="1.74704485107213" calcext:value-type="float">
            <text:p>1,74704485107213</text:p>
          </table:table-cell>
          <table:table-cell office:value-type="float" office:value="10.6270918622613" calcext:value-type="float">
            <text:p>10,6270918622613</text:p>
          </table:table-cell>
        </table:table-row>
        <table:table-row table:style-name="ro1">
          <table:table-cell office:value-type="float" office:value="0.349899259163067" calcext:value-type="float">
            <text:p>0,349899259163067</text:p>
          </table:table-cell>
          <table:table-cell office:value-type="float" office:value="4.55170031636953" calcext:value-type="float">
            <text:p>4,55170031636953</text:p>
          </table:table-cell>
          <table:table-cell office:value-type="float" office:value="4.44143917411566" calcext:value-type="float">
            <text:p>4,44143917411566</text:p>
          </table:table-cell>
          <table:table-cell office:value-type="float" office:value="10.5034792795777" calcext:value-type="float">
            <text:p>10,5034792795777</text:p>
          </table:table-cell>
        </table:table-row>
        <table:table-row table:style-name="ro1">
          <table:table-cell office:value-type="float" office:value="0.394845119444653" calcext:value-type="float">
            <text:p>0,394845119444653</text:p>
          </table:table-cell>
          <table:table-cell office:value-type="float" office:value="4.93707461282611" calcext:value-type="float">
            <text:p>4,93707461282611</text:p>
          </table:table-cell>
          <table:table-cell office:value-type="float" office:value="3.84857715107501" calcext:value-type="float">
            <text:p>3,84857715107501</text:p>
          </table:table-cell>
          <table:table-cell office:value-type="float" office:value="8.47813859581947" calcext:value-type="float">
            <text:p>8,47813859581947</text:p>
          </table:table-cell>
        </table:table-row>
        <table:table-row table:style-name="ro1">
          <table:table-cell office:value-type="float" office:value="13.2641699165106" calcext:value-type="float">
            <text:p>13,2641699165106</text:p>
          </table:table-cell>
          <table:table-cell office:value-type="float" office:value="5.1486250013113" calcext:value-type="float">
            <text:p>5,1486250013113</text:p>
          </table:table-cell>
          <table:table-cell office:value-type="float" office:value="3.48274759016931" calcext:value-type="float">
            <text:p>3,48274759016931</text:p>
          </table:table-cell>
          <table:table-cell office:value-type="float" office:value="11.596355587244" calcext:value-type="float">
            <text:p>11,596355587244</text:p>
          </table:table-cell>
        </table:table-row>
        <table:table-row table:style-name="ro1">
          <table:table-cell office:value-type="float" office:value="17.8748201578856" calcext:value-type="float">
            <text:p>17,8748201578856</text:p>
          </table:table-cell>
          <table:table-cell office:value-type="float" office:value="6.20523421093822" calcext:value-type="float">
            <text:p>6,20523421093822</text:p>
          </table:table-cell>
          <table:table-cell office:value-type="float" office:value="3.0454695224762" calcext:value-type="float">
            <text:p>3,0454695224762</text:p>
          </table:table-cell>
          <table:table-cell office:value-type="float" office:value="6.03414326906204" calcext:value-type="float">
            <text:p>6,03414326906204</text:p>
          </table:table-cell>
        </table:table-row>
        <table:table-row table:style-name="ro1">
          <table:table-cell office:value-type="float" office:value="13.3320456370711" calcext:value-type="float">
            <text:p>13,3320456370711</text:p>
          </table:table-cell>
          <table:table-cell office:value-type="float" office:value="5.62581745907664" calcext:value-type="float">
            <text:p>5,62581745907664</text:p>
          </table:table-cell>
          <table:table-cell office:value-type="float" office:value="1.13741727545857" calcext:value-type="float">
            <text:p>1,13741727545857</text:p>
          </table:table-cell>
          <table:table-cell office:value-type="float" office:value="5.20282285287976" calcext:value-type="float">
            <text:p>5,20282285287976</text:p>
          </table:table-cell>
        </table:table-row>
        <table:table-row table:style-name="ro1">
          <table:table-cell office:value-type="float" office:value="0.614867312833667" calcext:value-type="float">
            <text:p>0,614867312833667</text:p>
          </table:table-cell>
          <table:table-cell office:value-type="float" office:value="4.70264675095677" calcext:value-type="float">
            <text:p>4,70264675095677</text:p>
          </table:table-cell>
          <table:table-cell office:value-type="float" office:value="0.809375429525971" calcext:value-type="float">
            <text:p>0,809375429525971</text:p>
          </table:table-cell>
          <table:table-cell office:value-type="float" office:value="11.5204304456711" calcext:value-type="float">
            <text:p>11,5204304456711</text:p>
          </table:table-cell>
        </table:table-row>
        <table:table-row table:style-name="ro1">
          <table:table-cell office:value-type="float" office:value="2.74465349502862" calcext:value-type="float">
            <text:p>2,74465349502862</text:p>
          </table:table-cell>
          <table:table-cell office:value-type="float" office:value="5.80887030810118" calcext:value-type="float">
            <text:p>5,80887030810118</text:p>
          </table:table-cell>
          <table:table-cell office:value-type="float" office:value="2.5670959148556" calcext:value-type="float">
            <text:p>2,5670959148556</text:p>
          </table:table-cell>
          <table:table-cell office:value-type="float" office:value="8.80100019276142" calcext:value-type="float">
            <text:p>8,80100019276142</text:p>
          </table:table-cell>
        </table:table-row>
        <table:table-row table:style-name="ro1">
          <table:table-cell office:value-type="float" office:value="4.94041107594967" calcext:value-type="float">
            <text:p>4,94041107594967</text:p>
          </table:table-cell>
          <table:table-cell office:value-type="float" office:value="6.86489930376411" calcext:value-type="float">
            <text:p>6,86489930376411</text:p>
          </table:table-cell>
          <table:table-cell office:value-type="float" office:value="4.80723893269897" calcext:value-type="float">
            <text:p>4,80723893269897</text:p>
          </table:table-cell>
          <table:table-cell office:value-type="float" office:value="5.82176866009831" calcext:value-type="float">
            <text:p>5,82176866009831</text:p>
          </table:table-cell>
        </table:table-row>
        <table:table-row table:style-name="ro1">
          <table:table-cell office:value-type="float" office:value="0.473172898637131" calcext:value-type="float">
            <text:p>0,473172898637131</text:p>
          </table:table-cell>
          <table:table-cell office:value-type="float" office:value="7.22788460552692" calcext:value-type="float">
            <text:p>7,22788460552692</text:p>
          </table:table-cell>
          <table:table-cell office:value-type="float" office:value="3.73104214668274" calcext:value-type="float">
            <text:p>3,73104214668274</text:p>
          </table:table-cell>
          <table:table-cell office:value-type="float" office:value="5.38486847653985" calcext:value-type="float">
            <text:p>5,38486847653985</text:p>
          </table:table-cell>
        </table:table-row>
        <table:table-row table:style-name="ro1">
          <table:table-cell office:value-type="float" office:value="0.42144616600126" calcext:value-type="float">
            <text:p>0,42144616600126</text:p>
          </table:table-cell>
          <table:table-cell office:value-type="float" office:value="6.65945280343294" calcext:value-type="float">
            <text:p>6,65945280343294</text:p>
          </table:table-cell>
          <table:table-cell office:value-type="float" office:value="2.73202382959425" calcext:value-type="float">
            <text:p>2,73202382959425</text:p>
          </table:table-cell>
          <table:table-cell office:value-type="float" office:value="6.93419389426708" calcext:value-type="float">
            <text:p>6,93419389426708</text:p>
          </table:table-cell>
        </table:table-row>
        <table:table-row table:style-name="ro1">
          <table:table-cell office:value-type="float" office:value="0.51238207379356" calcext:value-type="float">
            <text:p>0,51238207379356</text:p>
          </table:table-cell>
          <table:table-cell office:value-type="float" office:value="6.35818392038345" calcext:value-type="float">
            <text:p>6,35818392038345</text:p>
          </table:table-cell>
          <table:table-cell office:value-type="float" office:value="2.52246996387839" calcext:value-type="float">
            <text:p>2,52246996387839</text:p>
          </table:table-cell>
          <table:table-cell office:value-type="float" office:value="10.6670083478093" calcext:value-type="float">
            <text:p>10,6670083478093</text:p>
          </table:table-cell>
        </table:table-row>
        <table:table-row table:style-name="ro1">
          <table:table-cell office:value-type="float" office:value="0.407466170145199" calcext:value-type="float">
            <text:p>0,407466170145199</text:p>
          </table:table-cell>
          <table:table-cell office:value-type="float" office:value="7.72038381546736" calcext:value-type="float">
            <text:p>7,72038381546736</text:p>
          </table:table-cell>
          <table:table-cell office:value-type="float" office:value="6.04439526796341" calcext:value-type="float">
            <text:p>6,04439526796341</text:p>
          </table:table-cell>
          <table:table-cell office:value-type="float" office:value="5.47173665836453" calcext:value-type="float">
            <text:p>5,47173665836453</text:p>
          </table:table-cell>
        </table:table-row>
        <table:table-row table:style-name="ro1">
          <table:table-cell office:value-type="float" office:value="0.291802891297266" calcext:value-type="float">
            <text:p>0,291802891297266</text:p>
          </table:table-cell>
          <table:table-cell office:value-type="float" office:value="6.42995722591877" calcext:value-type="float">
            <text:p>6,42995722591877</text:p>
          </table:table-cell>
          <table:table-cell office:value-type="float" office:value="3.33636230789125" calcext:value-type="float">
            <text:p>3,33636230789125</text:p>
          </table:table-cell>
          <table:table-cell office:value-type="float" office:value="6.7579192109406" calcext:value-type="float">
            <text:p>6,7579192109406</text:p>
          </table:table-cell>
        </table:table-row>
        <table:table-row table:style-name="ro1">
          <table:table-cell office:value-type="float" office:value="0.179808819666505" calcext:value-type="float">
            <text:p>0,179808819666505</text:p>
          </table:table-cell>
          <table:table-cell office:value-type="float" office:value="7.38089112564921" calcext:value-type="float">
            <text:p>7,38089112564921</text:p>
          </table:table-cell>
          <table:table-cell office:value-type="float" office:value="2.74863070808351" calcext:value-type="float">
            <text:p>2,74863070808351</text:p>
          </table:table-cell>
          <table:table-cell office:value-type="float" office:value="7.65636237338185" calcext:value-type="float">
            <text:p>7,65636237338185</text:p>
          </table:table-cell>
        </table:table-row>
        <table:table-row table:style-name="ro1">
          <table:table-cell office:value-type="float" office:value="0.340479076839983" calcext:value-type="float">
            <text:p>0,340479076839983</text:p>
          </table:table-cell>
          <table:table-cell office:value-type="float" office:value="6.87594572082162" calcext:value-type="float">
            <text:p>6,87594572082162</text:p>
          </table:table-cell>
          <table:table-cell office:value-type="float" office:value="2.22821463830769" calcext:value-type="float">
            <text:p>2,22821463830769</text:p>
          </table:table-cell>
          <table:table-cell office:value-type="float" office:value="5.84526499733329" calcext:value-type="float">
            <text:p>5,84526499733329</text:p>
          </table:table-cell>
        </table:table-row>
        <table:table-row table:style-name="ro1">
          <table:table-cell office:value-type="float" office:value="0.560508342459798" calcext:value-type="float">
            <text:p>0,560508342459798</text:p>
          </table:table-cell>
          <table:table-cell office:value-type="float" office:value="7.89943244308233" calcext:value-type="float">
            <text:p>7,89943244308233</text:p>
          </table:table-cell>
          <table:table-cell office:value-type="float" office:value="3.45193454995751" calcext:value-type="float">
            <text:p>3,45193454995751</text:p>
          </table:table-cell>
          <table:table-cell office:value-type="float" office:value="10.2278040722013" calcext:value-type="float">
            <text:p>10,2278040722013</text:p>
          </table:table-cell>
        </table:table-row>
        <table:table-row table:style-name="ro1">
          <table:table-cell office:value-type="float" office:value="2.72738095372915" calcext:value-type="float">
            <text:p>2,72738095372915</text:p>
          </table:table-cell>
          <table:table-cell office:value-type="float" office:value="5.6268535554409" calcext:value-type="float">
            <text:p>5,6268535554409</text:p>
          </table:table-cell>
          <table:table-cell office:value-type="float" office:value="2.35054804943502" calcext:value-type="float">
            <text:p>2,35054804943502</text:p>
          </table:table-cell>
          <table:table-cell office:value-type="float" office:value="8.25061462819576" calcext:value-type="float">
            <text:p>8,25061462819576</text:p>
          </table:table-cell>
        </table:table-row>
        <table:table-row table:style-name="ro1">
          <table:table-cell office:value-type="float" office:value="3.45238670706749" calcext:value-type="float">
            <text:p>3,45238670706749</text:p>
          </table:table-cell>
          <table:table-cell office:value-type="float" office:value="6.85935001820326" calcext:value-type="float">
            <text:p>6,85935001820326</text:p>
          </table:table-cell>
          <table:table-cell office:value-type="float" office:value="2.64101172797382" calcext:value-type="float">
            <text:p>2,64101172797382</text:p>
          </table:table-cell>
          <table:table-cell office:value-type="float" office:value="7.2861616499722" calcext:value-type="float">
            <text:p>7,2861616499722</text:p>
          </table:table-cell>
        </table:table-row>
        <table:table-row table:style-name="ro1">
          <table:table-cell office:value-type="float" office:value="6.17174757644534" calcext:value-type="float">
            <text:p>6,17174757644534</text:p>
          </table:table-cell>
          <table:table-cell office:value-type="float" office:value="5.50231384113431" calcext:value-type="float">
            <text:p>5,50231384113431</text:p>
          </table:table-cell>
          <table:table-cell office:value-type="float" office:value="2.18764436431229" calcext:value-type="float">
            <text:p>2,18764436431229</text:p>
          </table:table-cell>
          <table:table-cell office:value-type="float" office:value="4.33885212987661" calcext:value-type="float">
            <text:p>4,33885212987661</text:p>
          </table:table-cell>
        </table:table-row>
        <table:table-row table:style-name="ro1">
          <table:table-cell office:value-type="float" office:value="8.44041164964438" calcext:value-type="float">
            <text:p>8,44041164964438</text:p>
          </table:table-cell>
          <table:table-cell office:value-type="float" office:value="6.83927349746227" calcext:value-type="float">
            <text:p>6,83927349746227</text:p>
          </table:table-cell>
          <table:table-cell office:value-type="float" office:value="2.61556333862245" calcext:value-type="float">
            <text:p>2,61556333862245</text:p>
          </table:table-cell>
          <table:table-cell office:value-type="float" office:value="7.90778268128634" calcext:value-type="float">
            <text:p>7,90778268128634</text:p>
          </table:table-cell>
        </table:table-row>
        <table:table-row table:style-name="ro1">
          <table:table-cell office:value-type="float" office:value="1.04550807736814" calcext:value-type="float">
            <text:p>1,04550807736814</text:p>
          </table:table-cell>
          <table:table-cell office:value-type="float" office:value="4.62730834260583" calcext:value-type="float">
            <text:p>4,62730834260583</text:p>
          </table:table-cell>
          <table:table-cell office:value-type="float" office:value="1.49507750757039" calcext:value-type="float">
            <text:p>1,49507750757039</text:p>
          </table:table-cell>
          <table:table-cell office:value-type="float" office:value="10.8668599277735" calcext:value-type="float">
            <text:p>10,8668599277735</text:p>
          </table:table-cell>
        </table:table-row>
        <table:table-row table:style-name="ro1">
          <table:table-cell office:value-type="float" office:value="4.58068447187543" calcext:value-type="float">
            <text:p>4,58068447187543</text:p>
          </table:table-cell>
          <table:table-cell office:value-type="float" office:value="6.72070076689124" calcext:value-type="float">
            <text:p>6,72070076689124</text:p>
          </table:table-cell>
          <table:table-cell office:value-type="float" office:value="2.17375694774091" calcext:value-type="float">
            <text:p>2,17375694774091</text:p>
          </table:table-cell>
          <table:table-cell office:value-type="float" office:value="8.15464928746223" calcext:value-type="float">
            <text:p>8,15464928746223</text:p>
          </table:table-cell>
        </table:table-row>
        <table:table-row table:style-name="ro1">
          <table:table-cell office:value-type="float" office:value="5.3896619938314" calcext:value-type="float">
            <text:p>5,3896619938314</text:p>
          </table:table-cell>
          <table:table-cell office:value-type="float" office:value="7.84180965274572" calcext:value-type="float">
            <text:p>7,84180965274572</text:p>
          </table:table-cell>
          <table:table-cell office:value-type="float" office:value="1.89023511484265" calcext:value-type="float">
            <text:p>1,89023511484265</text:p>
          </table:table-cell>
          <table:table-cell office:value-type="float" office:value="6.98741571977735" calcext:value-type="float">
            <text:p>6,98741571977735</text:p>
          </table:table-cell>
        </table:table-row>
        <table:table-row table:style-name="ro1">
          <table:table-cell office:value-type="float" office:value="1.07075902633369" calcext:value-type="float">
            <text:p>1,07075902633369</text:p>
          </table:table-cell>
          <table:table-cell office:value-type="float" office:value="4.75133443251252" calcext:value-type="float">
            <text:p>4,75133443251252</text:p>
          </table:table-cell>
          <table:table-cell office:value-type="float" office:value="1.11800304148346" calcext:value-type="float">
            <text:p>1,11800304148346</text:p>
          </table:table-cell>
          <table:table-cell office:value-type="float" office:value="9.46741085499525" calcext:value-type="float">
            <text:p>9,46741085499525</text:p>
          </table:table-cell>
        </table:table-row>
        <table:table-row table:style-name="ro1">
          <table:table-cell office:value-type="float" office:value="5.75130619108677" calcext:value-type="float">
            <text:p>5,75130619108677</text:p>
          </table:table-cell>
          <table:table-cell office:value-type="float" office:value="6.67431205511093" calcext:value-type="float">
            <text:p>6,67431205511093</text:p>
          </table:table-cell>
          <table:table-cell office:value-type="float" office:value="3.41755733825266" calcext:value-type="float">
            <text:p>3,41755733825266</text:p>
          </table:table-cell>
          <table:table-cell office:value-type="float" office:value="10.0868865847588" calcext:value-type="float">
            <text:p>10,0868865847588</text:p>
          </table:table-cell>
        </table:table-row>
        <table:table-row table:style-name="ro1">
          <table:table-cell office:value-type="float" office:value="8.39489698410034" calcext:value-type="float">
            <text:p>8,39489698410034</text:p>
          </table:table-cell>
          <table:table-cell office:value-type="float" office:value="8.17048642784357" calcext:value-type="float">
            <text:p>8,17048642784357</text:p>
          </table:table-cell>
          <table:table-cell office:value-type="float" office:value="3.09350108727813" calcext:value-type="float">
            <text:p>3,09350108727813</text:p>
          </table:table-cell>
          <table:table-cell office:value-type="float" office:value="5.84073178470135" calcext:value-type="float">
            <text:p>5,84073178470135</text:p>
          </table:table-cell>
        </table:table-row>
        <table:table-row table:style-name="ro1">
          <table:table-cell office:value-type="float" office:value="15.0502352043986" calcext:value-type="float">
            <text:p>15,0502352043986</text:p>
          </table:table-cell>
          <table:table-cell office:value-type="float" office:value="7.0192008279264" calcext:value-type="float">
            <text:p>7,0192008279264</text:p>
          </table:table-cell>
          <table:table-cell office:value-type="float" office:value="2.27582710795105" calcext:value-type="float">
            <text:p>2,27582710795105</text:p>
          </table:table-cell>
          <table:table-cell office:value-type="float" office:value="5.65803097561002" calcext:value-type="float">
            <text:p>5,65803097561002</text:p>
          </table:table-cell>
        </table:table-row>
        <table:table-row table:style-name="ro1">
          <table:table-cell office:value-type="float" office:value="18.1316900998354" calcext:value-type="float">
            <text:p>18,1316900998354</text:p>
          </table:table-cell>
          <table:table-cell office:value-type="float" office:value="7.24506517872214" calcext:value-type="float">
            <text:p>7,24506517872214</text:p>
          </table:table-cell>
          <table:table-cell office:value-type="float" office:value="1.67706748470664" calcext:value-type="float">
            <text:p>1,67706748470664</text:p>
          </table:table-cell>
          <table:table-cell office:value-type="float" office:value="5.1041841506958" calcext:value-type="float">
            <text:p>5,1041841506958</text:p>
          </table:table-cell>
        </table:table-row>
        <table:table-row table:style-name="ro1">
          <table:table-cell office:value-type="float" office:value="20.0046114623547" calcext:value-type="float">
            <text:p>20,0046114623547</text:p>
          </table:table-cell>
          <table:table-cell office:value-type="float" office:value="9.76836495101452" calcext:value-type="float">
            <text:p>9,76836495101452</text:p>
          </table:table-cell>
          <table:table-cell office:value-type="float" office:value="2.53394432365894" calcext:value-type="float">
            <text:p>2,53394432365894</text:p>
          </table:table-cell>
          <table:table-cell office:value-type="float" office:value="4.69584576785564" calcext:value-type="float">
            <text:p>4,69584576785564</text:p>
          </table:table-cell>
        </table:table-row>
        <table:table-row table:style-name="ro1">
          <table:table-cell office:value-type="float" office:value="20.9606662392616" calcext:value-type="float">
            <text:p>20,9606662392616</text:p>
          </table:table-cell>
          <table:table-cell office:value-type="float" office:value="6.13580085337162" calcext:value-type="float">
            <text:p>6,13580085337162</text:p>
          </table:table-cell>
          <table:table-cell office:value-type="float" office:value="3.45567590557039" calcext:value-type="float">
            <text:p>3,45567590557039</text:p>
          </table:table-cell>
          <table:table-cell office:value-type="float" office:value="8.53305589407682" calcext:value-type="float">
            <text:p>8,53305589407682</text:p>
          </table:table-cell>
        </table:table-row>
        <table:table-row table:style-name="ro1">
          <table:table-cell office:value-type="float" office:value="15.0856962427497" calcext:value-type="float">
            <text:p>15,0856962427497</text:p>
          </table:table-cell>
          <table:table-cell office:value-type="float" office:value="6.49270880967379" calcext:value-type="float">
            <text:p>6,49270880967379</text:p>
          </table:table-cell>
          <table:table-cell office:value-type="float" office:value="2.20124912448227" calcext:value-type="float">
            <text:p>2,20124912448227</text:p>
          </table:table-cell>
          <table:table-cell office:value-type="float" office:value="13.6527959257364" calcext:value-type="float">
            <text:p>13,6527959257364</text:p>
          </table:table-cell>
        </table:table-row>
        <table:table-row table:style-name="ro1">
          <table:table-cell office:value-type="float" office:value="14.3029876053333" calcext:value-type="float">
            <text:p>14,3029876053333</text:p>
          </table:table-cell>
          <table:table-cell office:value-type="float" office:value="7.33553012832999" calcext:value-type="float">
            <text:p>7,33553012832999</text:p>
          </table:table-cell>
          <table:table-cell office:value-type="float" office:value="2.23260652273893" calcext:value-type="float">
            <text:p>2,23260652273893</text:p>
          </table:table-cell>
          <table:table-cell office:value-type="float" office:value="12.3247178271413" calcext:value-type="float">
            <text:p>12,3247178271413</text:p>
          </table:table-cell>
        </table:table-row>
        <table:table-row table:style-name="ro1">
          <table:table-cell office:value-type="float" office:value="6.81561836972833" calcext:value-type="float">
            <text:p>6,81561836972833</text:p>
          </table:table-cell>
          <table:table-cell office:value-type="float" office:value="6.55453652143478" calcext:value-type="float">
            <text:p>6,55453652143478</text:p>
          </table:table-cell>
          <table:table-cell office:value-type="float" office:value="4.56588715314865" calcext:value-type="float">
            <text:p>4,56588715314865</text:p>
          </table:table-cell>
          <table:table-cell office:value-type="float" office:value="11.19055878371" calcext:value-type="float">
            <text:p>11,19055878371</text:p>
          </table:table-cell>
        </table:table-row>
        <table:table-row table:style-name="ro1">
          <table:table-cell office:value-type="float" office:value="0.434803572716191" calcext:value-type="float">
            <text:p>0,434803572716191</text:p>
          </table:table-cell>
          <table:table-cell office:value-type="float" office:value="9.78417415171862" calcext:value-type="float">
            <text:p>9,78417415171862</text:p>
          </table:table-cell>
          <table:table-cell office:value-type="float" office:value="2.55635543726385" calcext:value-type="float">
            <text:p>2,55635543726385</text:p>
          </table:table-cell>
          <table:table-cell office:value-type="float" office:value="8.35122913122177" calcext:value-type="float">
            <text:p>8,35122913122177</text:p>
          </table:table-cell>
        </table:table-row>
        <table:table-row table:style-name="ro1">
          <table:table-cell office:value-type="float" office:value="0.294249766739085" calcext:value-type="float">
            <text:p>0,294249766739085</text:p>
          </table:table-cell>
          <table:table-cell office:value-type="float" office:value="8.24159383773804" calcext:value-type="float">
            <text:p>8,24159383773804</text:p>
          </table:table-cell>
          <table:table-cell office:value-type="float" office:value="3.39556555263698" calcext:value-type="float">
            <text:p>3,39556555263698</text:p>
          </table:table-cell>
          <table:table-cell office:value-type="float" office:value="6.11283956095576" calcext:value-type="float">
            <text:p>6,11283956095576</text:p>
          </table:table-cell>
        </table:table-row>
        <table:table-row table:style-name="ro1">
          <table:table-cell office:value-type="float" office:value="0.203759700525552" calcext:value-type="float">
            <text:p>0,203759700525552</text:p>
          </table:table-cell>
          <table:table-cell office:value-type="float" office:value="7.93895032256842" calcext:value-type="float">
            <text:p>7,93895032256842</text:p>
          </table:table-cell>
          <table:table-cell office:value-type="float" office:value="4.30890591815114" calcext:value-type="float">
            <text:p>4,30890591815114</text:p>
          </table:table-cell>
          <table:table-cell office:value-type="float" office:value="6.37453375384212" calcext:value-type="float">
            <text:p>6,37453375384212</text:p>
          </table:table-cell>
        </table:table-row>
        <table:table-row table:style-name="ro1">
          <table:table-cell office:value-type="float" office:value="0.202750030439347" calcext:value-type="float">
            <text:p>0,202750030439347</text:p>
          </table:table-cell>
          <table:table-cell office:value-type="float" office:value="7.11420876905322" calcext:value-type="float">
            <text:p>7,11420876905322</text:p>
          </table:table-cell>
          <table:table-cell office:value-type="float" office:value="4.16918052360416" calcext:value-type="float">
            <text:p>4,16918052360416</text:p>
          </table:table-cell>
          <table:table-cell office:value-type="float" office:value="6.13742787390947" calcext:value-type="float">
            <text:p>6,13742787390947</text:p>
          </table:table-cell>
        </table:table-row>
        <table:table-row table:style-name="ro1">
          <table:table-cell office:value-type="float" office:value="0.125449616461992" calcext:value-type="float">
            <text:p>0,125449616461992</text:p>
          </table:table-cell>
          <table:table-cell office:value-type="float" office:value="4.92488732561469" calcext:value-type="float">
            <text:p>4,92488732561469</text:p>
          </table:table-cell>
          <table:table-cell office:value-type="float" office:value="9.37032233923674" calcext:value-type="float">
            <text:p>9,37032233923674</text:p>
          </table:table-cell>
          <table:table-cell office:value-type="float" office:value="4.52365074306727" calcext:value-type="float">
            <text:p>4,52365074306727</text:p>
          </table:table-cell>
        </table:table-row>
        <table:table-row table:style-name="ro1">
          <table:table-cell office:value-type="float" office:value="0.17861019296106" calcext:value-type="float">
            <text:p>0,17861019296106</text:p>
          </table:table-cell>
          <table:table-cell office:value-type="float" office:value="5.86955435574055" calcext:value-type="float">
            <text:p>5,86955435574055</text:p>
          </table:table-cell>
          <table:table-cell office:value-type="float" office:value="6.65996503084898" calcext:value-type="float">
            <text:p>6,65996503084898</text:p>
          </table:table-cell>
          <table:table-cell office:value-type="float" office:value="4.52800327911973" calcext:value-type="float">
            <text:p>4,52800327911973</text:p>
          </table:table-cell>
        </table:table-row>
        <table:table-row table:style-name="ro1">
          <table:table-cell office:value-type="float" office:value="0.196969936951064" calcext:value-type="float">
            <text:p>0,196969936951064</text:p>
          </table:table-cell>
          <table:table-cell office:value-type="float" office:value="4.78296214714646" calcext:value-type="float">
            <text:p>4,78296214714646</text:p>
          </table:table-cell>
          <table:table-cell office:value-type="float" office:value="10.6816934421659" calcext:value-type="float">
            <text:p>10,6816934421659</text:p>
          </table:table-cell>
          <table:table-cell office:value-type="float" office:value="6.57929666340351" calcext:value-type="float">
            <text:p>6,57929666340351</text:p>
          </table:table-cell>
        </table:table-row>
        <table:table-row table:style-name="ro1">
          <table:table-cell office:value-type="float" office:value="0.251124874921516" calcext:value-type="float">
            <text:p>0,251124874921516</text:p>
          </table:table-cell>
          <table:table-cell office:value-type="float" office:value="5.4998230189085" calcext:value-type="float">
            <text:p>5,4998230189085</text:p>
          </table:table-cell>
          <table:table-cell office:value-type="float" office:value="8.16071312874556" calcext:value-type="float">
            <text:p>8,16071312874556</text:p>
          </table:table-cell>
          <table:table-cell office:value-type="float" office:value="6.89546065405011" calcext:value-type="float">
            <text:p>6,89546065405011</text:p>
          </table:table-cell>
        </table:table-row>
        <table:table-row table:style-name="ro1">
          <table:table-cell office:value-type="float" office:value="0.337609060807154" calcext:value-type="float">
            <text:p>0,337609060807154</text:p>
          </table:table-cell>
          <table:table-cell office:value-type="float" office:value="6.99811102822423" calcext:value-type="float">
            <text:p>6,99811102822423</text:p>
          </table:table-cell>
          <table:table-cell office:value-type="float" office:value="4.82156174257398" calcext:value-type="float">
            <text:p>4,82156174257398</text:p>
          </table:table-cell>
          <table:table-cell office:value-type="float" office:value="4.79053938761354" calcext:value-type="float">
            <text:p>4,79053938761354</text:p>
          </table:table-cell>
        </table:table-row>
        <table:table-row table:style-name="ro1">
          <table:table-cell office:value-type="float" office:value="0.151602376718074" calcext:value-type="float">
            <text:p>0,151602376718074</text:p>
          </table:table-cell>
          <table:table-cell office:value-type="float" office:value="6.09643803909421" calcext:value-type="float">
            <text:p>6,09643803909421</text:p>
          </table:table-cell>
          <table:table-cell office:value-type="float" office:value="3.7164764944464" calcext:value-type="float">
            <text:p>3,7164764944464</text:p>
          </table:table-cell>
          <table:table-cell office:value-type="float" office:value="5.47277601435781" calcext:value-type="float">
            <text:p>5,47277601435781</text:p>
          </table:table-cell>
        </table:table-row>
        <table:table-row table:style-name="ro1">
          <table:table-cell office:value-type="float" office:value="0.708372564986348" calcext:value-type="float">
            <text:p>0,708372564986348</text:p>
          </table:table-cell>
          <table:table-cell office:value-type="float" office:value="5.53251802921295" calcext:value-type="float">
            <text:p>5,53251802921295</text:p>
          </table:table-cell>
          <table:table-cell office:value-type="float" office:value="1.40583061147481" calcext:value-type="float">
            <text:p>1,40583061147481</text:p>
          </table:table-cell>
          <table:table-cell office:value-type="float" office:value="5.7116081006825" calcext:value-type="float">
            <text:p>5,7116081006825</text:p>
          </table:table-cell>
        </table:table-row>
        <table:table-row table:style-name="ro1">
          <table:table-cell office:value-type="float" office:value="0.17217977438122" calcext:value-type="float">
            <text:p>0,17217977438122</text:p>
          </table:table-cell>
          <table:table-cell office:value-type="float" office:value="2.99614877440035" calcext:value-type="float">
            <text:p>2,99614877440035</text:p>
          </table:table-cell>
          <table:table-cell office:value-type="float" office:value="0.745615863706917" calcext:value-type="float">
            <text:p>0,745615863706917</text:p>
          </table:table-cell>
          <table:table-cell office:value-type="float" office:value="2.11284519173205" calcext:value-type="float">
            <text:p>2,11284519173205</text:p>
          </table:table-cell>
        </table:table-row>
        <table:table-row table:style-name="ro1">
          <table:table-cell office:value-type="float" office:value="0.353924813680351" calcext:value-type="float">
            <text:p>0,353924813680351</text:p>
          </table:table-cell>
          <table:table-cell office:value-type="float" office:value="6.38303905725479" calcext:value-type="float">
            <text:p>6,38303905725479</text:p>
          </table:table-cell>
          <table:table-cell office:value-type="float" office:value="2.24658916704357" calcext:value-type="float">
            <text:p>2,24658916704357</text:p>
          </table:table-cell>
          <table:table-cell office:value-type="float" office:value="7.90406949818134" calcext:value-type="float">
            <text:p>7,90406949818134</text:p>
          </table:table-cell>
        </table:table-row>
        <table:table-row table:style-name="ro1">
          <table:table-cell office:value-type="float" office:value="1.53519655577838" calcext:value-type="float">
            <text:p>1,53519655577838</text:p>
          </table:table-cell>
          <table:table-cell office:value-type="float" office:value="8.43138433992863" calcext:value-type="float">
            <text:p>8,43138433992863</text:p>
          </table:table-cell>
          <table:table-cell office:value-type="float" office:value="1.70986738521606" calcext:value-type="float">
            <text:p>1,70986738521606</text:p>
          </table:table-cell>
          <table:table-cell office:value-type="float" office:value="9.48346965014935" calcext:value-type="float">
            <text:p>9,48346965014935</text:p>
          </table:table-cell>
        </table:table-row>
        <table:table-row table:style-name="ro1">
          <table:table-cell office:value-type="float" office:value="1.59702112432569" calcext:value-type="float">
            <text:p>1,59702112432569</text:p>
          </table:table-cell>
          <table:table-cell office:value-type="float" office:value="7.17931799590588" calcext:value-type="float">
            <text:p>7,17931799590588</text:p>
          </table:table-cell>
          <table:table-cell office:value-type="float" office:value="2.18053138814867" calcext:value-type="float">
            <text:p>2,18053138814867</text:p>
          </table:table-cell>
          <table:table-cell office:value-type="float" office:value="4.85079875215888" calcext:value-type="float">
            <text:p>4,85079875215888</text:p>
          </table:table-cell>
        </table:table-row>
        <table:table-row table:style-name="ro1">
          <table:table-cell office:value-type="float" office:value="0.773708336055279" calcext:value-type="float">
            <text:p>0,773708336055279</text:p>
          </table:table-cell>
          <table:table-cell office:value-type="float" office:value="5.94036979600787" calcext:value-type="float">
            <text:p>5,94036979600787</text:p>
          </table:table-cell>
          <table:table-cell office:value-type="float" office:value="5.43137965723872" calcext:value-type="float">
            <text:p>5,43137965723872</text:p>
          </table:table-cell>
          <table:table-cell office:value-type="float" office:value="9.79806948453188" calcext:value-type="float">
            <text:p>9,79806948453188</text:p>
          </table:table-cell>
        </table:table-row>
        <table:table-row table:style-name="ro1">
          <table:table-cell office:value-type="float" office:value="1.57589768059552" calcext:value-type="float">
            <text:p>1,57589768059552</text:p>
          </table:table-cell>
          <table:table-cell office:value-type="float" office:value="6.4233778975904" calcext:value-type="float">
            <text:p>6,4233778975904</text:p>
          </table:table-cell>
          <table:table-cell office:value-type="float" office:value="2.62567424215376" calcext:value-type="float">
            <text:p>2,62567424215376</text:p>
          </table:table-cell>
          <table:table-cell office:value-type="float" office:value="11.118333786726" calcext:value-type="float">
            <text:p>11,118333786726</text:p>
          </table:table-cell>
        </table:table-row>
        <table:table-row table:style-name="ro1">
          <table:table-cell office:value-type="float" office:value="0.363698520231992" calcext:value-type="float">
            <text:p>0,363698520231992</text:p>
          </table:table-cell>
          <table:table-cell office:value-type="float" office:value="8.90740938484669" calcext:value-type="float">
            <text:p>8,90740938484669</text:p>
          </table:table-cell>
          <table:table-cell office:value-type="float" office:value="1.94427825044841" calcext:value-type="float">
            <text:p>1,94427825044841</text:p>
          </table:table-cell>
          <table:table-cell office:value-type="float" office:value="7.49049661681056" calcext:value-type="float">
            <text:p>7,49049661681056</text:p>
          </table:table-cell>
        </table:table-row>
        <table:table-row table:style-name="ro1">
          <table:table-cell office:value-type="float" office:value="0.574578356463462" calcext:value-type="float">
            <text:p>0,574578356463462</text:p>
          </table:table-cell>
          <table:table-cell office:value-type="float" office:value="7.22039630636573" calcext:value-type="float">
            <text:p>7,22039630636573</text:p>
          </table:table-cell>
          <table:table-cell office:value-type="float" office:value="3.10444901697338" calcext:value-type="float">
            <text:p>3,10444901697338</text:p>
          </table:table-cell>
          <table:table-cell office:value-type="float" office:value="6.31995545700192" calcext:value-type="float">
            <text:p>6,31995545700192</text:p>
          </table:table-cell>
        </table:table-row>
        <table:table-row table:style-name="ro1">
          <table:table-cell office:value-type="float" office:value="0.475639913929626" calcext:value-type="float">
            <text:p>0,475639913929626</text:p>
          </table:table-cell>
          <table:table-cell office:value-type="float" office:value="7.75582902133465" calcext:value-type="float">
            <text:p>7,75582902133465</text:p>
          </table:table-cell>
          <table:table-cell office:value-type="float" office:value="4.18596668168902" calcext:value-type="float">
            <text:p>4,18596668168902</text:p>
          </table:table-cell>
          <table:table-cell office:value-type="float" office:value="3.19708720780909" calcext:value-type="float">
            <text:p>3,19708720780909</text:p>
          </table:table-cell>
        </table:table-row>
        <table:table-row table:style-name="ro1">
          <table:table-cell office:value-type="float" office:value="1.15928251761943" calcext:value-type="float">
            <text:p>1,15928251761943</text:p>
          </table:table-cell>
          <table:table-cell office:value-type="float" office:value="6.6615124233067" calcext:value-type="float">
            <text:p>6,6615124233067</text:p>
          </table:table-cell>
          <table:table-cell office:value-type="float" office:value="3.05743678472936" calcext:value-type="float">
            <text:p>3,05743678472936</text:p>
          </table:table-cell>
          <table:table-cell office:value-type="float" office:value="6.21649157255888" calcext:value-type="float">
            <text:p>6,21649157255888</text:p>
          </table:table-cell>
        </table:table-row>
        <table:table-row table:style-name="ro1">
          <table:table-cell office:value-type="float" office:value="0.220448899199255" calcext:value-type="float">
            <text:p>0,220448899199255</text:p>
          </table:table-cell>
          <table:table-cell office:value-type="float" office:value="6.15198351442814" calcext:value-type="float">
            <text:p>6,15198351442814</text:p>
          </table:table-cell>
          <table:table-cell office:value-type="float" office:value="2.18423758633435" calcext:value-type="float">
            <text:p>2,18423758633435</text:p>
          </table:table-cell>
          <table:table-cell office:value-type="float" office:value="6.99628191068769" calcext:value-type="float">
            <text:p>6,99628191068769</text:p>
          </table:table-cell>
        </table:table-row>
        <table:table-row table:style-name="ro1">
          <table:table-cell office:value-type="float" office:value="0.191327693755738" calcext:value-type="float">
            <text:p>0,191327693755738</text:p>
          </table:table-cell>
          <table:table-cell office:value-type="float" office:value="6.75915740430355" calcext:value-type="float">
            <text:p>6,75915740430355</text:p>
          </table:table-cell>
          <table:table-cell office:value-type="float" office:value="3.83772631175816" calcext:value-type="float">
            <text:p>3,83772631175816</text:p>
          </table:table-cell>
          <table:table-cell office:value-type="float" office:value="6.10192585736513" calcext:value-type="float">
            <text:p>6,10192585736513</text:p>
          </table:table-cell>
        </table:table-row>
        <table:table-row table:style-name="ro1">
          <table:table-cell office:value-type="float" office:value="0.209373130928725" calcext:value-type="float">
            <text:p>0,209373130928725</text:p>
          </table:table-cell>
          <table:table-cell office:value-type="float" office:value="6.75368262454867" calcext:value-type="float">
            <text:p>6,75368262454867</text:p>
          </table:table-cell>
          <table:table-cell office:value-type="float" office:value="3.87283251620829" calcext:value-type="float">
            <text:p>3,87283251620829</text:p>
          </table:table-cell>
          <table:table-cell office:value-type="float" office:value="5.25059318169951" calcext:value-type="float">
            <text:p>5,25059318169951</text:p>
          </table:table-cell>
        </table:table-row>
        <table:table-row table:style-name="ro1">
          <table:table-cell office:value-type="float" office:value="0.232264152145945" calcext:value-type="float">
            <text:p>0,232264152145945</text:p>
          </table:table-cell>
          <table:table-cell office:value-type="float" office:value="5.46711264178157" calcext:value-type="float">
            <text:p>5,46711264178157</text:p>
          </table:table-cell>
          <table:table-cell office:value-type="float" office:value="1.368950586766" calcext:value-type="float">
            <text:p>1,368950586766</text:p>
          </table:table-cell>
          <table:table-cell office:value-type="float" office:value="11.0426200553775" calcext:value-type="float">
            <text:p>11,0426200553775</text:p>
          </table:table-cell>
        </table:table-row>
        <table:table-row table:style-name="ro1">
          <table:table-cell office:value-type="float" office:value="0.22028292005416" calcext:value-type="float">
            <text:p>0,22028292005416</text:p>
          </table:table-cell>
          <table:table-cell office:value-type="float" office:value="6.02877559140325" calcext:value-type="float">
            <text:p>6,02877559140325</text:p>
          </table:table-cell>
          <table:table-cell office:value-type="float" office:value="1.53017649427056" calcext:value-type="float">
            <text:p>1,53017649427056</text:p>
          </table:table-cell>
          <table:table-cell office:value-type="float" office:value="8.20678286254406" calcext:value-type="float">
            <text:p>8,20678286254406</text:p>
          </table:table-cell>
        </table:table-row>
        <table:table-row table:style-name="ro1">
          <table:table-cell office:value-type="float" office:value="1.16838526446372" calcext:value-type="float">
            <text:p>1,16838526446372</text:p>
          </table:table-cell>
          <table:table-cell office:value-type="float" office:value="9.29917301982641" calcext:value-type="float">
            <text:p>9,29917301982641</text:p>
          </table:table-cell>
          <table:table-cell office:value-type="float" office:value="3.29106138087809" calcext:value-type="float">
            <text:p>3,29106138087809</text:p>
          </table:table-cell>
          <table:table-cell office:value-type="float" office:value="10.8483778312802" calcext:value-type="float">
            <text:p>10,8483778312802</text:p>
          </table:table-cell>
        </table:table-row>
        <table:table-row table:style-name="ro1">
          <table:table-cell office:value-type="float" office:value="11.4061776548624" calcext:value-type="float">
            <text:p>11,4061776548624</text:p>
          </table:table-cell>
          <table:table-cell office:value-type="float" office:value="7.34397629275918" calcext:value-type="float">
            <text:p>7,34397629275918</text:p>
          </table:table-cell>
          <table:table-cell office:value-type="float" office:value="5.36066899076104" calcext:value-type="float">
            <text:p>5,36066899076104</text:p>
          </table:table-cell>
          <table:table-cell office:value-type="float" office:value="3.53763019666076" calcext:value-type="float">
            <text:p>3,53763019666076</text:p>
          </table:table-cell>
        </table:table-row>
        <table:table-row table:style-name="ro1">
          <table:table-cell office:value-type="float" office:value="2.60798702947795" calcext:value-type="float">
            <text:p>2,60798702947795</text:p>
          </table:table-cell>
          <table:table-cell office:value-type="float" office:value="6.70462055131793" calcext:value-type="float">
            <text:p>6,70462055131793</text:p>
          </table:table-cell>
          <table:table-cell office:value-type="float" office:value="3.12915979884565" calcext:value-type="float">
            <text:p>3,12915979884565</text:p>
          </table:table-cell>
          <table:table-cell office:value-type="float" office:value="12.0935151353478" calcext:value-type="float">
            <text:p>12,0935151353478</text:p>
          </table:table-cell>
        </table:table-row>
        <table:table-row table:style-name="ro1">
          <table:table-cell office:value-type="float" office:value="10.9389759600163" calcext:value-type="float">
            <text:p>10,9389759600163</text:p>
          </table:table-cell>
          <table:table-cell office:value-type="float" office:value="6.79747294634581" calcext:value-type="float">
            <text:p>6,79747294634581</text:p>
          </table:table-cell>
          <table:table-cell office:value-type="float" office:value="3.39887314476073" calcext:value-type="float">
            <text:p>3,39887314476073</text:p>
          </table:table-cell>
          <table:table-cell office:value-type="float" office:value="9.43329278379679" calcext:value-type="float">
            <text:p>9,43329278379679</text:p>
          </table:table-cell>
        </table:table-row>
        <table:table-row table:style-name="ro1">
          <table:table-cell office:value-type="float" office:value="18.5184739530087" calcext:value-type="float">
            <text:p>18,5184739530087</text:p>
          </table:table-cell>
          <table:table-cell office:value-type="float" office:value="6.6424710676074" calcext:value-type="float">
            <text:p>6,6424710676074</text:p>
          </table:table-cell>
          <table:table-cell office:value-type="float" office:value="3.16238543018699" calcext:value-type="float">
            <text:p>3,16238543018699</text:p>
          </table:table-cell>
          <table:table-cell office:value-type="float" office:value="6.25652074813843" calcext:value-type="float">
            <text:p>6,25652074813843</text:p>
          </table:table-cell>
        </table:table-row>
        <table:table-row table:style-name="ro1">
          <table:table-cell office:value-type="float" office:value="6.84399763122201" calcext:value-type="float">
            <text:p>6,84399763122201</text:p>
          </table:table-cell>
          <table:table-cell office:value-type="float" office:value="6.44396804273129" calcext:value-type="float">
            <text:p>6,44396804273129</text:p>
          </table:table-cell>
          <table:table-cell office:value-type="float" office:value="1.39955652412027" calcext:value-type="float">
            <text:p>1,39955652412027</text:p>
          </table:table-cell>
          <table:table-cell office:value-type="float" office:value="5.99363911896944" calcext:value-type="float">
            <text:p>5,99363911896944</text:p>
          </table:table-cell>
        </table:table-row>
        <table:table-row table:style-name="ro1">
          <table:table-cell office:value-type="float" office:value="10.721841827035" calcext:value-type="float">
            <text:p>10,721841827035</text:p>
          </table:table-cell>
          <table:table-cell office:value-type="float" office:value="4.12076059728861" calcext:value-type="float">
            <text:p>4,12076059728861</text:p>
          </table:table-cell>
          <table:table-cell office:value-type="float" office:value="1.13135913852602" calcext:value-type="float">
            <text:p>1,13135913852602</text:p>
          </table:table-cell>
          <table:table-cell office:value-type="float" office:value="5.63002051785588" calcext:value-type="float">
            <text:p>5,63002051785588</text:p>
          </table:table-cell>
        </table:table-row>
        <table:table-row table:style-name="ro1">
          <table:table-cell office:value-type="float" office:value="13.8978501781821" calcext:value-type="float">
            <text:p>13,8978501781821</text:p>
          </table:table-cell>
          <table:table-cell office:value-type="float" office:value="6.52019865810871" calcext:value-type="float">
            <text:p>6,52019865810871</text:p>
          </table:table-cell>
          <table:table-cell office:value-type="float" office:value="1.16261665243655" calcext:value-type="float">
            <text:p>1,16261665243655</text:p>
          </table:table-cell>
          <table:table-cell office:value-type="float" office:value="7.69750960171223" calcext:value-type="float">
            <text:p>7,69750960171223</text:p>
          </table:table-cell>
        </table:table-row>
        <table:table-row table:style-name="ro1">
          <table:table-cell office:value-type="float" office:value="20.0044438242912" calcext:value-type="float">
            <text:p>20,0044438242912</text:p>
          </table:table-cell>
          <table:table-cell office:value-type="float" office:value="5.65394945442677" calcext:value-type="float">
            <text:p>5,65394945442677</text:p>
          </table:table-cell>
          <table:table-cell office:value-type="float" office:value="0.875676283612847" calcext:value-type="float">
            <text:p>0,875676283612847</text:p>
          </table:table-cell>
          <table:table-cell office:value-type="float" office:value="6.60814484581351" calcext:value-type="float">
            <text:p>6,60814484581351</text:p>
          </table:table-cell>
        </table:table-row>
        <table:table-row table:style-name="ro1">
          <table:table-cell office:value-type="float" office:value="2.39691790193319" calcext:value-type="float">
            <text:p>2,39691790193319</text:p>
          </table:table-cell>
          <table:table-cell office:value-type="float" office:value="10.2668544277549" calcext:value-type="float">
            <text:p>10,2668544277549</text:p>
          </table:table-cell>
          <table:table-cell office:value-type="float" office:value="1.598114031367" calcext:value-type="float">
            <text:p>1,598114031367</text:p>
          </table:table-cell>
          <table:table-cell office:value-type="float" office:value="1.89644214697182" calcext:value-type="float">
            <text:p>1,89644214697182</text:p>
          </table:table-cell>
        </table:table-row>
        <table:table-row table:style-name="ro1">
          <table:table-cell office:value-type="float" office:value="0.506116426549852" calcext:value-type="float">
            <text:p>0,506116426549852</text:p>
          </table:table-cell>
          <table:table-cell office:value-type="float" office:value="7.689009886235" calcext:value-type="float">
            <text:p>7,689009886235</text:p>
          </table:table-cell>
          <table:table-cell office:value-type="float" office:value="3.66096920333803" calcext:value-type="float">
            <text:p>3,66096920333803</text:p>
          </table:table-cell>
          <table:table-cell office:value-type="float" office:value="4.80013387277722" calcext:value-type="float">
            <text:p>4,80013387277722</text:p>
          </table:table-cell>
        </table:table-row>
        <table:table-row table:style-name="ro1">
          <table:table-cell office:value-type="float" office:value="13.9457741752267" calcext:value-type="float">
            <text:p>13,9457741752267</text:p>
          </table:table-cell>
          <table:table-cell office:value-type="float" office:value="8.8302455842495" calcext:value-type="float">
            <text:p>8,8302455842495</text:p>
          </table:table-cell>
          <table:table-cell office:value-type="float" office:value="1.6252527711913" calcext:value-type="float">
            <text:p>1,6252527711913</text:p>
          </table:table-cell>
          <table:table-cell office:value-type="float" office:value="5.86800323799253" calcext:value-type="float">
            <text:p>5,86800323799253</text:p>
          </table:table-cell>
        </table:table-row>
        <table:table-row table:style-name="ro1">
          <table:table-cell office:value-type="float" office:value="8.50409548729658" calcext:value-type="float">
            <text:p>8,50409548729658</text:p>
          </table:table-cell>
          <table:table-cell office:value-type="float" office:value="9.61610395461321" calcext:value-type="float">
            <text:p>9,61610395461321</text:p>
          </table:table-cell>
          <table:table-cell office:value-type="float" office:value="0.990938977338374" calcext:value-type="float">
            <text:p>0,990938977338374</text:p>
          </table:table-cell>
          <table:table-cell office:value-type="float" office:value="3.83350113406777" calcext:value-type="float">
            <text:p>3,83350113406777</text:p>
          </table:table-cell>
        </table:table-row>
        <table:table-row table:style-name="ro1">
          <table:table-cell office:value-type="float" office:value="9.07430332154036" calcext:value-type="float">
            <text:p>9,07430332154036</text:p>
          </table:table-cell>
          <table:table-cell office:value-type="float" office:value="9.29578300565481" calcext:value-type="float">
            <text:p>9,29578300565481</text:p>
          </table:table-cell>
          <table:table-cell office:value-type="float" office:value="1.13975303247571" calcext:value-type="float">
            <text:p>1,13975303247571</text:p>
          </table:table-cell>
          <table:table-cell office:value-type="float" office:value="3.34839522838593" calcext:value-type="float">
            <text:p>3,34839522838593</text:p>
          </table:table-cell>
        </table:table-row>
        <table:table-row table:style-name="ro1">
          <table:table-cell office:value-type="float" office:value="13.3330263197422" calcext:value-type="float">
            <text:p>13,3330263197422</text:p>
          </table:table-cell>
          <table:table-cell office:value-type="float" office:value="7.07320915535092" calcext:value-type="float">
            <text:p>7,07320915535092</text:p>
          </table:table-cell>
          <table:table-cell office:value-type="float" office:value="1.28807977307588" calcext:value-type="float">
            <text:p>1,28807977307588</text:p>
          </table:table-cell>
          <table:table-cell office:value-type="float" office:value="3.83704924024642" calcext:value-type="float">
            <text:p>3,83704924024642</text:p>
          </table:table-cell>
        </table:table-row>
        <table:table-row table:style-name="ro1">
          <table:table-cell office:value-type="float" office:value="0.272119767032564" calcext:value-type="float">
            <text:p>0,272119767032564</text:p>
          </table:table-cell>
          <table:table-cell office:value-type="float" office:value="5.03094540908933" calcext:value-type="float">
            <text:p>5,03094540908933</text:p>
          </table:table-cell>
          <table:table-cell office:value-type="float" office:value="1.04042305611074" calcext:value-type="float">
            <text:p>1,04042305611074</text:p>
          </table:table-cell>
          <table:table-cell office:value-type="float" office:value="7.51165300607681" calcext:value-type="float">
            <text:p>7,51165300607681</text:p>
          </table:table-cell>
        </table:table-row>
        <table:table-row table:style-name="ro1">
          <table:table-cell office:value-type="float" office:value="0.222241360461339" calcext:value-type="float">
            <text:p>0,222241360461339</text:p>
          </table:table-cell>
          <table:table-cell office:value-type="float" office:value="4.82036964967847" calcext:value-type="float">
            <text:p>4,82036964967847</text:p>
          </table:table-cell>
          <table:table-cell office:value-type="float" office:value="1.28489872440696" calcext:value-type="float">
            <text:p>1,28489872440696</text:p>
          </table:table-cell>
          <table:table-cell office:value-type="float" office:value="9.76567529141903" calcext:value-type="float">
            <text:p>9,76567529141903</text:p>
          </table:table-cell>
        </table:table-row>
        <table:table-row table:style-name="ro1">
          <table:table-cell office:value-type="float" office:value="5.20850904285908" calcext:value-type="float">
            <text:p>5,20850904285908</text:p>
          </table:table-cell>
          <table:table-cell office:value-type="float" office:value="5.52373053506017" calcext:value-type="float">
            <text:p>5,52373053506017</text:p>
          </table:table-cell>
          <table:table-cell office:value-type="float" office:value="5.37086604163051" calcext:value-type="float">
            <text:p>5,37086604163051</text:p>
          </table:table-cell>
          <table:table-cell office:value-type="float" office:value="6.942686624825" calcext:value-type="float">
            <text:p>6,942686624825</text:p>
          </table:table-cell>
        </table:table-row>
        <table:table-row table:style-name="ro1">
          <table:table-cell office:value-type="float" office:value="0.61624520458281" calcext:value-type="float">
            <text:p>0,61624520458281</text:p>
          </table:table-cell>
          <table:table-cell office:value-type="float" office:value="7.9485522583127" calcext:value-type="float">
            <text:p>7,9485522583127</text:p>
          </table:table-cell>
          <table:table-cell office:value-type="float" office:value="3.04380059242249" calcext:value-type="float">
            <text:p>3,04380059242249</text:p>
          </table:table-cell>
          <table:table-cell office:value-type="float" office:value="9.23937186598778" calcext:value-type="float">
            <text:p>9,23937186598778</text:p>
          </table:table-cell>
        </table:table-row>
        <table:table-row table:style-name="ro1">
          <table:table-cell office:value-type="float" office:value="0.416948343627155" calcext:value-type="float">
            <text:p>0,416948343627155</text:p>
          </table:table-cell>
          <table:table-cell office:value-type="float" office:value="6.95414375513792" calcext:value-type="float">
            <text:p>6,95414375513792</text:p>
          </table:table-cell>
          <table:table-cell office:value-type="float" office:value="2.76777590624988" calcext:value-type="float">
            <text:p>2,76777590624988</text:p>
          </table:table-cell>
          <table:table-cell office:value-type="float" office:value="8.53786990046501" calcext:value-type="float">
            <text:p>8,53786990046501</text:p>
          </table:table-cell>
        </table:table-row>
        <table:table-row table:style-name="ro1">
          <table:table-cell office:value-type="float" office:value="0.485110358567908" calcext:value-type="float">
            <text:p>0,485110358567908</text:p>
          </table:table-cell>
          <table:table-cell office:value-type="float" office:value="6.13795081153512" calcext:value-type="float">
            <text:p>6,13795081153512</text:p>
          </table:table-cell>
          <table:table-cell office:value-type="float" office:value="1.9081219797954" calcext:value-type="float">
            <text:p>1,9081219797954</text:p>
          </table:table-cell>
          <table:table-cell office:value-type="float" office:value="9.85014718025923" calcext:value-type="float">
            <text:p>9,85014718025923</text:p>
          </table:table-cell>
        </table:table-row>
        <table:table-row table:style-name="ro1">
          <table:table-cell office:value-type="float" office:value="20.3861836344004" calcext:value-type="float">
            <text:p>20,3861836344004</text:p>
          </table:table-cell>
          <table:table-cell office:value-type="float" office:value="8.24386440217495" calcext:value-type="float">
            <text:p>8,24386440217495</text:p>
          </table:table-cell>
          <table:table-cell office:value-type="float" office:value="2.23040929995477" calcext:value-type="float">
            <text:p>2,23040929995477</text:p>
          </table:table-cell>
          <table:table-cell office:value-type="float" office:value="6.42059138044715" calcext:value-type="float">
            <text:p>6,42059138044715</text:p>
          </table:table-cell>
        </table:table-row>
        <table:table-row table:style-name="ro1">
          <table:table-cell office:value-type="float" office:value="21.2225783616304" calcext:value-type="float">
            <text:p>21,2225783616304</text:p>
          </table:table-cell>
          <table:table-cell office:value-type="float" office:value="5.80227840691805" calcext:value-type="float">
            <text:p>5,80227840691805</text:p>
          </table:table-cell>
          <table:table-cell office:value-type="float" office:value="2.44250986725092" calcext:value-type="float">
            <text:p>2,44250986725092</text:p>
          </table:table-cell>
          <table:table-cell office:value-type="float" office:value="7.02217081561685" calcext:value-type="float">
            <text:p>7,02217081561685</text:p>
          </table:table-cell>
        </table:table-row>
        <table:table-row table:style-name="ro1">
          <table:table-cell office:value-type="float" office:value="4.26814379170537" calcext:value-type="float">
            <text:p>4,26814379170537</text:p>
          </table:table-cell>
          <table:table-cell office:value-type="float" office:value="4.90296445786953" calcext:value-type="float">
            <text:p>4,90296445786953</text:p>
          </table:table-cell>
          <table:table-cell office:value-type="float" office:value="1.16436975076795" calcext:value-type="float">
            <text:p>1,16436975076795</text:p>
          </table:table-cell>
          <table:table-cell office:value-type="float" office:value="6.3897492364049" calcext:value-type="float">
            <text:p>6,3897492364049</text:p>
          </table:table-cell>
        </table:table-row>
        <table:table-row table:style-name="ro1">
          <table:table-cell office:value-type="float" office:value="0.407688785344362" calcext:value-type="float">
            <text:p>0,407688785344362</text:p>
          </table:table-cell>
          <table:table-cell office:value-type="float" office:value="3.60623770393431" calcext:value-type="float">
            <text:p>3,60623770393431</text:p>
          </table:table-cell>
          <table:table-cell office:value-type="float" office:value="0.781618640758097" calcext:value-type="float">
            <text:p>0,781618640758097</text:p>
          </table:table-cell>
          <table:table-cell office:value-type="float" office:value="8.99612810462713" calcext:value-type="float">
            <text:p>8,99612810462713</text:p>
          </table:table-cell>
        </table:table-row>
        <table:table-row table:style-name="ro1">
          <table:table-cell office:value-type="float" office:value="6.29812059924007" calcext:value-type="float">
            <text:p>6,29812059924007</text:p>
          </table:table-cell>
          <table:table-cell office:value-type="float" office:value="5.49928983673453" calcext:value-type="float">
            <text:p>5,49928983673453</text:p>
          </table:table-cell>
          <table:table-cell office:value-type="float" office:value="1.07354111969471" calcext:value-type="float">
            <text:p>1,07354111969471</text:p>
          </table:table-cell>
          <table:table-cell office:value-type="float" office:value="11.1300861462951" calcext:value-type="float">
            <text:p>11,1300861462951</text:p>
          </table:table-cell>
        </table:table-row>
        <table:table-row table:style-name="ro1">
          <table:table-cell office:value-type="float" office:value="4.66543110087514" calcext:value-type="float">
            <text:p>4,66543110087514</text:p>
          </table:table-cell>
          <table:table-cell office:value-type="float" office:value="6.41162553802133" calcext:value-type="float">
            <text:p>6,41162553802133</text:p>
          </table:table-cell>
          <table:table-cell office:value-type="float" office:value="1.41831173095852" calcext:value-type="float">
            <text:p>1,41831173095852</text:p>
          </table:table-cell>
          <table:table-cell office:value-type="float" office:value="8.92280600965023" calcext:value-type="float">
            <text:p>8,92280600965023</text:p>
          </table:table-cell>
        </table:table-row>
        <table:table-row table:style-name="ro1">
          <table:table-cell office:value-type="float" office:value="1.64875423070043" calcext:value-type="float">
            <text:p>1,64875423070043</text:p>
          </table:table-cell>
          <table:table-cell office:value-type="float" office:value="6.39435835182667" calcext:value-type="float">
            <text:p>6,39435835182667</text:p>
          </table:table-cell>
          <table:table-cell office:value-type="float" office:value="3.27434623613954" calcext:value-type="float">
            <text:p>3,27434623613954</text:p>
          </table:table-cell>
          <table:table-cell office:value-type="float" office:value="7.51111470162869" calcext:value-type="float">
            <text:p>7,51111470162869</text:p>
          </table:table-cell>
        </table:table-row>
        <table:table-row table:style-name="ro1">
          <table:table-cell office:value-type="float" office:value="3.26912617310882" calcext:value-type="float">
            <text:p>3,26912617310882</text:p>
          </table:table-cell>
          <table:table-cell office:value-type="float" office:value="8.38632043451071" calcext:value-type="float">
            <text:p>8,38632043451071</text:p>
          </table:table-cell>
          <table:table-cell office:value-type="float" office:value="2.06268997862935" calcext:value-type="float">
            <text:p>2,06268997862935</text:p>
          </table:table-cell>
          <table:table-cell office:value-type="float" office:value="6.71886652708054" calcext:value-type="float">
            <text:p>6,71886652708054</text:p>
          </table:table-cell>
        </table:table-row>
        <table:table-row table:style-name="ro1">
          <table:table-cell office:value-type="float" office:value="4.12158947438002" calcext:value-type="float">
            <text:p>4,12158947438002</text:p>
          </table:table-cell>
          <table:table-cell office:value-type="float" office:value="6.75258971750736" calcext:value-type="float">
            <text:p>6,75258971750736</text:p>
          </table:table-cell>
          <table:table-cell office:value-type="float" office:value="1.09798659104854" calcext:value-type="float">
            <text:p>1,09798659104854</text:p>
          </table:table-cell>
          <table:table-cell office:value-type="float" office:value="11.1601166427135" calcext:value-type="float">
            <text:p>11,1601166427135</text:p>
          </table:table-cell>
        </table:table-row>
        <table:table-row table:style-name="ro1">
          <table:table-cell office:value-type="float" office:value="0.739616283681244" calcext:value-type="float">
            <text:p>0,739616283681244</text:p>
          </table:table-cell>
          <table:table-cell office:value-type="float" office:value="7.18761561438441" calcext:value-type="float">
            <text:p>7,18761561438441</text:p>
          </table:table-cell>
          <table:table-cell office:value-type="float" office:value="3.07743228040636" calcext:value-type="float">
            <text:p>3,07743228040636</text:p>
          </table:table-cell>
          <table:table-cell office:value-type="float" office:value="8.05308483541012" calcext:value-type="float">
            <text:p>8,05308483541012</text:p>
          </table:table-cell>
        </table:table-row>
        <table:table-row table:style-name="ro1">
          <table:table-cell office:value-type="float" office:value="0.497985922265798" calcext:value-type="float">
            <text:p>0,497985922265798</text:p>
          </table:table-cell>
          <table:table-cell office:value-type="float" office:value="6.92768953740597" calcext:value-type="float">
            <text:p>6,92768953740597</text:p>
          </table:table-cell>
          <table:table-cell office:value-type="float" office:value="4.99539356678724" calcext:value-type="float">
            <text:p>4,99539356678724</text:p>
          </table:table-cell>
          <table:table-cell office:value-type="float" office:value="9.2169214040041" calcext:value-type="float">
            <text:p>9,2169214040041</text:p>
          </table:table-cell>
        </table:table-row>
        <table:table-row table:style-name="ro1">
          <table:table-cell office:value-type="float" office:value="1.56681041698903" calcext:value-type="float">
            <text:p>1,56681041698903</text:p>
          </table:table-cell>
          <table:table-cell office:value-type="float" office:value="5.44542167335749" calcext:value-type="float">
            <text:p>5,44542167335749</text:p>
          </table:table-cell>
          <table:table-cell office:value-type="float" office:value="7.82016478478909" calcext:value-type="float">
            <text:p>7,82016478478909</text:p>
          </table:table-cell>
          <table:table-cell office:value-type="float" office:value="6.68820273131132" calcext:value-type="float">
            <text:p>6,68820273131132</text:p>
          </table:table-cell>
        </table:table-row>
        <table:table-row table:style-name="ro1">
          <table:table-cell office:value-type="float" office:value="0.519229040946811" calcext:value-type="float">
            <text:p>0,519229040946811</text:p>
          </table:table-cell>
          <table:table-cell office:value-type="float" office:value="6.27866433933377" calcext:value-type="float">
            <text:p>6,27866433933377</text:p>
          </table:table-cell>
          <table:table-cell office:value-type="float" office:value="2.66118114814162" calcext:value-type="float">
            <text:p>2,66118114814162</text:p>
          </table:table-cell>
          <table:table-cell office:value-type="float" office:value="10.870155878365" calcext:value-type="float">
            <text:p>10,870155878365</text:p>
          </table:table-cell>
        </table:table-row>
        <table:table-row table:style-name="ro1">
          <table:table-cell office:value-type="float" office:value="1.10280083026737" calcext:value-type="float">
            <text:p>1,10280083026737</text:p>
          </table:table-cell>
          <table:table-cell office:value-type="float" office:value="5.59289939701557" calcext:value-type="float">
            <text:p>5,59289939701557</text:p>
          </table:table-cell>
          <table:table-cell office:value-type="float" office:value="2.26420583203435" calcext:value-type="float">
            <text:p>2,26420583203435</text:p>
          </table:table-cell>
          <table:table-cell office:value-type="float" office:value="7.35376356169581" calcext:value-type="float">
            <text:p>7,35376356169581</text:p>
          </table:table-cell>
        </table:table-row>
        <table:table-row table:style-name="ro1">
          <table:table-cell office:value-type="float" office:value="7.68102146685123" calcext:value-type="float">
            <text:p>7,68102146685123</text:p>
          </table:table-cell>
          <table:table-cell office:value-type="float" office:value="7.38781644031405" calcext:value-type="float">
            <text:p>7,38781644031405</text:p>
          </table:table-cell>
          <table:table-cell office:value-type="float" office:value="1.98205281049013" calcext:value-type="float">
            <text:p>1,98205281049013</text:p>
          </table:table-cell>
          <table:table-cell office:value-type="float" office:value="6.48319302126765" calcext:value-type="float">
            <text:p>6,48319302126765</text:p>
          </table:table-cell>
        </table:table-row>
        <table:table-row table:style-name="ro1">
          <table:table-cell office:value-type="float" office:value="15.6652200967073" calcext:value-type="float">
            <text:p>15,6652200967073</text:p>
          </table:table-cell>
          <table:table-cell office:value-type="float" office:value="6.12871954217553" calcext:value-type="float">
            <text:p>6,12871954217553</text:p>
          </table:table-cell>
          <table:table-cell office:value-type="float" office:value="1.4328375691548" calcext:value-type="float">
            <text:p>1,4328375691548</text:p>
          </table:table-cell>
          <table:table-cell office:value-type="float" office:value="5.72042167186737" calcext:value-type="float">
            <text:p>5,72042167186737</text:p>
          </table:table-cell>
        </table:table-row>
        <table:table-row table:style-name="ro1">
          <table:table-cell office:value-type="float" office:value="4.76926891133189" calcext:value-type="float">
            <text:p>4,76926891133189</text:p>
          </table:table-cell>
          <table:table-cell office:value-type="float" office:value="5.48682175576687" calcext:value-type="float">
            <text:p>5,48682175576687</text:p>
          </table:table-cell>
          <table:table-cell office:value-type="float" office:value="1.78146618418396" calcext:value-type="float">
            <text:p>1,78146618418396</text:p>
          </table:table-cell>
          <table:table-cell office:value-type="float" office:value="3.75243416056037" calcext:value-type="float">
            <text:p>3,75243416056037</text:p>
          </table:table-cell>
        </table:table-row>
        <table:table-row table:style-name="ro1">
          <table:table-cell office:value-type="float" office:value="0.464285287307575" calcext:value-type="float">
            <text:p>0,464285287307575</text:p>
          </table:table-cell>
          <table:table-cell office:value-type="float" office:value="4.96867299079895" calcext:value-type="float">
            <text:p>4,96867299079895</text:p>
          </table:table-cell>
          <table:table-cell office:value-type="float" office:value="2.09761201404035" calcext:value-type="float">
            <text:p>2,09761201404035</text:p>
          </table:table-cell>
          <table:table-cell office:value-type="float" office:value="5.12523809447885" calcext:value-type="float">
            <text:p>5,12523809447885</text:p>
          </table:table-cell>
        </table:table-row>
        <table:table-row table:style-name="ro1">
          <table:table-cell office:value-type="float" office:value="0.609375711064786" calcext:value-type="float">
            <text:p>0,609375711064786</text:p>
          </table:table-cell>
          <table:table-cell office:value-type="float" office:value="5.0065154209733" calcext:value-type="float">
            <text:p>5,0065154209733</text:p>
          </table:table-cell>
          <table:table-cell office:value-type="float" office:value="1.84255570638925" calcext:value-type="float">
            <text:p>1,84255570638925</text:p>
          </table:table-cell>
          <table:table-cell office:value-type="float" office:value="6.06552977114916" calcext:value-type="float">
            <text:p>6,06552977114916</text:p>
          </table:table-cell>
        </table:table-row>
        <table:table-row table:style-name="ro1">
          <table:table-cell office:value-type="float" office:value="0.356061122147366" calcext:value-type="float">
            <text:p>0,356061122147366</text:p>
          </table:table-cell>
          <table:table-cell office:value-type="float" office:value="5.0323735922575" calcext:value-type="float">
            <text:p>5,0323735922575</text:p>
          </table:table-cell>
          <table:table-cell office:value-type="float" office:value="1.77201698534191" calcext:value-type="float">
            <text:p>1,77201698534191</text:p>
          </table:table-cell>
          <table:table-cell office:value-type="float" office:value="7.87719991058111" calcext:value-type="float">
            <text:p>7,87719991058111</text:p>
          </table:table-cell>
        </table:table-row>
        <table:table-row table:style-name="ro1">
          <table:table-cell office:value-type="float" office:value="4.3595302850008" calcext:value-type="float">
            <text:p>4,3595302850008</text:p>
          </table:table-cell>
          <table:table-cell office:value-type="float" office:value="5.23656280711293" calcext:value-type="float">
            <text:p>5,23656280711293</text:p>
          </table:table-cell>
          <table:table-cell office:value-type="float" office:value="1.2028421042487" calcext:value-type="float">
            <text:p>1,2028421042487</text:p>
          </table:table-cell>
          <table:table-cell office:value-type="float" office:value="11.5883974358439" calcext:value-type="float">
            <text:p>11,5883974358439</text:p>
          </table:table-cell>
        </table:table-row>
        <table:table-row table:style-name="ro1">
          <table:table-cell office:value-type="float" office:value="0.628757814411074" calcext:value-type="float">
            <text:p>0,628757814411074</text:p>
          </table:table-cell>
          <table:table-cell office:value-type="float" office:value="4.69950446859002" calcext:value-type="float">
            <text:p>4,69950446859002</text:p>
          </table:table-cell>
          <table:table-cell office:value-type="float" office:value="1.62647885736078" calcext:value-type="float">
            <text:p>1,62647885736078</text:p>
          </table:table-cell>
          <table:table-cell office:value-type="float" office:value="10.043484158814" calcext:value-type="float">
            <text:p>10,043484158814</text:p>
          </table:table-cell>
        </table:table-row>
        <table:table-row table:style-name="ro1">
          <table:table-cell office:value-type="float" office:value="2.53907218575478" calcext:value-type="float">
            <text:p>2,53907218575478</text:p>
          </table:table-cell>
          <table:table-cell office:value-type="float" office:value="6.55983062461019" calcext:value-type="float">
            <text:p>6,55983062461019</text:p>
          </table:table-cell>
          <table:table-cell office:value-type="float" office:value="4.81644133105874" calcext:value-type="float">
            <text:p>4,81644133105874</text:p>
          </table:table-cell>
          <table:table-cell office:value-type="float" office:value="7.1890284307301" calcext:value-type="float">
            <text:p>7,1890284307301</text:p>
          </table:table-cell>
        </table:table-row>
        <table:table-row table:style-name="ro1">
          <table:table-cell office:value-type="float" office:value="9.53856483101845" calcext:value-type="float">
            <text:p>9,53856483101845</text:p>
          </table:table-cell>
          <table:table-cell office:value-type="float" office:value="7.2371456772089" calcext:value-type="float">
            <text:p>7,2371456772089</text:p>
          </table:table-cell>
          <table:table-cell office:value-type="float" office:value="3.66538530215621" calcext:value-type="float">
            <text:p>3,66538530215621</text:p>
          </table:table-cell>
          <table:table-cell office:value-type="float" office:value="6.92510604858398" calcext:value-type="float">
            <text:p>6,92510604858398</text:p>
          </table:table-cell>
        </table:table-row>
        <table:table-row table:style-name="ro1">
          <table:table-cell office:value-type="float" office:value="7.60126858949661" calcext:value-type="float">
            <text:p>7,60126858949661</text:p>
          </table:table-cell>
          <table:table-cell office:value-type="float" office:value="7.61001743376255" calcext:value-type="float">
            <text:p>7,61001743376255</text:p>
          </table:table-cell>
          <table:table-cell office:value-type="float" office:value="2.93516949750483" calcext:value-type="float">
            <text:p>2,93516949750483</text:p>
          </table:table-cell>
          <table:table-cell office:value-type="float" office:value="7.97287002205849" calcext:value-type="float">
            <text:p>7,97287002205849</text:p>
          </table:table-cell>
        </table:table-row>
        <table:table-row table:style-name="ro1">
          <table:table-cell office:value-type="float" office:value="0.605071487370879" calcext:value-type="float">
            <text:p>0,605071487370879</text:p>
          </table:table-cell>
          <table:table-cell office:value-type="float" office:value="9.68780461698771" calcext:value-type="float">
            <text:p>9,68780461698771</text:p>
          </table:table-cell>
          <table:table-cell office:value-type="float" office:value="1.87025964260101" calcext:value-type="float">
            <text:p>1,87025964260101</text:p>
          </table:table-cell>
          <table:table-cell office:value-type="float" office:value="8.6965523660183" calcext:value-type="float">
            <text:p>8,6965523660183</text:p>
          </table:table-cell>
        </table:table-row>
        <table:table-row table:style-name="ro1">
          <table:table-cell office:value-type="float" office:value="0.447054393589497" calcext:value-type="float">
            <text:p>0,447054393589497</text:p>
          </table:table-cell>
          <table:table-cell office:value-type="float" office:value="8.46619065850973" calcext:value-type="float">
            <text:p>8,46619065850973</text:p>
          </table:table-cell>
          <table:table-cell office:value-type="float" office:value="2.10379413329065" calcext:value-type="float">
            <text:p>2,10379413329065</text:p>
          </table:table-cell>
          <table:table-cell office:value-type="float" office:value="7.65765178948641" calcext:value-type="float">
            <text:p>7,65765178948641</text:p>
          </table:table-cell>
        </table:table-row>
        <table:table-row table:style-name="ro1">
          <table:table-cell office:value-type="float" office:value="2.53330869600177" calcext:value-type="float">
            <text:p>2,53330869600177</text:p>
          </table:table-cell>
          <table:table-cell office:value-type="float" office:value="9.20871086418629" calcext:value-type="float">
            <text:p>9,20871086418629</text:p>
          </table:table-cell>
          <table:table-cell office:value-type="float" office:value="5.67040825262666" calcext:value-type="float">
            <text:p>5,67040825262666</text:p>
          </table:table-cell>
          <table:table-cell office:value-type="float" office:value="10.4095228016377" calcext:value-type="float">
            <text:p>10,4095228016377</text:p>
          </table:table-cell>
        </table:table-row>
        <table:table-row table:style-name="ro1">
          <table:table-cell office:value-type="float" office:value="0.472935469588265" calcext:value-type="float">
            <text:p>0,472935469588265</text:p>
          </table:table-cell>
          <table:table-cell office:value-type="float" office:value="7.77896074578166" calcext:value-type="float">
            <text:p>7,77896074578166</text:p>
          </table:table-cell>
          <table:table-cell office:value-type="float" office:value="3.81609704345465" calcext:value-type="float">
            <text:p>3,81609704345465</text:p>
          </table:table-cell>
          <table:table-cell office:value-type="float" office:value="8.74583702534437" calcext:value-type="float">
            <text:p>8,74583702534437</text:p>
          </table:table-cell>
        </table:table-row>
        <table:table-row table:style-name="ro1">
          <table:table-cell office:value-type="float" office:value="0.794273859355599" calcext:value-type="float">
            <text:p>0,794273859355599</text:p>
          </table:table-cell>
          <table:table-cell office:value-type="float" office:value="5.89551450684667" calcext:value-type="float">
            <text:p>5,89551450684667</text:p>
          </table:table-cell>
          <table:table-cell office:value-type="float" office:value="7.5904387049377" calcext:value-type="float">
            <text:p>7,5904387049377</text:p>
          </table:table-cell>
          <table:table-cell office:value-type="float" office:value="11.1997909843922" calcext:value-type="float">
            <text:p>11,1997909843922</text:p>
          </table:table-cell>
        </table:table-row>
        <table:table-row table:style-name="ro1">
          <table:table-cell office:value-type="float" office:value="6.99507864192128" calcext:value-type="float">
            <text:p>6,99507864192128</text:p>
          </table:table-cell>
          <table:table-cell office:value-type="float" office:value="5.82060916349292" calcext:value-type="float">
            <text:p>5,82060916349292</text:p>
          </table:table-cell>
          <table:table-cell office:value-type="float" office:value="8.23917798697949" calcext:value-type="float">
            <text:p>8,23917798697949</text:p>
          </table:table-cell>
          <table:table-cell office:value-type="float" office:value="13.1487818434834" calcext:value-type="float">
            <text:p>13,1487818434834</text:p>
          </table:table-cell>
        </table:table-row>
        <table:table-row table:style-name="ro1">
          <table:table-cell office:value-type="float" office:value="12.0912315323949" calcext:value-type="float">
            <text:p>12,0912315323949</text:p>
          </table:table-cell>
          <table:table-cell office:value-type="float" office:value="8.3793057128787" calcext:value-type="float">
            <text:p>8,3793057128787</text:p>
          </table:table-cell>
          <table:table-cell office:value-type="float" office:value="2.6923471596092" calcext:value-type="float">
            <text:p>2,6923471596092</text:p>
          </table:table-cell>
          <table:table-cell office:value-type="float" office:value="10.2115822955966" calcext:value-type="float">
            <text:p>10,2115822955966</text:p>
          </table:table-cell>
        </table:table-row>
        <table:table-row table:style-name="ro1">
          <table:table-cell office:value-type="float" office:value="19.6485202759504" calcext:value-type="float">
            <text:p>19,6485202759504</text:p>
          </table:table-cell>
          <table:table-cell office:value-type="float" office:value="7.79926031827927" calcext:value-type="float">
            <text:p>7,79926031827927</text:p>
          </table:table-cell>
          <table:table-cell office:value-type="float" office:value="2.82031460665166" calcext:value-type="float">
            <text:p>2,82031460665166</text:p>
          </table:table-cell>
          <table:table-cell office:value-type="float" office:value="4.01044031605125" calcext:value-type="float">
            <text:p>4,01044031605125</text:p>
          </table:table-cell>
        </table:table-row>
        <table:table-row table:style-name="ro1">
          <table:table-cell office:value-type="float" office:value="21.0616271942854" calcext:value-type="float">
            <text:p>21,0616271942854</text:p>
          </table:table-cell>
          <table:table-cell office:value-type="float" office:value="6.77225692197681" calcext:value-type="float">
            <text:p>6,77225692197681</text:p>
          </table:table-cell>
          <table:table-cell office:value-type="float" office:value="2.236403292045" calcext:value-type="float">
            <text:p>2,236403292045</text:p>
          </table:table-cell>
          <table:table-cell office:value-type="float" office:value="4.70441998913884" calcext:value-type="float">
            <text:p>4,70441998913884</text:p>
          </table:table-cell>
        </table:table-row>
        <table:table-row table:style-name="ro1">
          <table:table-cell office:value-type="float" office:value="21.2522689253092" calcext:value-type="float">
            <text:p>21,2522689253092</text:p>
          </table:table-cell>
          <table:table-cell office:value-type="float" office:value="6.40660244971514" calcext:value-type="float">
            <text:p>6,40660244971514</text:p>
          </table:table-cell>
          <table:table-cell office:value-type="float" office:value="1.14195409696549" calcext:value-type="float">
            <text:p>1,14195409696549</text:p>
          </table:table-cell>
          <table:table-cell office:value-type="float" office:value="4.76281438022852" calcext:value-type="float">
            <text:p>4,76281438022852</text:p>
          </table:table-cell>
        </table:table-row>
        <table:table-row table:style-name="ro1">
          <table:table-cell office:value-type="float" office:value="23.6100181937218" calcext:value-type="float">
            <text:p>23,6100181937218</text:p>
          </table:table-cell>
          <table:table-cell office:value-type="float" office:value="9.68039780855179" calcext:value-type="float">
            <text:p>9,68039780855179</text:p>
          </table:table-cell>
          <table:table-cell office:value-type="float" office:value="1.61544687580317" calcext:value-type="float">
            <text:p>1,61544687580317</text:p>
          </table:table-cell>
          <table:table-cell office:value-type="float" office:value="4.01465361937881" calcext:value-type="float">
            <text:p>4,01465361937881</text:p>
          </table:table-cell>
        </table:table-row>
        <table:table-row table:style-name="ro1">
          <table:table-cell office:value-type="float" office:value="19.6316670626402" calcext:value-type="float">
            <text:p>19,6316670626402</text:p>
          </table:table-cell>
          <table:table-cell office:value-type="float" office:value="8.48919618874788" calcext:value-type="float">
            <text:p>8,48919618874788</text:p>
          </table:table-cell>
          <table:table-cell office:value-type="float" office:value="1.31463992875069" calcext:value-type="float">
            <text:p>1,31463992875069</text:p>
          </table:table-cell>
          <table:table-cell office:value-type="float" office:value="3.04548139683902" calcext:value-type="float">
            <text:p>3,04548139683902</text:p>
          </table:table-cell>
        </table:table-row>
        <table:table-row table:style-name="ro1">
          <table:table-cell office:value-type="float" office:value="17.0098766684532" calcext:value-type="float">
            <text:p>17,0098766684532</text:p>
          </table:table-cell>
          <table:table-cell office:value-type="float" office:value="8.18190816789866" calcext:value-type="float">
            <text:p>8,18190816789866</text:p>
          </table:table-cell>
          <table:table-cell office:value-type="float" office:value="1.32336432579905" calcext:value-type="float">
            <text:p>1,32336432579905</text:p>
          </table:table-cell>
          <table:table-cell office:value-type="float" office:value="1.9999104551971" calcext:value-type="float">
            <text:p>1,9999104551971</text:p>
          </table:table-cell>
        </table:table-row>
        <table:table-row table:style-name="ro1">
          <table:table-cell office:value-type="float" office:value="17.0098766684532" calcext:value-type="float">
            <text:p>17,0098766684532</text:p>
          </table:table-cell>
          <table:table-cell office:value-type="float" office:value="8.18190816789866" calcext:value-type="float">
            <text:p>8,18190816789866</text:p>
          </table:table-cell>
          <table:table-cell office:value-type="float" office:value="1.32336432579905" calcext:value-type="float">
            <text:p>1,32336432579905</text:p>
          </table:table-cell>
          <table:table-cell office:value-type="float" office:value="1.9999104551971" calcext:value-type="float">
            <text:p>1,9999104551971</text:p>
          </table:table-cell>
        </table:table-row>
        <table:table-row table:style-name="ro1">
          <table:table-cell office:value-type="float" office:value="18.1504618376493" calcext:value-type="float">
            <text:p>18,1504618376493</text:p>
          </table:table-cell>
          <table:table-cell office:value-type="float" office:value="7.76538671925664" calcext:value-type="float">
            <text:p>7,76538671925664</text:p>
          </table:table-cell>
          <table:table-cell office:value-type="float" office:value="1.0561776580289" calcext:value-type="float">
            <text:p>1,0561776580289</text:p>
          </table:table-cell>
          <table:table-cell office:value-type="float" office:value="5.05213858559728" calcext:value-type="float">
            <text:p>5,05213858559728</text:p>
          </table:table-cell>
        </table:table-row>
        <table:table-row table:style-name="ro1">
          <table:table-cell office:value-type="float" office:value="9.09383688122034" calcext:value-type="float">
            <text:p>9,09383688122034</text:p>
          </table:table-cell>
          <table:table-cell office:value-type="float" office:value="8.06806981563568" calcext:value-type="float">
            <text:p>8,06806981563568</text:p>
          </table:table-cell>
          <table:table-cell office:value-type="float" office:value="4.03498345986009" calcext:value-type="float">
            <text:p>4,03498345986009</text:p>
          </table:table-cell>
          <table:table-cell office:value-type="float" office:value="5.29855815693736" calcext:value-type="float">
            <text:p>5,29855815693736</text:p>
          </table:table-cell>
        </table:table-row>
        <table:table-row table:style-name="ro1">
          <table:table-cell office:value-type="float" office:value="0.460986339021474" calcext:value-type="float">
            <text:p>0,460986339021474</text:p>
          </table:table-cell>
          <table:table-cell office:value-type="float" office:value="7.49328592792153" calcext:value-type="float">
            <text:p>7,49328592792153</text:p>
          </table:table-cell>
          <table:table-cell office:value-type="float" office:value="2.30799894779921" calcext:value-type="float">
            <text:p>2,30799894779921</text:p>
          </table:table-cell>
          <table:table-cell office:value-type="float" office:value="6.50614080950618" calcext:value-type="float">
            <text:p>6,50614080950618</text:p>
          </table:table-cell>
        </table:table-row>
        <table:table-row table:style-name="ro1">
          <table:table-cell office:value-type="float" office:value="0.566838891245425" calcext:value-type="float">
            <text:p>0,566838891245425</text:p>
          </table:table-cell>
          <table:table-cell office:value-type="float" office:value="7.39197852090001" calcext:value-type="float">
            <text:p>7,39197852090001</text:p>
          </table:table-cell>
          <table:table-cell office:value-type="float" office:value="2.90118134580553" calcext:value-type="float">
            <text:p>2,90118134580553</text:p>
          </table:table-cell>
          <table:table-cell office:value-type="float" office:value="5.03461388871074" calcext:value-type="float">
            <text:p>5,03461388871074</text:p>
          </table:table-cell>
        </table:table-row>
        <table:table-row table:style-name="ro1">
          <table:table-cell office:value-type="float" office:value="0.380616169422865" calcext:value-type="float">
            <text:p>0,380616169422865</text:p>
          </table:table-cell>
          <table:table-cell office:value-type="float" office:value="5.16330869868398" calcext:value-type="float">
            <text:p>5,16330869868398</text:p>
          </table:table-cell>
          <table:table-cell office:value-type="float" office:value="1.2745390413329" calcext:value-type="float">
            <text:p>1,2745390413329</text:p>
          </table:table-cell>
          <table:table-cell office:value-type="float" office:value="7.49039370566607" calcext:value-type="float">
            <text:p>7,49039370566607</text:p>
          </table:table-cell>
        </table:table-row>
        <table:table-row table:style-name="ro1">
          <table:table-cell office:value-type="float" office:value="14.033361338079" calcext:value-type="float">
            <text:p>14,033361338079</text:p>
          </table:table-cell>
          <table:table-cell office:value-type="float" office:value="11.2103251740336" calcext:value-type="float">
            <text:p>11,2103251740336</text:p>
          </table:table-cell>
          <table:table-cell office:value-type="float" office:value="2.52302945591509" calcext:value-type="float">
            <text:p>2,52302945591509</text:p>
          </table:table-cell>
          <table:table-cell office:value-type="float" office:value="6.88413670286536" calcext:value-type="float">
            <text:p>6,88413670286536</text:p>
          </table:table-cell>
        </table:table-row>
        <table:table-row table:style-name="ro1">
          <table:table-cell office:value-type="float" office:value="13.5976830497384" calcext:value-type="float">
            <text:p>13,5976830497384</text:p>
          </table:table-cell>
          <table:table-cell office:value-type="float" office:value="11.920771561563" calcext:value-type="float">
            <text:p>11,920771561563</text:p>
          </table:table-cell>
          <table:table-cell office:value-type="float" office:value="1.59132678527385" calcext:value-type="float">
            <text:p>1,59132678527385</text:p>
          </table:table-cell>
          <table:table-cell office:value-type="float" office:value="5.11574558913708" calcext:value-type="float">
            <text:p>5,11574558913708</text:p>
          </table:table-cell>
        </table:table-row>
        <table:table-row table:style-name="ro1">
          <table:table-cell office:value-type="float" office:value="0.744382268749178" calcext:value-type="float">
            <text:p>0,744382268749178</text:p>
          </table:table-cell>
          <table:table-cell office:value-type="float" office:value="6.11117016524077" calcext:value-type="float">
            <text:p>6,11117016524077</text:p>
          </table:table-cell>
          <table:table-cell office:value-type="float" office:value="1.62584451027215" calcext:value-type="float">
            <text:p>1,62584451027215</text:p>
          </table:table-cell>
          <table:table-cell office:value-type="float" office:value="8.54452606290579" calcext:value-type="float">
            <text:p>8,54452606290579</text:p>
          </table:table-cell>
        </table:table-row>
        <table:table-row table:style-name="ro1">
          <table:table-cell office:value-type="float" office:value="1.32978067267686" calcext:value-type="float">
            <text:p>1,32978067267686</text:p>
          </table:table-cell>
          <table:table-cell office:value-type="float" office:value="8.65067169070244" calcext:value-type="float">
            <text:p>8,65067169070244</text:p>
          </table:table-cell>
          <table:table-cell office:value-type="float" office:value="9.39646083861589" calcext:value-type="float">
            <text:p>9,39646083861589</text:p>
          </table:table-cell>
          <table:table-cell office:value-type="float" office:value="6.26536132767797" calcext:value-type="float">
            <text:p>6,26536132767797</text:p>
          </table:table-cell>
        </table:table-row>
        <table:table-row table:style-name="ro1">
          <table:table-cell office:value-type="float" office:value="3.16040613688529" calcext:value-type="float">
            <text:p>3,16040613688529</text:p>
          </table:table-cell>
          <table:table-cell office:value-type="float" office:value="8.39598756283522" calcext:value-type="float">
            <text:p>8,39598756283522</text:p>
          </table:table-cell>
          <table:table-cell office:value-type="float" office:value="2.52895476296544" calcext:value-type="float">
            <text:p>2,52895476296544</text:p>
          </table:table-cell>
          <table:table-cell office:value-type="float" office:value="10.7538709416986" calcext:value-type="float">
            <text:p>10,7538709416986</text:p>
          </table:table-cell>
        </table:table-row>
        <table:table-row table:style-name="ro1">
          <table:table-cell office:value-type="float" office:value="3.2281344756484" calcext:value-type="float">
            <text:p>3,2281344756484</text:p>
          </table:table-cell>
          <table:table-cell office:value-type="float" office:value="9.43097658455372" calcext:value-type="float">
            <text:p>9,43097658455372</text:p>
          </table:table-cell>
          <table:table-cell office:value-type="float" office:value="5.34648029133678" calcext:value-type="float">
            <text:p>5,34648029133678</text:p>
          </table:table-cell>
          <table:table-cell office:value-type="float" office:value="10.0493310019374" calcext:value-type="float">
            <text:p>10,0493310019374</text:p>
          </table:table-cell>
        </table:table-row>
        <table:table-row table:style-name="ro1">
          <table:table-cell office:value-type="float" office:value="6.0622813180089" calcext:value-type="float">
            <text:p>6,0622813180089</text:p>
          </table:table-cell>
          <table:table-cell office:value-type="float" office:value="8.21138266474009" calcext:value-type="float">
            <text:p>8,21138266474009</text:p>
          </table:table-cell>
          <table:table-cell office:value-type="float" office:value="4.78469021618366" calcext:value-type="float">
            <text:p>4,78469021618366</text:p>
          </table:table-cell>
          <table:table-cell office:value-type="float" office:value="12.4901421368122" calcext:value-type="float">
            <text:p>12,4901421368122</text:p>
          </table:table-cell>
        </table:table-row>
        <table:table-row table:style-name="ro1">
          <table:table-cell office:value-type="float" office:value="10.7435025274754" calcext:value-type="float">
            <text:p>10,7435025274754</text:p>
          </table:table-cell>
          <table:table-cell office:value-type="float" office:value="8.43591149896383" calcext:value-type="float">
            <text:p>8,43591149896383</text:p>
          </table:table-cell>
          <table:table-cell office:value-type="float" office:value="3.25630442239344" calcext:value-type="float">
            <text:p>3,25630442239344</text:p>
          </table:table-cell>
          <table:table-cell office:value-type="float" office:value="10.6484768912196" calcext:value-type="float">
            <text:p>10,6484768912196</text:p>
          </table:table-cell>
        </table:table-row>
        <table:table-row table:style-name="ro1">
          <table:table-cell office:value-type="float" office:value="5.71682024747133" calcext:value-type="float">
            <text:p>5,71682024747133</text:p>
          </table:table-cell>
          <table:table-cell office:value-type="float" office:value="8.43869894742966" calcext:value-type="float">
            <text:p>8,43869894742966</text:p>
          </table:table-cell>
          <table:table-cell office:value-type="float" office:value="2.95519223436713" calcext:value-type="float">
            <text:p>2,95519223436713</text:p>
          </table:table-cell>
          <table:table-cell office:value-type="float" office:value="11.1774457618594" calcext:value-type="float">
            <text:p>11,1774457618594</text:p>
          </table:table-cell>
        </table:table-row>
        <table:table-row table:style-name="ro1">
          <table:table-cell office:value-type="float" office:value="7.22182122990489" calcext:value-type="float">
            <text:p>7,22182122990489</text:p>
          </table:table-cell>
          <table:table-cell office:value-type="float" office:value="8.9222202077508" calcext:value-type="float">
            <text:p>8,9222202077508</text:p>
          </table:table-cell>
          <table:table-cell office:value-type="float" office:value="2.5113255251199" calcext:value-type="float">
            <text:p>2,5113255251199</text:p>
          </table:table-cell>
          <table:table-cell office:value-type="float" office:value="10.0598745048046" calcext:value-type="float">
            <text:p>10,0598745048046</text:p>
          </table:table-cell>
        </table:table-row>
        <table:table-row table:style-name="ro1">
          <table:table-cell office:value-type="float" office:value="4.64949710294604" calcext:value-type="float">
            <text:p>4,64949710294604</text:p>
          </table:table-cell>
          <table:table-cell office:value-type="float" office:value="8.02562013268471" calcext:value-type="float">
            <text:p>8,02562013268471</text:p>
          </table:table-cell>
          <table:table-cell office:value-type="float" office:value="1.66670652106404" calcext:value-type="float">
            <text:p>1,66670652106404</text:p>
          </table:table-cell>
          <table:table-cell office:value-type="float" office:value="9.49601922184229" calcext:value-type="float">
            <text:p>9,49601922184229</text:p>
          </table:table-cell>
        </table:table-row>
        <table:table-row table:style-name="ro1">
          <table:table-cell office:value-type="float" office:value="10.0916977971792" calcext:value-type="float">
            <text:p>10,0916977971792</text:p>
          </table:table-cell>
          <table:table-cell office:value-type="float" office:value="8.43144860118628" calcext:value-type="float">
            <text:p>8,43144860118628</text:p>
          </table:table-cell>
          <table:table-cell office:value-type="float" office:value="1.267971820198" calcext:value-type="float">
            <text:p>1,267971820198</text:p>
          </table:table-cell>
          <table:table-cell office:value-type="float" office:value="7.53544317558408" calcext:value-type="float">
            <text:p>7,53544317558408</text:p>
          </table:table-cell>
        </table:table-row>
        <table:table-row table:style-name="ro1">
          <table:table-cell office:value-type="float" office:value="10.0916977971792" calcext:value-type="float">
            <text:p>10,0916977971792</text:p>
          </table:table-cell>
          <table:table-cell office:value-type="float" office:value="8.43144860118628" calcext:value-type="float">
            <text:p>8,43144860118628</text:p>
          </table:table-cell>
          <table:table-cell office:value-type="float" office:value="1.267971820198" calcext:value-type="float">
            <text:p>1,267971820198</text:p>
          </table:table-cell>
          <table:table-cell office:value-type="float" office:value="7.53544317558408" calcext:value-type="float">
            <text:p>7,53544317558408</text:p>
          </table:table-cell>
        </table:table-row>
        <table:table-row table:style-name="ro1">
          <table:table-cell office:value-type="float" office:value="1.46673072595149" calcext:value-type="float">
            <text:p>1,46673072595149</text:p>
          </table:table-cell>
          <table:table-cell office:value-type="float" office:value="7.65084289014339" calcext:value-type="float">
            <text:p>7,65084289014339</text:p>
          </table:table-cell>
          <table:table-cell office:value-type="float" office:value="1.58575410023332" calcext:value-type="float">
            <text:p>1,58575410023332</text:p>
          </table:table-cell>
          <table:table-cell office:value-type="float" office:value="6.75101764500141" calcext:value-type="float">
            <text:p>6,75101764500141</text:p>
          </table:table-cell>
        </table:table-row>
        <table:table-row table:style-name="ro1">
          <table:table-cell office:value-type="float" office:value="0.423343881266192" calcext:value-type="float">
            <text:p>0,423343881266192</text:p>
          </table:table-cell>
          <table:table-cell office:value-type="float" office:value="6.15951744839549" calcext:value-type="float">
            <text:p>6,15951744839549</text:p>
          </table:table-cell>
          <table:table-cell office:value-type="float" office:value="1.45143375266343" calcext:value-type="float">
            <text:p>1,45143375266343</text:p>
          </table:table-cell>
          <table:table-cell office:value-type="float" office:value="7.23866699263454" calcext:value-type="float">
            <text:p>7,23866699263454</text:p>
          </table:table-cell>
        </table:table-row>
        <table:table-row table:style-name="ro1">
          <table:table-cell office:value-type="float" office:value="0.877083861269057" calcext:value-type="float">
            <text:p>0,877083861269057</text:p>
          </table:table-cell>
          <table:table-cell office:value-type="float" office:value="4.78640850633383" calcext:value-type="float">
            <text:p>4,78640850633383</text:p>
          </table:table-cell>
          <table:table-cell office:value-type="float" office:value="0.907679495867342" calcext:value-type="float">
            <text:p>0,907679495867342</text:p>
          </table:table-cell>
          <table:table-cell office:value-type="float" office:value="7.42506934329867" calcext:value-type="float">
            <text:p>7,42506934329867</text:p>
          </table:table-cell>
        </table:table-row>
        <table:table-row table:style-name="ro1">
          <table:table-cell office:value-type="float" office:value="0.524417439009994" calcext:value-type="float">
            <text:p>0,524417439009994</text:p>
          </table:table-cell>
          <table:table-cell office:value-type="float" office:value="4.15884889662266" calcext:value-type="float">
            <text:p>4,15884889662266</text:p>
          </table:table-cell>
          <table:table-cell office:value-type="float" office:value="0.731553649529815" calcext:value-type="float">
            <text:p>0,731553649529815</text:p>
          </table:table-cell>
          <table:table-cell office:value-type="float" office:value="6.92833913490176" calcext:value-type="float">
            <text:p>6,92833913490176</text:p>
          </table:table-cell>
        </table:table-row>
        <table:table-row table:style-name="ro1">
          <table:table-cell office:value-type="float" office:value="0.677914649713785" calcext:value-type="float">
            <text:p>0,677914649713785</text:p>
          </table:table-cell>
          <table:table-cell office:value-type="float" office:value="8.38499888777733" calcext:value-type="float">
            <text:p>8,38499888777733</text:p>
          </table:table-cell>
          <table:table-cell office:value-type="float" office:value="1.72444176860154" calcext:value-type="float">
            <text:p>1,72444176860154</text:p>
          </table:table-cell>
          <table:table-cell office:value-type="float" office:value="6.11033756285906" calcext:value-type="float">
            <text:p>6,11033756285906</text:p>
          </table:table-cell>
        </table:table-row>
        <table:table-row table:style-name="ro1">
          <table:table-cell office:value-type="float" office:value="0.666372710838914" calcext:value-type="float">
            <text:p>0,666372710838914</text:p>
          </table:table-cell>
          <table:table-cell office:value-type="float" office:value="7.91165791451931" calcext:value-type="float">
            <text:p>7,91165791451931</text:p>
          </table:table-cell>
          <table:table-cell office:value-type="float" office:value="2.40017217583954" calcext:value-type="float">
            <text:p>2,40017217583954</text:p>
          </table:table-cell>
          <table:table-cell office:value-type="float" office:value="10.3131970390677" calcext:value-type="float">
            <text:p>10,3131970390677</text:p>
          </table:table-cell>
        </table:table-row>
        <table:table-row table:style-name="ro1">
          <table:table-cell office:value-type="float" office:value="0.702061632182449" calcext:value-type="float">
            <text:p>0,702061632182449</text:p>
          </table:table-cell>
          <table:table-cell office:value-type="float" office:value="7.09265889599919" calcext:value-type="float">
            <text:p>7,09265889599919</text:p>
          </table:table-cell>
          <table:table-cell office:value-type="float" office:value="1.66910514235497" calcext:value-type="float">
            <text:p>1,66910514235497</text:p>
          </table:table-cell>
          <table:table-cell office:value-type="float" office:value="10.7889706268907" calcext:value-type="float">
            <text:p>10,7889706268907</text:p>
          </table:table-cell>
        </table:table-row>
        <table:table-row table:style-name="ro1">
          <table:table-cell office:value-type="float" office:value="0.657263910397887" calcext:value-type="float">
            <text:p>0,657263910397887</text:p>
          </table:table-cell>
          <table:table-cell office:value-type="float" office:value="6.18865340948105" calcext:value-type="float">
            <text:p>6,18865340948105</text:p>
          </table:table-cell>
          <table:table-cell office:value-type="float" office:value="0.807856791652739" calcext:value-type="float">
            <text:p>0,807856791652739</text:p>
          </table:table-cell>
          <table:table-cell office:value-type="float" office:value="14.2267914488912" calcext:value-type="float">
            <text:p>14,2267914488912</text:p>
          </table:table-cell>
        </table:table-row>
        <table:table-row table:style-name="ro1">
          <table:table-cell office:value-type="float" office:value="0.722135009709746" calcext:value-type="float">
            <text:p>0,722135009709746</text:p>
          </table:table-cell>
          <table:table-cell office:value-type="float" office:value="5.19874040037394" calcext:value-type="float">
            <text:p>5,19874040037394</text:p>
          </table:table-cell>
          <table:table-cell office:value-type="float" office:value="1.18706014472991" calcext:value-type="float">
            <text:p>1,18706014472991</text:p>
          </table:table-cell>
          <table:table-cell office:value-type="float" office:value="11.1157651990652" calcext:value-type="float">
            <text:p>11,1157651990652</text:p>
          </table:table-cell>
        </table:table-row>
        <table:table-row table:style-name="ro1">
          <table:table-cell office:value-type="float" office:value="2.90578743442893" calcext:value-type="float">
            <text:p>2,90578743442893</text:p>
          </table:table-cell>
          <table:table-cell office:value-type="float" office:value="7.5296382419765" calcext:value-type="float">
            <text:p>7,5296382419765</text:p>
          </table:table-cell>
          <table:table-cell office:value-type="float" office:value="2.1244075614959" calcext:value-type="float">
            <text:p>2,1244075614959</text:p>
          </table:table-cell>
          <table:table-cell office:value-type="float" office:value="12.215843424201" calcext:value-type="float">
            <text:p>12,215843424201</text:p>
          </table:table-cell>
        </table:table-row>
        <table:table-row table:style-name="ro1">
          <table:table-cell office:value-type="float" office:value="3.02867079153657" calcext:value-type="float">
            <text:p>3,02867079153657</text:p>
          </table:table-cell>
          <table:table-cell office:value-type="float" office:value="8.04747175425291" calcext:value-type="float">
            <text:p>8,04747175425291</text:p>
          </table:table-cell>
          <table:table-cell office:value-type="float" office:value="6.70431833714247" calcext:value-type="float">
            <text:p>6,70431833714247</text:p>
          </table:table-cell>
          <table:table-cell office:value-type="float" office:value="12.0147755369544" calcext:value-type="float">
            <text:p>12,0147755369544</text:p>
          </table:table-cell>
        </table:table-row>
        <table:table-row table:style-name="ro1">
          <table:table-cell office:value-type="float" office:value="5.80763816833496" calcext:value-type="float">
            <text:p>5,80763816833496</text:p>
          </table:table-cell>
          <table:table-cell office:value-type="float" office:value="9.47926845401526" calcext:value-type="float">
            <text:p>9,47926845401526</text:p>
          </table:table-cell>
          <table:table-cell office:value-type="float" office:value="6.69629545882344" calcext:value-type="float">
            <text:p>6,69629545882344</text:p>
          </table:table-cell>
          <table:table-cell office:value-type="float" office:value="7.91994761675596" calcext:value-type="float">
            <text:p>7,91994761675596</text:p>
          </table:table-cell>
        </table:table-row>
        <table:table-row table:style-name="ro1">
          <table:table-cell office:value-type="float" office:value="5.40198152884841" calcext:value-type="float">
            <text:p>5,40198152884841</text:p>
          </table:table-cell>
          <table:table-cell office:value-type="float" office:value="7.87620060145855" calcext:value-type="float">
            <text:p>7,87620060145855</text:p>
          </table:table-cell>
          <table:table-cell office:value-type="float" office:value="0.977229443378747" calcext:value-type="float">
            <text:p>0,977229443378747</text:p>
          </table:table-cell>
          <table:table-cell office:value-type="float" office:value="8.18430818617344" calcext:value-type="float">
            <text:p>8,18430818617344</text:p>
          </table:table-cell>
        </table:table-row>
        <table:table-row table:style-name="ro1">
          <table:table-cell office:value-type="float" office:value="8.2730008289218" calcext:value-type="float">
            <text:p>8,2730008289218</text:p>
          </table:table-cell>
          <table:table-cell office:value-type="float" office:value="6.24741334468126" calcext:value-type="float">
            <text:p>6,24741334468126</text:p>
          </table:table-cell>
          <table:table-cell office:value-type="float" office:value="0.820383953396231" calcext:value-type="float">
            <text:p>0,820383953396231</text:p>
          </table:table-cell>
          <table:table-cell office:value-type="float" office:value="7.39540951326489" calcext:value-type="float">
            <text:p>7,39540951326489</text:p>
          </table:table-cell>
        </table:table-row>
        <table:table-row table:style-name="ro1">
          <table:table-cell office:value-type="float" office:value="4.54068230465055" calcext:value-type="float">
            <text:p>4,54068230465055</text:p>
          </table:table-cell>
          <table:table-cell office:value-type="float" office:value="6.2421290203929" calcext:value-type="float">
            <text:p>6,2421290203929</text:p>
          </table:table-cell>
          <table:table-cell office:value-type="float" office:value="1.51829340029508" calcext:value-type="float">
            <text:p>1,51829340029508</text:p>
          </table:table-cell>
          <table:table-cell office:value-type="float" office:value="8.53506568819284" calcext:value-type="float">
            <text:p>8,53506568819284</text:p>
          </table:table-cell>
        </table:table-row>
        <table:table-row table:style-name="ro1">
          <table:table-cell office:value-type="float" office:value="9.04856994748116" calcext:value-type="float">
            <text:p>9,04856994748116</text:p>
          </table:table-cell>
          <table:table-cell office:value-type="float" office:value="6.52295397594571" calcext:value-type="float">
            <text:p>6,52295397594571</text:p>
          </table:table-cell>
          <table:table-cell office:value-type="float" office:value="0.828807824291289" calcext:value-type="float">
            <text:p>0,828807824291289</text:p>
          </table:table-cell>
          <table:table-cell office:value-type="float" office:value="10.6164673343301" calcext:value-type="float">
            <text:p>10,6164673343301</text:p>
          </table:table-cell>
        </table:table-row>
        <table:table-row table:style-name="ro1">
          <table:table-cell office:value-type="float" office:value="8.41568503528833" calcext:value-type="float">
            <text:p>8,41568503528833</text:p>
          </table:table-cell>
          <table:table-cell office:value-type="float" office:value="6.45778328180313" calcext:value-type="float">
            <text:p>6,45778328180313</text:p>
          </table:table-cell>
          <table:table-cell office:value-type="float" office:value="0.89798221597448" calcext:value-type="float">
            <text:p>0,89798221597448</text:p>
          </table:table-cell>
          <table:table-cell office:value-type="float" office:value="10.3280702605844" calcext:value-type="float">
            <text:p>10,3280702605844</text:p>
          </table:table-cell>
        </table:table-row>
        <table:table-row table:style-name="ro1">
          <table:table-cell office:value-type="float" office:value="4.80752903968096" calcext:value-type="float">
            <text:p>4,80752903968096</text:p>
          </table:table-cell>
          <table:table-cell office:value-type="float" office:value="5.89575292542577" calcext:value-type="float">
            <text:p>5,89575292542577</text:p>
          </table:table-cell>
          <table:table-cell office:value-type="float" office:value="1.07820238918066" calcext:value-type="float">
            <text:p>1,07820238918066</text:p>
          </table:table-cell>
          <table:table-cell office:value-type="float" office:value="10.4513177648187" calcext:value-type="float">
            <text:p>10,4513177648187</text:p>
          </table:table-cell>
        </table:table-row>
        <table:table-row table:style-name="ro1">
          <table:table-cell office:value-type="float" office:value="0.347349239746109" calcext:value-type="float">
            <text:p>0,347349239746109</text:p>
          </table:table-cell>
          <table:table-cell office:value-type="float" office:value="7.20823090523481" calcext:value-type="float">
            <text:p>7,20823090523481</text:p>
          </table:table-cell>
          <table:table-cell office:value-type="float" office:value="3.49153229035437" calcext:value-type="float">
            <text:p>3,49153229035437</text:p>
          </table:table-cell>
          <table:table-cell office:value-type="float" office:value="18.2558372616768" calcext:value-type="float">
            <text:p>18,2558372616768</text:p>
          </table:table-cell>
        </table:table-row>
        <table:table-row table:style-name="ro1">
          <table:table-cell office:value-type="float" office:value="0.347349239746109" calcext:value-type="float">
            <text:p>0,347349239746109</text:p>
          </table:table-cell>
          <table:table-cell office:value-type="float" office:value="7.20823090523481" calcext:value-type="float">
            <text:p>7,20823090523481</text:p>
          </table:table-cell>
          <table:table-cell office:value-type="float" office:value="3.49153229035437" calcext:value-type="float">
            <text:p>3,49153229035437</text:p>
          </table:table-cell>
          <table:table-cell office:value-type="float" office:value="18.2558372616768" calcext:value-type="float">
            <text:p>18,2558372616768</text:p>
          </table:table-cell>
        </table:table-row>
        <table:table-row table:style-name="ro1">
          <table:table-cell office:value-type="float" office:value="0.635701464489102" calcext:value-type="float">
            <text:p>0,635701464489102</text:p>
          </table:table-cell>
          <table:table-cell office:value-type="float" office:value="7.678281981498" calcext:value-type="float">
            <text:p>7,678281981498</text:p>
          </table:table-cell>
          <table:table-cell office:value-type="float" office:value="1.65342865511775" calcext:value-type="float">
            <text:p>1,65342865511775</text:p>
          </table:table-cell>
          <table:table-cell office:value-type="float" office:value="8.8449502363801" calcext:value-type="float">
            <text:p>8,8449502363801</text:p>
          </table:table-cell>
        </table:table-row>
        <table:table-row table:style-name="ro1">
          <table:table-cell office:value-type="float" office:value="0.568716553971171" calcext:value-type="float">
            <text:p>0,568716553971171</text:p>
          </table:table-cell>
          <table:table-cell office:value-type="float" office:value="3.60572803765535" calcext:value-type="float">
            <text:p>3,60572803765535</text:p>
          </table:table-cell>
          <table:table-cell office:value-type="float" office:value="0.860108411870897" calcext:value-type="float">
            <text:p>0,860108411870897</text:p>
          </table:table-cell>
          <table:table-cell office:value-type="float" office:value="10.7074622064829" calcext:value-type="float">
            <text:p>10,7074622064829</text:p>
          </table:table-cell>
        </table:table-row>
        <table:table-row table:style-name="ro1">
          <table:table-cell office:value-type="float" office:value="6.34028064087033" calcext:value-type="float">
            <text:p>6,34028064087033</text:p>
          </table:table-cell>
          <table:table-cell office:value-type="float" office:value="6.9424849934876" calcext:value-type="float">
            <text:p>6,9424849934876</text:p>
          </table:table-cell>
          <table:table-cell office:value-type="float" office:value="1.26571499276906" calcext:value-type="float">
            <text:p>1,26571499276906</text:p>
          </table:table-cell>
          <table:table-cell office:value-type="float" office:value="11.6473408415914" calcext:value-type="float">
            <text:p>11,6473408415914</text:p>
          </table:table-cell>
        </table:table-row>
        <table:table-row table:style-name="ro1">
          <table:table-cell office:value-type="float" office:value="9.34386998414993" calcext:value-type="float">
            <text:p>9,34386998414993</text:p>
          </table:table-cell>
          <table:table-cell office:value-type="float" office:value="6.41666213050485" calcext:value-type="float">
            <text:p>6,41666213050485</text:p>
          </table:table-cell>
          <table:table-cell office:value-type="float" office:value="1.03359681088477" calcext:value-type="float">
            <text:p>1,03359681088477</text:p>
          </table:table-cell>
          <table:table-cell office:value-type="float" office:value="12.1497353538871" calcext:value-type="float">
            <text:p>12,1497353538871</text:p>
          </table:table-cell>
        </table:table-row>
        <table:table-row table:style-name="ro1">
          <table:table-cell office:value-type="float" office:value="1.80191965773702" calcext:value-type="float">
            <text:p>1,80191965773702</text:p>
          </table:table-cell>
          <table:table-cell office:value-type="float" office:value="7.20957340672612" calcext:value-type="float">
            <text:p>7,20957340672612</text:p>
          </table:table-cell>
          <table:table-cell office:value-type="float" office:value="1.37234374415129" calcext:value-type="float">
            <text:p>1,37234374415129</text:p>
          </table:table-cell>
          <table:table-cell office:value-type="float" office:value="9.40022524446249" calcext:value-type="float">
            <text:p>9,40022524446249</text:p>
          </table:table-cell>
        </table:table-row>
        <table:table-row table:style-name="ro1">
          <table:table-cell office:value-type="float" office:value="4.34377463534474" calcext:value-type="float">
            <text:p>4,34377463534474</text:p>
          </table:table-cell>
          <table:table-cell office:value-type="float" office:value="6.3038975931704" calcext:value-type="float">
            <text:p>6,3038975931704</text:p>
          </table:table-cell>
          <table:table-cell office:value-type="float" office:value="0.721138319931924" calcext:value-type="float">
            <text:p>0,721138319931924</text:p>
          </table:table-cell>
          <table:table-cell office:value-type="float" office:value="14.1488909721375" calcext:value-type="float">
            <text:p>14,1488909721375</text:p>
          </table:table-cell>
        </table:table-row>
        <table:table-row table:style-name="ro1">
          <table:table-cell office:value-type="float" office:value="3.04113561287522" calcext:value-type="float">
            <text:p>3,04113561287522</text:p>
          </table:table-cell>
          <table:table-cell office:value-type="float" office:value="10.0554591044784" calcext:value-type="float">
            <text:p>10,0554591044784</text:p>
          </table:table-cell>
          <table:table-cell office:value-type="float" office:value="2.34614289365709" calcext:value-type="float">
            <text:p>2,34614289365709</text:p>
          </table:table-cell>
          <table:table-cell office:value-type="float" office:value="9.16976947337389" calcext:value-type="float">
            <text:p>9,16976947337389</text:p>
          </table:table-cell>
        </table:table-row>
        <table:table-row table:style-name="ro1">
          <table:table-cell office:value-type="float" office:value="2.17051221989095" calcext:value-type="float">
            <text:p>2,17051221989095</text:p>
          </table:table-cell>
          <table:table-cell office:value-type="float" office:value="7.06484029069543" calcext:value-type="float">
            <text:p>7,06484029069543</text:p>
          </table:table-cell>
          <table:table-cell office:value-type="float" office:value="1.10366300214082" calcext:value-type="float">
            <text:p>1,10366300214082</text:p>
          </table:table-cell>
          <table:table-cell office:value-type="float" office:value="16.4849832653999" calcext:value-type="float">
            <text:p>16,4849832653999</text:p>
          </table:table-cell>
        </table:table-row>
        <table:table-row table:style-name="ro1">
          <table:table-cell office:value-type="float" office:value="2.89655034430325" calcext:value-type="float">
            <text:p>2,89655034430325</text:p>
          </table:table-cell>
          <table:table-cell office:value-type="float" office:value="7.44215678423643" calcext:value-type="float">
            <text:p>7,44215678423643</text:p>
          </table:table-cell>
          <table:table-cell office:value-type="float" office:value="1.69072591233999" calcext:value-type="float">
            <text:p>1,69072591233999</text:p>
          </table:table-cell>
          <table:table-cell office:value-type="float" office:value="14.1236120834947" calcext:value-type="float">
            <text:p>14,1236120834947</text:p>
          </table:table-cell>
        </table:table-row>
        <table:table-row table:style-name="ro1">
          <table:table-cell office:value-type="float" office:value="3.29304579645395" calcext:value-type="float">
            <text:p>3,29304579645395</text:p>
          </table:table-cell>
          <table:table-cell office:value-type="float" office:value="6.78067235276103" calcext:value-type="float">
            <text:p>6,78067235276103</text:p>
          </table:table-cell>
          <table:table-cell office:value-type="float" office:value="1.26716319937259" calcext:value-type="float">
            <text:p>1,26716319937259</text:p>
          </table:table-cell>
          <table:table-cell office:value-type="float" office:value="17.0276053249836" calcext:value-type="float">
            <text:p>17,0276053249836</text:p>
          </table:table-cell>
        </table:table-row>
        <table:table-row table:style-name="ro1">
          <table:table-cell office:value-type="float" office:value="2.26471363566816" calcext:value-type="float">
            <text:p>2,26471363566816</text:p>
          </table:table-cell>
          <table:table-cell office:value-type="float" office:value="8.98372288793325" calcext:value-type="float">
            <text:p>8,98372288793325</text:p>
          </table:table-cell>
          <table:table-cell office:value-type="float" office:value="1.96797074750066" calcext:value-type="float">
            <text:p>1,96797074750066</text:p>
          </table:table-cell>
          <table:table-cell office:value-type="float" office:value="11.2728290259838" calcext:value-type="float">
            <text:p>11,2728290259838</text:p>
          </table:table-cell>
        </table:table-row>
        <table:table-row table:style-name="ro1">
          <table:table-cell office:value-type="float" office:value="2.95621925033629" calcext:value-type="float">
            <text:p>2,95621925033629</text:p>
          </table:table-cell>
          <table:table-cell office:value-type="float" office:value="8.88871122151613" calcext:value-type="float">
            <text:p>8,88871122151613</text:p>
          </table:table-cell>
          <table:table-cell office:value-type="float" office:value="1.70267920475453" calcext:value-type="float">
            <text:p>1,70267920475453</text:p>
          </table:table-cell>
          <table:table-cell office:value-type="float" office:value="10.1683139801025" calcext:value-type="float">
            <text:p>10,1683139801025</text:p>
          </table:table-cell>
        </table:table-row>
        <table:table-row table:style-name="ro1">
          <table:table-cell office:value-type="float" office:value="3.77362966537476" calcext:value-type="float">
            <text:p>3,77362966537476</text:p>
          </table:table-cell>
          <table:table-cell office:value-type="float" office:value="7.80392158776522" calcext:value-type="float">
            <text:p>7,80392158776522</text:p>
          </table:table-cell>
          <table:table-cell office:value-type="float" office:value="1.41562230419368" calcext:value-type="float">
            <text:p>1,41562230419368</text:p>
          </table:table-cell>
          <table:table-cell office:value-type="float" office:value="14.4865103065968" calcext:value-type="float">
            <text:p>14,4865103065968</text:p>
          </table:table-cell>
        </table:table-row>
        <table:table-row table:style-name="ro1">
          <table:table-cell office:value-type="float" office:value="1.34211534168571" calcext:value-type="float">
            <text:p>1,34211534168571</text:p>
          </table:table-cell>
          <table:table-cell office:value-type="float" office:value="7.74676213040948" calcext:value-type="float">
            <text:p>7,74676213040948</text:p>
          </table:table-cell>
          <table:table-cell office:value-type="float" office:value="1.32794852834195" calcext:value-type="float">
            <text:p>1,32794852834195</text:p>
          </table:table-cell>
          <table:table-cell office:value-type="float" office:value="15.274953097105" calcext:value-type="float">
            <text:p>15,274953097105</text:p>
          </table:table-cell>
        </table:table-row>
        <table:table-row table:style-name="ro1">
          <table:table-cell office:value-type="float" office:value="1.86455389484763" calcext:value-type="float">
            <text:p>1,86455389484763</text:p>
          </table:table-cell>
          <table:table-cell office:value-type="float" office:value="6.64602080360055" calcext:value-type="float">
            <text:p>6,64602080360055</text:p>
          </table:table-cell>
          <table:table-cell office:value-type="float" office:value="1.50275742635131" calcext:value-type="float">
            <text:p>1,50275742635131</text:p>
          </table:table-cell>
          <table:table-cell office:value-type="float" office:value="18.6145883053541" calcext:value-type="float">
            <text:p>18,6145883053541</text:p>
          </table:table-cell>
        </table:table-row>
        <table:table-row table:style-name="ro1">
          <table:table-cell office:value-type="float" office:value="2.15489859692752" calcext:value-type="float">
            <text:p>2,15489859692752</text:p>
          </table:table-cell>
          <table:table-cell office:value-type="float" office:value="8.81084520369768" calcext:value-type="float">
            <text:p>8,81084520369768</text:p>
          </table:table-cell>
          <table:table-cell office:value-type="float" office:value="2.66235764138401" calcext:value-type="float">
            <text:p>2,66235764138401</text:p>
          </table:table-cell>
          <table:table-cell office:value-type="float" office:value="14.9781228974462" calcext:value-type="float">
            <text:p>14,9781228974462</text:p>
          </table:table-cell>
        </table:table-row>
        <table:table-row table:style-name="ro1">
          <table:table-cell office:value-type="float" office:value="11.3039119169116" calcext:value-type="float">
            <text:p>11,3039119169116</text:p>
          </table:table-cell>
          <table:table-cell office:value-type="float" office:value="6.56958995386958" calcext:value-type="float">
            <text:p>6,56958995386958</text:p>
          </table:table-cell>
          <table:table-cell office:value-type="float" office:value="1.51269172783941" calcext:value-type="float">
            <text:p>1,51269172783941</text:p>
          </table:table-cell>
          <table:table-cell office:value-type="float" office:value="5.14895655214787" calcext:value-type="float">
            <text:p>5,14895655214787</text:p>
          </table:table-cell>
        </table:table-row>
        <table:table-row table:style-name="ro1">
          <table:table-cell office:value-type="float" office:value="3.06894700042903" calcext:value-type="float">
            <text:p>3,06894700042903</text:p>
          </table:table-cell>
          <table:table-cell office:value-type="float" office:value="5.80029794946313" calcext:value-type="float">
            <text:p>5,80029794946313</text:p>
          </table:table-cell>
          <table:table-cell office:value-type="float" office:value="1.34767929557711" calcext:value-type="float">
            <text:p>1,34767929557711</text:p>
          </table:table-cell>
          <table:table-cell office:value-type="float" office:value="8.2929115742445" calcext:value-type="float">
            <text:p>8,2929115742445</text:p>
          </table:table-cell>
        </table:table-row>
        <table:table-row table:style-name="ro1">
          <table:table-cell office:value-type="float" office:value="1.52660359162837" calcext:value-type="float">
            <text:p>1,52660359162837</text:p>
          </table:table-cell>
          <table:table-cell office:value-type="float" office:value="5.15640387311578" calcext:value-type="float">
            <text:p>5,15640387311578</text:p>
          </table:table-cell>
          <table:table-cell office:value-type="float" office:value="1.81819230783731" calcext:value-type="float">
            <text:p>1,81819230783731</text:p>
          </table:table-cell>
          <table:table-cell office:value-type="float" office:value="11.2646082416177" calcext:value-type="float">
            <text:p>11,2646082416177</text:p>
          </table:table-cell>
        </table:table-row>
        <table:table-row table:style-name="ro1">
          <table:table-cell office:value-type="float" office:value="14.6746281534433" calcext:value-type="float">
            <text:p>14,6746281534433</text:p>
          </table:table-cell>
          <table:table-cell office:value-type="float" office:value="5.35056600347161" calcext:value-type="float">
            <text:p>5,35056600347161</text:p>
          </table:table-cell>
          <table:table-cell office:value-type="float" office:value="1.32470286916941" calcext:value-type="float">
            <text:p>1,32470286916941</text:p>
          </table:table-cell>
          <table:table-cell office:value-type="float" office:value="6.75709964707494" calcext:value-type="float">
            <text:p>6,75709964707494</text:p>
          </table:table-cell>
        </table:table-row>
        <table:table-row table:style-name="ro1">
          <table:table-cell office:value-type="float" office:value="4.87568322569132" calcext:value-type="float">
            <text:p>4,87568322569132</text:p>
          </table:table-cell>
          <table:table-cell office:value-type="float" office:value="12.4026266857982" calcext:value-type="float">
            <text:p>12,4026266857982</text:p>
          </table:table-cell>
          <table:table-cell office:value-type="float" office:value="1.69378670398146" calcext:value-type="float">
            <text:p>1,69378670398146</text:p>
          </table:table-cell>
          <table:table-cell office:value-type="float" office:value="5.20720193162561" calcext:value-type="float">
            <text:p>5,20720193162561</text:p>
          </table:table-cell>
        </table:table-row>
        <table:table-row table:style-name="ro1">
          <table:table-cell office:value-type="float" office:value="2.72400653921068" calcext:value-type="float">
            <text:p>2,72400653921068</text:p>
          </table:table-cell>
          <table:table-cell office:value-type="float" office:value="11.4249940961599" calcext:value-type="float">
            <text:p>11,4249940961599</text:p>
          </table:table-cell>
          <table:table-cell office:value-type="float" office:value="1.42976443748921" calcext:value-type="float">
            <text:p>1,42976443748921</text:p>
          </table:table-cell>
          <table:table-cell office:value-type="float" office:value="7.98181630671024" calcext:value-type="float">
            <text:p>7,98181630671024</text:p>
          </table:table-cell>
        </table:table-row>
        <table:table-row table:style-name="ro1">
          <table:table-cell office:value-type="float" office:value="1.21257931459695" calcext:value-type="float">
            <text:p>1,21257931459695</text:p>
          </table:table-cell>
          <table:table-cell office:value-type="float" office:value="5.4431613534689" calcext:value-type="float">
            <text:p>5,4431613534689</text:p>
          </table:table-cell>
          <table:table-cell office:value-type="float" office:value="1.52851606253535" calcext:value-type="float">
            <text:p>1,52851606253535</text:p>
          </table:table-cell>
          <table:table-cell office:value-type="float" office:value="16.7028922587633" calcext:value-type="float">
            <text:p>16,7028922587633</text:p>
          </table:table-cell>
        </table:table-row>
        <table:table-row table:style-name="ro1">
          <table:table-cell office:value-type="float" office:value="1.67544791474938" calcext:value-type="float">
            <text:p>1,67544791474938</text:p>
          </table:table-cell>
          <table:table-cell office:value-type="float" office:value="6.60826731473208" calcext:value-type="float">
            <text:p>6,60826731473208</text:p>
          </table:table-cell>
          <table:table-cell office:value-type="float" office:value="0.848702678922564" calcext:value-type="float">
            <text:p>0,848702678922564</text:p>
          </table:table-cell>
          <table:table-cell office:value-type="float" office:value="15.1723567396402" calcext:value-type="float">
            <text:p>15,1723567396402</text:p>
          </table:table-cell>
        </table:table-row>
        <table:table-row table:style-name="ro1">
          <table:table-cell office:value-type="float" office:value="0.603793072514236" calcext:value-type="float">
            <text:p>0,603793072514236</text:p>
          </table:table-cell>
          <table:table-cell office:value-type="float" office:value="6.81268237531185" calcext:value-type="float">
            <text:p>6,81268237531185</text:p>
          </table:table-cell>
          <table:table-cell office:value-type="float" office:value="1.67784478981048" calcext:value-type="float">
            <text:p>1,67784478981048</text:p>
          </table:table-cell>
          <table:table-cell office:value-type="float" office:value="11.2667670473456" calcext:value-type="float">
            <text:p>11,2667670473456</text:p>
          </table:table-cell>
        </table:table-row>
        <table:table-row table:style-name="ro1">
          <table:table-cell office:value-type="float" office:value="1.02524959947914" calcext:value-type="float">
            <text:p>1,02524959947914</text:p>
          </table:table-cell>
          <table:table-cell office:value-type="float" office:value="4.71743894740939" calcext:value-type="float">
            <text:p>4,71743894740939</text:p>
          </table:table-cell>
          <table:table-cell office:value-type="float" office:value="1.16417603567243" calcext:value-type="float">
            <text:p>1,16417603567243</text:p>
          </table:table-cell>
          <table:table-cell office:value-type="float" office:value="17.7854727953672" calcext:value-type="float">
            <text:p>17,7854727953672</text:p>
          </table:table-cell>
        </table:table-row>
        <table:table-row table:style-name="ro1">
          <table:table-cell office:value-type="float" office:value="1.02524959947914" calcext:value-type="float">
            <text:p>1,02524959947914</text:p>
          </table:table-cell>
          <table:table-cell office:value-type="float" office:value="4.71743894740939" calcext:value-type="float">
            <text:p>4,71743894740939</text:p>
          </table:table-cell>
          <table:table-cell office:value-type="float" office:value="1.16417603567243" calcext:value-type="float">
            <text:p>1,16417603567243</text:p>
          </table:table-cell>
          <table:table-cell office:value-type="float" office:value="17.7854727953672" calcext:value-type="float">
            <text:p>17,7854727953672</text:p>
          </table:table-cell>
        </table:table-row>
        <table:table-row table:style-name="ro1">
          <table:table-cell office:value-type="float" office:value="4.46132570505142" calcext:value-type="float">
            <text:p>4,46132570505142</text:p>
          </table:table-cell>
          <table:table-cell office:value-type="float" office:value="6.72326656058431" calcext:value-type="float">
            <text:p>6,72326656058431</text:p>
          </table:table-cell>
          <table:table-cell office:value-type="float" office:value="1.44518679007888" calcext:value-type="float">
            <text:p>1,44518679007888</text:p>
          </table:table-cell>
          <table:table-cell office:value-type="float" office:value="12.0009817183018" calcext:value-type="float">
            <text:p>12,0009817183018</text:p>
          </table:table-cell>
        </table:table-row>
        <table:table-row table:style-name="ro1">
          <table:table-cell office:value-type="float" office:value="2.08637164905667" calcext:value-type="float">
            <text:p>2,08637164905667</text:p>
          </table:table-cell>
          <table:table-cell office:value-type="float" office:value="8.98535456508398" calcext:value-type="float">
            <text:p>8,98535456508398</text:p>
          </table:table-cell>
          <table:table-cell office:value-type="float" office:value="1.70757761225104" calcext:value-type="float">
            <text:p>1,70757761225104</text:p>
          </table:table-cell>
          <table:table-cell office:value-type="float" office:value="11.6750160232186" calcext:value-type="float">
            <text:p>11,6750160232186</text:p>
          </table:table-cell>
        </table:table-row>
        <table:table-row table:style-name="ro1">
          <table:table-cell office:value-type="float" office:value="3.52640450000763" calcext:value-type="float">
            <text:p>3,52640450000763</text:p>
          </table:table-cell>
          <table:table-cell office:value-type="float" office:value="8.81999637931585" calcext:value-type="float">
            <text:p>8,81999637931585</text:p>
          </table:table-cell>
          <table:table-cell office:value-type="float" office:value="1.47369946353138" calcext:value-type="float">
            <text:p>1,47369946353138</text:p>
          </table:table-cell>
          <table:table-cell office:value-type="float" office:value="11.3857807591558" calcext:value-type="float">
            <text:p>11,3857807591558</text:p>
          </table:table-cell>
        </table:table-row>
        <table:table-row table:style-name="ro1">
          <table:table-cell office:value-type="float" office:value="9.03281476348639" calcext:value-type="float">
            <text:p>9,03281476348639</text:p>
          </table:table-cell>
          <table:table-cell office:value-type="float" office:value="9.71763487905264" calcext:value-type="float">
            <text:p>9,71763487905264</text:p>
          </table:table-cell>
          <table:table-cell office:value-type="float" office:value="1.91612157505006" calcext:value-type="float">
            <text:p>1,91612157505006</text:p>
          </table:table-cell>
          <table:table-cell office:value-type="float" office:value="8.29419959336519" calcext:value-type="float">
            <text:p>8,29419959336519</text:p>
          </table:table-cell>
        </table:table-row>
        <table:table-row table:style-name="ro1">
          <table:table-cell office:value-type="float" office:value="1.08335260301828" calcext:value-type="float">
            <text:p>1,08335260301828</text:p>
          </table:table-cell>
          <table:table-cell office:value-type="float" office:value="8.16622655838728" calcext:value-type="float">
            <text:p>8,16622655838728</text:p>
          </table:table-cell>
          <table:table-cell office:value-type="float" office:value="2.44253873825073" calcext:value-type="float">
            <text:p>2,44253873825073</text:p>
          </table:table-cell>
          <table:table-cell office:value-type="float" office:value="11.9867622852325" calcext:value-type="float">
            <text:p>11,9867622852325</text:p>
          </table:table-cell>
        </table:table-row>
        <table:table-row table:style-name="ro1">
          <table:table-cell office:value-type="float" office:value="0.523894093930721" calcext:value-type="float">
            <text:p>0,523894093930721</text:p>
          </table:table-cell>
          <table:table-cell office:value-type="float" office:value="7.37364124506712" calcext:value-type="float">
            <text:p>7,37364124506712</text:p>
          </table:table-cell>
          <table:table-cell office:value-type="float" office:value="2.47298763133585" calcext:value-type="float">
            <text:p>2,47298763133585</text:p>
          </table:table-cell>
          <table:table-cell office:value-type="float" office:value="9.73597448319197" calcext:value-type="float">
            <text:p>9,73597448319197</text:p>
          </table:table-cell>
        </table:table-row>
        <table:table-row table:style-name="ro1">
          <table:table-cell office:value-type="float" office:value="0.424474128521979" calcext:value-type="float">
            <text:p>0,424474128521979</text:p>
          </table:table-cell>
          <table:table-cell office:value-type="float" office:value="5.45582734048367" calcext:value-type="float">
            <text:p>5,45582734048367</text:p>
          </table:table-cell>
          <table:table-cell office:value-type="float" office:value="1.25575193669647" calcext:value-type="float">
            <text:p>1,25575193669647</text:p>
          </table:table-cell>
          <table:table-cell office:value-type="float" office:value="6.56098825857043" calcext:value-type="float">
            <text:p>6,56098825857043</text:p>
          </table:table-cell>
        </table:table-row>
        <table:table-row table:style-name="ro1">
          <table:table-cell office:value-type="float" office:value="0.467622827272862" calcext:value-type="float">
            <text:p>0,467622827272862</text:p>
          </table:table-cell>
          <table:table-cell office:value-type="float" office:value="4.42848028615117" calcext:value-type="float">
            <text:p>4,42848028615117</text:p>
          </table:table-cell>
          <table:table-cell office:value-type="float" office:value="1.3955095782876" calcext:value-type="float">
            <text:p>1,3955095782876</text:p>
          </table:table-cell>
          <table:table-cell office:value-type="float" office:value="8.44632089138031" calcext:value-type="float">
            <text:p>8,44632089138031</text:p>
          </table:table-cell>
        </table:table-row>
        <table:table-row table:style-name="ro1">
          <table:table-cell office:value-type="float" office:value="0.644273997750133" calcext:value-type="float">
            <text:p>0,644273997750133</text:p>
          </table:table-cell>
          <table:table-cell office:value-type="float" office:value="7.71517585963011" calcext:value-type="float">
            <text:p>7,71517585963011</text:p>
          </table:table-cell>
          <table:table-cell office:value-type="float" office:value="2.11423053406179" calcext:value-type="float">
            <text:p>2,11423053406179</text:p>
          </table:table-cell>
          <table:table-cell office:value-type="float" office:value="11.2645272165537" calcext:value-type="float">
            <text:p>11,2645272165537</text:p>
          </table:table-cell>
        </table:table-row>
        <table:table-row table:style-name="ro1">
          <table:table-cell office:value-type="float" office:value="1.09542219433934" calcext:value-type="float">
            <text:p>1,09542219433934</text:p>
          </table:table-cell>
          <table:table-cell office:value-type="float" office:value="6.52545969933271" calcext:value-type="float">
            <text:p>6,52545969933271</text:p>
          </table:table-cell>
          <table:table-cell office:value-type="float" office:value="1.52653781697154" calcext:value-type="float">
            <text:p>1,52653781697154</text:p>
          </table:table-cell>
          <table:table-cell office:value-type="float" office:value="11.8001159280539" calcext:value-type="float">
            <text:p>11,8001159280539</text:p>
          </table:table-cell>
        </table:table-row>
        <table:table-row table:style-name="ro1">
          <table:table-cell office:value-type="float" office:value="6.44007464870811" calcext:value-type="float">
            <text:p>6,44007464870811</text:p>
          </table:table-cell>
          <table:table-cell office:value-type="float" office:value="7.00038718059659" calcext:value-type="float">
            <text:p>7,00038718059659</text:p>
          </table:table-cell>
          <table:table-cell office:value-type="float" office:value="1.84193078894168" calcext:value-type="float">
            <text:p>1,84193078894168</text:p>
          </table:table-cell>
          <table:table-cell office:value-type="float" office:value="11.1641203984618" calcext:value-type="float">
            <text:p>11,1641203984618</text:p>
          </table:table-cell>
        </table:table-row>
        <table:table-row table:style-name="ro1">
          <table:table-cell office:value-type="float" office:value="7.73273129016161" calcext:value-type="float">
            <text:p>7,73273129016161</text:p>
          </table:table-cell>
          <table:table-cell office:value-type="float" office:value="6.66530011221767" calcext:value-type="float">
            <text:p>6,66530011221767</text:p>
          </table:table-cell>
          <table:table-cell office:value-type="float" office:value="1.92681176122278" calcext:value-type="float">
            <text:p>1,92681176122278</text:p>
          </table:table-cell>
          <table:table-cell office:value-type="float" office:value="4.63238684460521" calcext:value-type="float">
            <text:p>4,63238684460521</text:p>
          </table:table-cell>
        </table:table-row>
        <table:table-row table:style-name="ro1">
          <table:table-cell office:value-type="float" office:value="0.604860077146441" calcext:value-type="float">
            <text:p>0,604860077146441</text:p>
          </table:table-cell>
          <table:table-cell office:value-type="float" office:value="6.2629240565002" calcext:value-type="float">
            <text:p>6,2629240565002</text:p>
          </table:table-cell>
          <table:table-cell office:value-type="float" office:value="1.55627320054919" calcext:value-type="float">
            <text:p>1,55627320054919</text:p>
          </table:table-cell>
          <table:table-cell office:value-type="float" office:value="10.2452524006367" calcext:value-type="float">
            <text:p>10,2452524006367</text:p>
          </table:table-cell>
        </table:table-row>
        <table:table-row table:style-name="ro1">
          <table:table-cell office:value-type="float" office:value="6.02644961327314" calcext:value-type="float">
            <text:p>6,02644961327314</text:p>
          </table:table-cell>
          <table:table-cell office:value-type="float" office:value="7.20451213419437" calcext:value-type="float">
            <text:p>7,20451213419437</text:p>
          </table:table-cell>
          <table:table-cell office:value-type="float" office:value="1.41920696478337" calcext:value-type="float">
            <text:p>1,41920696478337</text:p>
          </table:table-cell>
          <table:table-cell office:value-type="float" office:value="10.1246889680624" calcext:value-type="float">
            <text:p>10,1246889680624</text:p>
          </table:table-cell>
        </table:table-row>
        <table:table-row table:style-name="ro1">
          <table:table-cell office:value-type="float" office:value="8.85773357003927" calcext:value-type="float">
            <text:p>8,85773357003927</text:p>
          </table:table-cell>
          <table:table-cell office:value-type="float" office:value="8.67682043462992" calcext:value-type="float">
            <text:p>8,67682043462992</text:p>
          </table:table-cell>
          <table:table-cell office:value-type="float" office:value="2.37732846289873" calcext:value-type="float">
            <text:p>2,37732846289873</text:p>
          </table:table-cell>
          <table:table-cell office:value-type="float" office:value="6.718875374645" calcext:value-type="float">
            <text:p>6,718875374645</text:p>
          </table:table-cell>
        </table:table-row>
        <table:table-row table:style-name="ro1">
          <table:table-cell office:value-type="float" office:value="9.52764879912138" calcext:value-type="float">
            <text:p>9,52764879912138</text:p>
          </table:table-cell>
          <table:table-cell office:value-type="float" office:value="7.96149857342243" calcext:value-type="float">
            <text:p>7,96149857342243</text:p>
          </table:table-cell>
          <table:table-cell office:value-type="float" office:value="2.55690305493772" calcext:value-type="float">
            <text:p>2,55690305493772</text:p>
          </table:table-cell>
          <table:table-cell office:value-type="float" office:value="9.68845095485449" calcext:value-type="float">
            <text:p>9,68845095485449</text:p>
          </table:table-cell>
        </table:table-row>
        <table:table-row table:style-name="ro1">
          <table:table-cell office:value-type="float" office:value="9.00911167263985" calcext:value-type="float">
            <text:p>9,00911167263985</text:p>
          </table:table-cell>
          <table:table-cell office:value-type="float" office:value="8.87198653072119" calcext:value-type="float">
            <text:p>8,87198653072119</text:p>
          </table:table-cell>
          <table:table-cell office:value-type="float" office:value="2.10938602685928" calcext:value-type="float">
            <text:p>2,10938602685928</text:p>
          </table:table-cell>
          <table:table-cell office:value-type="float" office:value="7.75634497404099" calcext:value-type="float">
            <text:p>7,75634497404099</text:p>
          </table:table-cell>
        </table:table-row>
        <table:table-row table:style-name="ro1">
          <table:table-cell office:value-type="float" office:value="5.51505200564861" calcext:value-type="float">
            <text:p>5,51505200564861</text:p>
          </table:table-cell>
          <table:table-cell office:value-type="float" office:value="8.98459926247597" calcext:value-type="float">
            <text:p>8,98459926247597</text:p>
          </table:table-cell>
          <table:table-cell office:value-type="float" office:value="2.10867519490421" calcext:value-type="float">
            <text:p>2,10867519490421</text:p>
          </table:table-cell>
          <table:table-cell office:value-type="float" office:value="9.65501647442579" calcext:value-type="float">
            <text:p>9,65501647442579</text:p>
          </table:table-cell>
        </table:table-row>
        <table:table-row table:style-name="ro1">
          <table:table-cell office:value-type="float" office:value="12.1436947956681" calcext:value-type="float">
            <text:p>12,1436947956681</text:p>
          </table:table-cell>
          <table:table-cell office:value-type="float" office:value="7.98116344958544" calcext:value-type="float">
            <text:p>7,98116344958544</text:p>
          </table:table-cell>
          <table:table-cell office:value-type="float" office:value="1.55777565669268" calcext:value-type="float">
            <text:p>1,55777565669268</text:p>
          </table:table-cell>
          <table:table-cell office:value-type="float" office:value="3.40996007435024" calcext:value-type="float">
            <text:p>3,40996007435024</text:p>
          </table:table-cell>
        </table:table-row>
        <table:table-row table:style-name="ro1">
          <table:table-cell office:value-type="float" office:value="3.40700149536133" calcext:value-type="float">
            <text:p>3,40700149536133</text:p>
          </table:table-cell>
          <table:table-cell office:value-type="float" office:value="10.7740079984069" calcext:value-type="float">
            <text:p>10,7740079984069</text:p>
          </table:table-cell>
          <table:table-cell office:value-type="float" office:value="1.37525051832199" calcext:value-type="float">
            <text:p>1,37525051832199</text:p>
          </table:table-cell>
          <table:table-cell office:value-type="float" office:value="7.318374235183" calcext:value-type="float">
            <text:p>7,318374235183</text:p>
          </table:table-cell>
        </table:table-row>
        <table:table-row table:style-name="ro1">
          <table:table-cell office:value-type="float" office:value="5.83861488848925" calcext:value-type="float">
            <text:p>5,83861488848925</text:p>
          </table:table-cell>
          <table:table-cell office:value-type="float" office:value="8.83463490754366" calcext:value-type="float">
            <text:p>8,83463490754366</text:p>
          </table:table-cell>
          <table:table-cell office:value-type="float" office:value="1.09865725971758" calcext:value-type="float">
            <text:p>1,09865725971758</text:p>
          </table:table-cell>
          <table:table-cell office:value-type="float" office:value="8.74424353241921" calcext:value-type="float">
            <text:p>8,74424353241921</text:p>
          </table:table-cell>
        </table:table-row>
        <table:table-row table:style-name="ro1">
          <table:table-cell office:value-type="float" office:value="8.28040763735771" calcext:value-type="float">
            <text:p>8,28040763735771</text:p>
          </table:table-cell>
          <table:table-cell office:value-type="float" office:value="8.91158357262611" calcext:value-type="float">
            <text:p>8,91158357262611</text:p>
          </table:table-cell>
          <table:table-cell office:value-type="float" office:value="1.11717591062188" calcext:value-type="float">
            <text:p>1,11717591062188</text:p>
          </table:table-cell>
          <table:table-cell office:value-type="float" office:value="8.59023910015822" calcext:value-type="float">
            <text:p>8,59023910015822</text:p>
          </table:table-cell>
        </table:table-row>
        <table:table-row table:style-name="ro1">
          <table:table-cell office:value-type="float" office:value="7.53609975799918" calcext:value-type="float">
            <text:p>7,53609975799918</text:p>
          </table:table-cell>
          <table:table-cell office:value-type="float" office:value="8.99020209908485" calcext:value-type="float">
            <text:p>8,99020209908485</text:p>
          </table:table-cell>
          <table:table-cell office:value-type="float" office:value="1.24623416922987" calcext:value-type="float">
            <text:p>1,24623416922987</text:p>
          </table:table-cell>
          <table:table-cell office:value-type="float" office:value="6.1577633023262" calcext:value-type="float">
            <text:p>6,1577633023262</text:p>
          </table:table-cell>
        </table:table-row>
        <table:table-row table:style-name="ro1">
          <table:table-cell office:value-type="float" office:value="2.67860246822238" calcext:value-type="float">
            <text:p>2,67860246822238</text:p>
          </table:table-cell>
          <table:table-cell office:value-type="float" office:value="9.4316815957427" calcext:value-type="float">
            <text:p>9,4316815957427</text:p>
          </table:table-cell>
          <table:table-cell office:value-type="float" office:value="6.25134678557515" calcext:value-type="float">
            <text:p>6,25134678557515</text:p>
          </table:table-cell>
          <table:table-cell office:value-type="float" office:value="4.43189684301615" calcext:value-type="float">
            <text:p>4,43189684301615</text:p>
          </table:table-cell>
        </table:table-row>
        <table:table-row table:style-name="ro1">
          <table:table-cell office:value-type="float" office:value="0.367876724340022" calcext:value-type="float">
            <text:p>0,367876724340022</text:p>
          </table:table-cell>
          <table:table-cell office:value-type="float" office:value="5.4391585290432" calcext:value-type="float">
            <text:p>5,4391585290432</text:p>
          </table:table-cell>
          <table:table-cell office:value-type="float" office:value="1.59107183571905" calcext:value-type="float">
            <text:p>1,59107183571905</text:p>
          </table:table-cell>
          <table:table-cell office:value-type="float" office:value="5.92607958242297" calcext:value-type="float">
            <text:p>5,92607958242297</text:p>
          </table:table-cell>
        </table:table-row>
        <table:table-row table:style-name="ro1">
          <table:table-cell office:value-type="float" office:value="0.474976404802874" calcext:value-type="float">
            <text:p>0,474976404802874</text:p>
          </table:table-cell>
          <table:table-cell office:value-type="float" office:value="5.00921113416553" calcext:value-type="float">
            <text:p>5,00921113416553</text:p>
          </table:table-cell>
          <table:table-cell office:value-type="float" office:value="0.971535569988191" calcext:value-type="float">
            <text:p>0,971535569988191</text:p>
          </table:table-cell>
          <table:table-cell office:value-type="float" office:value="8.88243317604065" calcext:value-type="float">
            <text:p>8,88243317604065</text:p>
          </table:table-cell>
        </table:table-row>
        <table:table-row table:style-name="ro1">
          <table:table-cell office:value-type="float" office:value="0.37022988544777" calcext:value-type="float">
            <text:p>0,37022988544777</text:p>
          </table:table-cell>
          <table:table-cell office:value-type="float" office:value="3.85444262064993" calcext:value-type="float">
            <text:p>3,85444262064993</text:p>
          </table:table-cell>
          <table:table-cell office:value-type="float" office:value="0.786918797530234" calcext:value-type="float">
            <text:p>0,786918797530234</text:p>
          </table:table-cell>
          <table:table-cell office:value-type="float" office:value="7.14666116982698" calcext:value-type="float">
            <text:p>7,14666116982698</text:p>
          </table:table-cell>
        </table:table-row>
        <table:table-row table:style-name="ro1">
          <table:table-cell office:value-type="float" office:value="1.176021178253" calcext:value-type="float">
            <text:p>1,176021178253</text:p>
          </table:table-cell>
          <table:table-cell office:value-type="float" office:value="6.85074971988797" calcext:value-type="float">
            <text:p>6,85074971988797</text:p>
          </table:table-cell>
          <table:table-cell office:value-type="float" office:value="0.81719714216888" calcext:value-type="float">
            <text:p>0,81719714216888</text:p>
          </table:table-cell>
          <table:table-cell office:value-type="float" office:value="12.532421387732" calcext:value-type="float">
            <text:p>12,532421387732</text:p>
          </table:table-cell>
        </table:table-row>
        <table:table-row table:style-name="ro1">
          <table:table-cell office:value-type="float" office:value="2.54874327220023" calcext:value-type="float">
            <text:p>2,54874327220023</text:p>
          </table:table-cell>
          <table:table-cell office:value-type="float" office:value="11.6640087217093" calcext:value-type="float">
            <text:p>11,6640087217093</text:p>
          </table:table-cell>
          <table:table-cell office:value-type="float" office:value="4.00749919936061" calcext:value-type="float">
            <text:p>4,00749919936061</text:p>
          </table:table-cell>
          <table:table-cell office:value-type="float" office:value="9.58979781717062" calcext:value-type="float">
            <text:p>9,58979781717062</text:p>
          </table:table-cell>
        </table:table-row>
        <table:table-row table:style-name="ro1">
          <table:table-cell office:value-type="float" office:value="0.66314305877313" calcext:value-type="float">
            <text:p>0,66314305877313</text:p>
          </table:table-cell>
          <table:table-cell office:value-type="float" office:value="9.40966326743364" calcext:value-type="float">
            <text:p>9,40966326743364</text:p>
          </table:table-cell>
          <table:table-cell office:value-type="float" office:value="1.83127587661147" calcext:value-type="float">
            <text:p>1,83127587661147</text:p>
          </table:table-cell>
          <table:table-cell office:value-type="float" office:value="9.46600455790758" calcext:value-type="float">
            <text:p>9,46600455790758</text:p>
          </table:table-cell>
        </table:table-row>
        <table:table-row table:style-name="ro1">
          <table:table-cell office:value-type="float" office:value="0.833498139400035" calcext:value-type="float">
            <text:p>0,833498139400035</text:p>
          </table:table-cell>
          <table:table-cell office:value-type="float" office:value="7.31229735538364" calcext:value-type="float">
            <text:p>7,31229735538364</text:p>
          </table:table-cell>
          <table:table-cell office:value-type="float" office:value="0.759888265747577" calcext:value-type="float">
            <text:p>0,759888265747577</text:p>
          </table:table-cell>
          <table:table-cell office:value-type="float" office:value="13.337904587388" calcext:value-type="float">
            <text:p>13,337904587388</text:p>
          </table:table-cell>
        </table:table-row>
        <table:table-row table:style-name="ro1">
          <table:table-cell office:value-type="float" office:value="3.88294295407832" calcext:value-type="float">
            <text:p>3,88294295407832</text:p>
          </table:table-cell>
          <table:table-cell office:value-type="float" office:value="8.81221052259207" calcext:value-type="float">
            <text:p>8,81221052259207</text:p>
          </table:table-cell>
          <table:table-cell office:value-type="float" office:value="0.982636236585677" calcext:value-type="float">
            <text:p>0,982636236585677</text:p>
          </table:table-cell>
          <table:table-cell office:value-type="float" office:value="11.0990926623344" calcext:value-type="float">
            <text:p>11,0990926623344</text:p>
          </table:table-cell>
        </table:table-row>
        <table:table-row table:style-name="ro1">
          <table:table-cell office:value-type="float" office:value="6.14649057388306" calcext:value-type="float">
            <text:p>6,14649057388306</text:p>
          </table:table-cell>
          <table:table-cell office:value-type="float" office:value="8.23851302266121" calcext:value-type="float">
            <text:p>8,23851302266121</text:p>
          </table:table-cell>
          <table:table-cell office:value-type="float" office:value="2.10147560574114" calcext:value-type="float">
            <text:p>2,10147560574114</text:p>
          </table:table-cell>
          <table:table-cell office:value-type="float" office:value="7.24230380728841" calcext:value-type="float">
            <text:p>7,24230380728841</text:p>
          </table:table-cell>
        </table:table-row>
        <table:table-row table:style-name="ro1">
          <table:table-cell office:value-type="float" office:value="8.10290034860373" calcext:value-type="float">
            <text:p>8,10290034860373</text:p>
          </table:table-cell>
          <table:table-cell office:value-type="float" office:value="7.6101440936327" calcext:value-type="float">
            <text:p>7,6101440936327</text:p>
          </table:table-cell>
          <table:table-cell office:value-type="float" office:value="2.30732071213424" calcext:value-type="float">
            <text:p>2,30732071213424</text:p>
          </table:table-cell>
          <table:table-cell office:value-type="float" office:value="5.49454288557172" calcext:value-type="float">
            <text:p>5,49454288557172</text:p>
          </table:table-cell>
        </table:table-row>
        <table:table-row table:style-name="ro1">
          <table:table-cell office:value-type="float" office:value="8.35017394274473" calcext:value-type="float">
            <text:p>8,35017394274473</text:p>
          </table:table-cell>
          <table:table-cell office:value-type="float" office:value="6.62884302437305" calcext:value-type="float">
            <text:p>6,62884302437305</text:p>
          </table:table-cell>
          <table:table-cell office:value-type="float" office:value="1.93788029719144" calcext:value-type="float">
            <text:p>1,93788029719144</text:p>
          </table:table-cell>
          <table:table-cell office:value-type="float" office:value="7.6191914267838" calcext:value-type="float">
            <text:p>7,6191914267838</text:p>
          </table:table-cell>
        </table:table-row>
        <table:table-row table:style-name="ro1">
          <table:table-cell office:value-type="float" office:value="9.41677391529083" calcext:value-type="float">
            <text:p>9,41677391529083</text:p>
          </table:table-cell>
          <table:table-cell office:value-type="float" office:value="7.53484619781375" calcext:value-type="float">
            <text:p>7,53484619781375</text:p>
          </table:table-cell>
          <table:table-cell office:value-type="float" office:value="1.63217750377953" calcext:value-type="float">
            <text:p>1,63217750377953</text:p>
          </table:table-cell>
          <table:table-cell office:value-type="float" office:value="7.06546287983656" calcext:value-type="float">
            <text:p>7,06546287983656</text:p>
          </table:table-cell>
        </table:table-row>
        <table:table-row table:style-name="ro1">
          <table:table-cell office:value-type="float" office:value="6.52590394020081" calcext:value-type="float">
            <text:p>6,52590394020081</text:p>
          </table:table-cell>
          <table:table-cell office:value-type="float" office:value="10.7524553313851" calcext:value-type="float">
            <text:p>10,7524553313851</text:p>
          </table:table-cell>
          <table:table-cell office:value-type="float" office:value="3.80284269340336" calcext:value-type="float">
            <text:p>3,80284269340336</text:p>
          </table:table-cell>
          <table:table-cell office:value-type="float" office:value="5.03582786768675" calcext:value-type="float">
            <text:p>5,03582786768675</text:p>
          </table:table-cell>
        </table:table-row>
        <table:table-row table:style-name="ro1">
          <table:table-cell office:value-type="float" office:value="9.02828481048346" calcext:value-type="float">
            <text:p>9,02828481048346</text:p>
          </table:table-cell>
          <table:table-cell office:value-type="float" office:value="9.32013615965843" calcext:value-type="float">
            <text:p>9,32013615965843</text:p>
          </table:table-cell>
          <table:table-cell office:value-type="float" office:value="2.25266348570585" calcext:value-type="float">
            <text:p>2,25266348570585</text:p>
          </table:table-cell>
          <table:table-cell office:value-type="float" office:value="7.17578362673521" calcext:value-type="float">
            <text:p>7,17578362673521</text:p>
          </table:table-cell>
        </table:table-row>
        <table:table-row table:style-name="ro1">
          <table:table-cell office:value-type="float" office:value="7.30585306882858" calcext:value-type="float">
            <text:p>7,30585306882858</text:p>
          </table:table-cell>
          <table:table-cell office:value-type="float" office:value="9.01586189866066" calcext:value-type="float">
            <text:p>9,01586189866066</text:p>
          </table:table-cell>
          <table:table-cell office:value-type="float" office:value="1.70456210616976" calcext:value-type="float">
            <text:p>1,70456210616976</text:p>
          </table:table-cell>
          <table:table-cell office:value-type="float" office:value="9.22878831624985" calcext:value-type="float">
            <text:p>9,22878831624985</text:p>
          </table:table-cell>
        </table:table-row>
        <table:table-row table:style-name="ro1">
          <table:table-cell office:value-type="float" office:value="8.79631657153368" calcext:value-type="float">
            <text:p>8,79631657153368</text:p>
          </table:table-cell>
          <table:table-cell office:value-type="float" office:value="7.08031840622425" calcext:value-type="float">
            <text:p>7,08031840622425</text:p>
          </table:table-cell>
          <table:table-cell office:value-type="float" office:value="1.42778281588107" calcext:value-type="float">
            <text:p>1,42778281588107</text:p>
          </table:table-cell>
          <table:table-cell office:value-type="float" office:value="8.90916772186756" calcext:value-type="float">
            <text:p>8,90916772186756</text:p>
          </table:table-cell>
        </table:table-row>
        <table:table-row table:style-name="ro1">
          <table:table-cell office:value-type="float" office:value="5.312186665833" calcext:value-type="float">
            <text:p>5,312186665833</text:p>
          </table:table-cell>
          <table:table-cell office:value-type="float" office:value="6.1326501891017" calcext:value-type="float">
            <text:p>6,1326501891017</text:p>
          </table:table-cell>
          <table:table-cell office:value-type="float" office:value="2.41292337886989" calcext:value-type="float">
            <text:p>2,41292337886989</text:p>
          </table:table-cell>
          <table:table-cell office:value-type="float" office:value="12.4421501532197" calcext:value-type="float">
            <text:p>12,4421501532197</text:p>
          </table:table-cell>
        </table:table-row>
        <table:table-row table:style-name="ro1">
          <table:table-cell office:value-type="float" office:value="0.506004085764289" calcext:value-type="float">
            <text:p>0,506004085764289</text:p>
          </table:table-cell>
          <table:table-cell office:value-type="float" office:value="5.68573782220483" calcext:value-type="float">
            <text:p>5,68573782220483</text:p>
          </table:table-cell>
          <table:table-cell office:value-type="float" office:value="2.723682904616" calcext:value-type="float">
            <text:p>2,723682904616</text:p>
          </table:table-cell>
          <table:table-cell office:value-type="float" office:value="8.64363554865122" calcext:value-type="float">
            <text:p>8,64363554865122</text:p>
          </table:table-cell>
        </table:table-row>
        <table:table-row table:style-name="ro1">
          <table:table-cell office:value-type="float" office:value="0.544218346476555" calcext:value-type="float">
            <text:p>0,544218346476555</text:p>
          </table:table-cell>
          <table:table-cell office:value-type="float" office:value="5.54833328351378" calcext:value-type="float">
            <text:p>5,54833328351378</text:p>
          </table:table-cell>
          <table:table-cell office:value-type="float" office:value="2.19421111978591" calcext:value-type="float">
            <text:p>2,19421111978591</text:p>
          </table:table-cell>
          <table:table-cell office:value-type="float" office:value="7.74210086092353" calcext:value-type="float">
            <text:p>7,74210086092353</text:p>
          </table:table-cell>
        </table:table-row>
        <table:table-row table:style-name="ro1">
          <table:table-cell office:value-type="float" office:value="0.244036040385254" calcext:value-type="float">
            <text:p>0,244036040385254</text:p>
          </table:table-cell>
          <table:table-cell office:value-type="float" office:value="4.55482909455895" calcext:value-type="float">
            <text:p>4,55482909455895</text:p>
          </table:table-cell>
          <table:table-cell office:value-type="float" office:value="2.41199252195656" calcext:value-type="float">
            <text:p>2,41199252195656</text:p>
          </table:table-cell>
          <table:table-cell office:value-type="float" office:value="5.96142746508122" calcext:value-type="float">
            <text:p>5,96142746508122</text:p>
          </table:table-cell>
        </table:table-row>
        <table:table-row table:style-name="ro1">
          <table:table-cell office:value-type="float" office:value="0.253966922173277" calcext:value-type="float">
            <text:p>0,253966922173277</text:p>
          </table:table-cell>
          <table:table-cell office:value-type="float" office:value="4.73693711683154" calcext:value-type="float">
            <text:p>4,73693711683154</text:p>
          </table:table-cell>
          <table:table-cell office:value-type="float" office:value="2.57819122634828" calcext:value-type="float">
            <text:p>2,57819122634828</text:p>
          </table:table-cell>
          <table:table-cell office:value-type="float" office:value="8.11071321368218" calcext:value-type="float">
            <text:p>8,11071321368218</text:p>
          </table:table-cell>
        </table:table-row>
        <table:table-row table:style-name="ro1">
          <table:table-cell office:value-type="float" office:value="6.05965359136462" calcext:value-type="float">
            <text:p>6,05965359136462</text:p>
          </table:table-cell>
          <table:table-cell office:value-type="float" office:value="8.13962426036596" calcext:value-type="float">
            <text:p>8,13962426036596</text:p>
          </table:table-cell>
          <table:table-cell office:value-type="float" office:value="3.6128752399236" calcext:value-type="float">
            <text:p>3,6128752399236</text:p>
          </table:table-cell>
          <table:table-cell office:value-type="float" office:value="12.189251370728" calcext:value-type="float">
            <text:p>12,189251370728</text:p>
          </table:table-cell>
        </table:table-row>
        <table:table-row table:style-name="ro1">
          <table:table-cell office:value-type="float" office:value="0.468878337414935" calcext:value-type="float">
            <text:p>0,468878337414935</text:p>
          </table:table-cell>
          <table:table-cell office:value-type="float" office:value="9.23385564237833" calcext:value-type="float">
            <text:p>9,23385564237833</text:p>
          </table:table-cell>
          <table:table-cell office:value-type="float" office:value="8.51738173514605" calcext:value-type="float">
            <text:p>8,51738173514605</text:p>
          </table:table-cell>
          <table:table-cell office:value-type="float" office:value="6.96171680465341" calcext:value-type="float">
            <text:p>6,96171680465341</text:p>
          </table:table-cell>
        </table:table-row>
        <table:table-row table:style-name="ro1">
          <table:table-cell office:value-type="float" office:value="0.686860352288932" calcext:value-type="float">
            <text:p>0,686860352288932</text:p>
          </table:table-cell>
          <table:table-cell office:value-type="float" office:value="4.83398279175162" calcext:value-type="float">
            <text:p>4,83398279175162</text:p>
          </table:table-cell>
          <table:table-cell office:value-type="float" office:value="2.00589676387608" calcext:value-type="float">
            <text:p>2,00589676387608</text:p>
          </table:table-cell>
          <table:table-cell office:value-type="float" office:value="13.199451379478" calcext:value-type="float">
            <text:p>13,199451379478</text:p>
          </table:table-cell>
        </table:table-row>
        <table:table-row table:style-name="ro1">
          <table:table-cell office:value-type="float" office:value="10.4771116748452" calcext:value-type="float">
            <text:p>10,4771116748452</text:p>
          </table:table-cell>
          <table:table-cell office:value-type="float" office:value="8.67186486721039" calcext:value-type="float">
            <text:p>8,67186486721039</text:p>
          </table:table-cell>
          <table:table-cell office:value-type="float" office:value="2.89336126297712" calcext:value-type="float">
            <text:p>2,89336126297712</text:p>
          </table:table-cell>
          <table:table-cell office:value-type="float" office:value="13.1288198754191" calcext:value-type="float">
            <text:p>13,1288198754191</text:p>
          </table:table-cell>
        </table:table-row>
        <table:table-row table:style-name="ro1">
          <table:table-cell office:value-type="float" office:value="10.2133117616177" calcext:value-type="float">
            <text:p>10,2133117616177</text:p>
          </table:table-cell>
          <table:table-cell office:value-type="float" office:value="10.4535883292556" calcext:value-type="float">
            <text:p>10,4535883292556</text:p>
          </table:table-cell>
          <table:table-cell office:value-type="float" office:value="6.29740953445435" calcext:value-type="float">
            <text:p>6,29740953445435</text:p>
          </table:table-cell>
          <table:table-cell office:value-type="float" office:value="9.07103717327118" calcext:value-type="float">
            <text:p>9,07103717327118</text:p>
          </table:table-cell>
        </table:table-row>
        <table:table-row table:style-name="ro1">
          <table:table-cell office:value-type="float" office:value="9.33235790580511" calcext:value-type="float">
            <text:p>9,33235790580511</text:p>
          </table:table-cell>
          <table:table-cell office:value-type="float" office:value="8.44840798527002" calcext:value-type="float">
            <text:p>8,44840798527002</text:p>
          </table:table-cell>
          <table:table-cell office:value-type="float" office:value="4.42914105951786" calcext:value-type="float">
            <text:p>4,42914105951786</text:p>
          </table:table-cell>
          <table:table-cell office:value-type="float" office:value="9.07633546739817" calcext:value-type="float">
            <text:p>9,07633546739817</text:p>
          </table:table-cell>
        </table:table-row>
        <table:table-row table:style-name="ro1">
          <table:table-cell office:value-type="float" office:value="6.74610119313002" calcext:value-type="float">
            <text:p>6,74610119313002</text:p>
          </table:table-cell>
          <table:table-cell office:value-type="float" office:value="8.10511969029903" calcext:value-type="float">
            <text:p>8,10511969029903</text:p>
          </table:table-cell>
          <table:table-cell office:value-type="float" office:value="2.02736910432577" calcext:value-type="float">
            <text:p>2,02736910432577</text:p>
          </table:table-cell>
          <table:table-cell office:value-type="float" office:value="13.6029124259949" calcext:value-type="float">
            <text:p>13,6029124259949</text:p>
          </table:table-cell>
        </table:table-row>
        <table:table-row table:style-name="ro1">
          <table:table-cell office:value-type="float" office:value="11.9202258065343" calcext:value-type="float">
            <text:p>11,9202258065343</text:p>
          </table:table-cell>
          <table:table-cell office:value-type="float" office:value="7.12574226781726" calcext:value-type="float">
            <text:p>7,12574226781726</text:p>
          </table:table-cell>
          <table:table-cell office:value-type="float" office:value="1.64708762895316" calcext:value-type="float">
            <text:p>1,64708762895316</text:p>
          </table:table-cell>
          <table:table-cell office:value-type="float" office:value="8.50436370819807" calcext:value-type="float">
            <text:p>8,50436370819807</text:p>
          </table:table-cell>
        </table:table-row>
        <table:table-row table:style-name="ro1">
          <table:table-cell office:value-type="float" office:value="11.5608032792807" calcext:value-type="float">
            <text:p>11,5608032792807</text:p>
          </table:table-cell>
          <table:table-cell office:value-type="float" office:value="8.80660768598318" calcext:value-type="float">
            <text:p>8,80660768598318</text:p>
          </table:table-cell>
          <table:table-cell office:value-type="float" office:value="3.35092330351472" calcext:value-type="float">
            <text:p>3,35092330351472</text:p>
          </table:table-cell>
          <table:table-cell office:value-type="float" office:value="7.83063378185034" calcext:value-type="float">
            <text:p>7,83063378185034</text:p>
          </table:table-cell>
        </table:table-row>
        <table:table-row table:style-name="ro1">
          <table:table-cell office:value-type="float" office:value="17.72515848279" calcext:value-type="float">
            <text:p>17,72515848279</text:p>
          </table:table-cell>
          <table:table-cell office:value-type="float" office:value="7.9185338690877" calcext:value-type="float">
            <text:p>7,9185338690877</text:p>
          </table:table-cell>
          <table:table-cell office:value-type="float" office:value="4.43827966228128" calcext:value-type="float">
            <text:p>4,43827966228128</text:p>
          </table:table-cell>
          <table:table-cell office:value-type="float" office:value="5.11877425014973" calcext:value-type="float">
            <text:p>5,11877425014973</text:p>
          </table:table-cell>
        </table:table-row>
        <table:table-row table:style-name="ro1">
          <table:table-cell office:value-type="float" office:value="15.6459603458643" calcext:value-type="float">
            <text:p>15,6459603458643</text:p>
          </table:table-cell>
          <table:table-cell office:value-type="float" office:value="7.46789714321494" calcext:value-type="float">
            <text:p>7,46789714321494</text:p>
          </table:table-cell>
          <table:table-cell office:value-type="float" office:value="2.48949020169675" calcext:value-type="float">
            <text:p>2,48949020169675</text:p>
          </table:table-cell>
          <table:table-cell office:value-type="float" office:value="8.3965128287673" calcext:value-type="float">
            <text:p>8,3965128287673</text:p>
          </table:table-cell>
        </table:table-row>
        <table:table-row table:style-name="ro1">
          <table:table-cell office:value-type="float" office:value="12.3411333188415" calcext:value-type="float">
            <text:p>12,3411333188415</text:p>
          </table:table-cell>
          <table:table-cell office:value-type="float" office:value="7.92378839105368" calcext:value-type="float">
            <text:p>7,92378839105368</text:p>
          </table:table-cell>
          <table:table-cell office:value-type="float" office:value="2.4397661909461" calcext:value-type="float">
            <text:p>2,4397661909461</text:p>
          </table:table-cell>
          <table:table-cell office:value-type="float" office:value="8.70163645595312" calcext:value-type="float">
            <text:p>8,70163645595312</text:p>
          </table:table-cell>
        </table:table-row>
        <table:table-row table:style-name="ro1">
          <table:table-cell office:value-type="float" office:value="6.49090064689517" calcext:value-type="float">
            <text:p>6,49090064689517</text:p>
          </table:table-cell>
          <table:table-cell office:value-type="float" office:value="6.47309888154268" calcext:value-type="float">
            <text:p>6,47309888154268</text:p>
          </table:table-cell>
          <table:table-cell office:value-type="float" office:value="4.52624727040529" calcext:value-type="float">
            <text:p>4,52624727040529</text:p>
          </table:table-cell>
          <table:table-cell office:value-type="float" office:value="7.54412310197949" calcext:value-type="float">
            <text:p>7,54412310197949</text:p>
          </table:table-cell>
        </table:table-row>
        <table:table-row table:style-name="ro1">
          <table:table-cell office:value-type="float" office:value="0.387241976568475" calcext:value-type="float">
            <text:p>0,387241976568475</text:p>
          </table:table-cell>
          <table:table-cell office:value-type="float" office:value="6.82692648842931" calcext:value-type="float">
            <text:p>6,82692648842931</text:p>
          </table:table-cell>
          <table:table-cell office:value-type="float" office:value="7.91035592556" calcext:value-type="float">
            <text:p>7,91035592556</text:p>
          </table:table-cell>
          <table:table-cell office:value-type="float" office:value="5.33956428989768" calcext:value-type="float">
            <text:p>5,33956428989768</text:p>
          </table:table-cell>
        </table:table-row>
        <table:table-row table:style-name="ro1">
          <table:table-cell office:value-type="float" office:value="0.365169427823275" calcext:value-type="float">
            <text:p>0,365169427823275</text:p>
          </table:table-cell>
          <table:table-cell office:value-type="float" office:value="7.14082550257444" calcext:value-type="float">
            <text:p>7,14082550257444</text:p>
          </table:table-cell>
          <table:table-cell office:value-type="float" office:value="3.12422984279692" calcext:value-type="float">
            <text:p>3,12422984279692</text:p>
          </table:table-cell>
          <table:table-cell office:value-type="float" office:value="4.64956695213914" calcext:value-type="float">
            <text:p>4,64956695213914</text:p>
          </table:table-cell>
        </table:table-row>
        <table:table-row table:style-name="ro1">
          <table:table-cell office:value-type="float" office:value="0.141891665407456" calcext:value-type="float">
            <text:p>0,141891665407456</text:p>
          </table:table-cell>
          <table:table-cell office:value-type="float" office:value="4.50866715982556" calcext:value-type="float">
            <text:p>4,50866715982556</text:p>
          </table:table-cell>
          <table:table-cell office:value-type="float" office:value="1.56915083061904" calcext:value-type="float">
            <text:p>1,56915083061904</text:p>
          </table:table-cell>
          <table:table-cell office:value-type="float" office:value="5.97067177295685" calcext:value-type="float">
            <text:p>5,97067177295685</text:p>
          </table:table-cell>
        </table:table-row>
        <table:table-row table:style-name="ro1">
          <table:table-cell office:value-type="float" office:value="0.290179421426728" calcext:value-type="float">
            <text:p>0,290179421426728</text:p>
          </table:table-cell>
          <table:table-cell office:value-type="float" office:value="7.69278360530734" calcext:value-type="float">
            <text:p>7,69278360530734</text:p>
          </table:table-cell>
          <table:table-cell office:value-type="float" office:value="2.29014572687447" calcext:value-type="float">
            <text:p>2,29014572687447</text:p>
          </table:table-cell>
          <table:table-cell office:value-type="float" office:value="7.10461102426052" calcext:value-type="float">
            <text:p>7,10461102426052</text:p>
          </table:table-cell>
        </table:table-row>
        <table:table-row table:style-name="ro1">
          <table:table-cell office:value-type="float" office:value="0.337637844495475" calcext:value-type="float">
            <text:p>0,337637844495475</text:p>
          </table:table-cell>
          <table:table-cell office:value-type="float" office:value="9.69966687262058" calcext:value-type="float">
            <text:p>9,69966687262058</text:p>
          </table:table-cell>
          <table:table-cell office:value-type="float" office:value="3.19278263486922" calcext:value-type="float">
            <text:p>3,19278263486922</text:p>
          </table:table-cell>
          <table:table-cell office:value-type="float" office:value="8.23364313691855" calcext:value-type="float">
            <text:p>8,23364313691855</text:p>
          </table:table-cell>
        </table:table-row>
        <table:table-row table:style-name="ro1">
          <table:table-cell office:value-type="float" office:value="0.17631049558986" calcext:value-type="float">
            <text:p>0,17631049558986</text:p>
          </table:table-cell>
          <table:table-cell office:value-type="float" office:value="7.22418306395412" calcext:value-type="float">
            <text:p>7,22418306395412</text:p>
          </table:table-cell>
          <table:table-cell office:value-type="float" office:value="3.52214742451906" calcext:value-type="float">
            <text:p>3,52214742451906</text:p>
          </table:table-cell>
          <table:table-cell office:value-type="float" office:value="6.412573158741" calcext:value-type="float">
            <text:p>6,412573158741</text:p>
          </table:table-cell>
        </table:table-row>
        <table:table-row table:style-name="ro1">
          <table:table-cell office:value-type="float" office:value="0.410088076023385" calcext:value-type="float">
            <text:p>0,410088076023385</text:p>
          </table:table-cell>
          <table:table-cell office:value-type="float" office:value="9.61724948137999" calcext:value-type="float">
            <text:p>9,61724948137999</text:p>
          </table:table-cell>
          <table:table-cell office:value-type="float" office:value="3.35972313769162" calcext:value-type="float">
            <text:p>3,35972313769162</text:p>
          </table:table-cell>
          <table:table-cell office:value-type="float" office:value="6.70882733538747" calcext:value-type="float">
            <text:p>6,70882733538747</text:p>
          </table:table-cell>
        </table:table-row>
        <table:table-row table:style-name="ro1">
          <table:table-cell office:value-type="float" office:value="0.277739192824811" calcext:value-type="float">
            <text:p>0,277739192824811</text:p>
          </table:table-cell>
          <table:table-cell office:value-type="float" office:value="7.0032118819654" calcext:value-type="float">
            <text:p>7,0032118819654</text:p>
          </table:table-cell>
          <table:table-cell office:value-type="float" office:value="2.54077813588083" calcext:value-type="float">
            <text:p>2,54077813588083</text:p>
          </table:table-cell>
          <table:table-cell office:value-type="float" office:value="6.27950578927994" calcext:value-type="float">
            <text:p>6,27950578927994</text:p>
          </table:table-cell>
        </table:table-row>
        <table:table-row table:style-name="ro1">
          <table:table-cell office:value-type="float" office:value="0.345015083439648" calcext:value-type="float">
            <text:p>0,345015083439648</text:p>
          </table:table-cell>
          <table:table-cell office:value-type="float" office:value="6.53372006490827" calcext:value-type="float">
            <text:p>6,53372006490827</text:p>
          </table:table-cell>
          <table:table-cell office:value-type="float" office:value="3.62528464756906" calcext:value-type="float">
            <text:p>3,62528464756906</text:p>
          </table:table-cell>
          <table:table-cell office:value-type="float" office:value="6.7971465177834" calcext:value-type="float">
            <text:p>6,7971465177834</text:p>
          </table:table-cell>
        </table:table-row>
        <table:table-row table:style-name="ro1">
          <table:table-cell office:value-type="float" office:value="0.406116218073294" calcext:value-type="float">
            <text:p>0,406116218073294</text:p>
          </table:table-cell>
          <table:table-cell office:value-type="float" office:value="7.54997599869967" calcext:value-type="float">
            <text:p>7,54997599869967</text:p>
          </table:table-cell>
          <table:table-cell office:value-type="float" office:value="6.56175287440419" calcext:value-type="float">
            <text:p>6,56175287440419</text:p>
          </table:table-cell>
          <table:table-cell office:value-type="float" office:value="5.55223785340786" calcext:value-type="float">
            <text:p>5,55223785340786</text:p>
          </table:table-cell>
        </table:table-row>
        <table:table-row table:style-name="ro1">
          <table:table-cell office:value-type="float" office:value="3.33785777911544" calcext:value-type="float">
            <text:p>3,33785777911544</text:p>
          </table:table-cell>
          <table:table-cell office:value-type="float" office:value="7.92143680155277" calcext:value-type="float">
            <text:p>7,92143680155277</text:p>
          </table:table-cell>
          <table:table-cell office:value-type="float" office:value="5.8087962679565" calcext:value-type="float">
            <text:p>5,8087962679565</text:p>
          </table:table-cell>
          <table:table-cell office:value-type="float" office:value="5.2709523588419" calcext:value-type="float">
            <text:p>5,2709523588419</text:p>
          </table:table-cell>
        </table:table-row>
        <table:table-row table:style-name="ro1">
          <table:table-cell office:value-type="float" office:value="5.20047685131431" calcext:value-type="float">
            <text:p>5,20047685131431</text:p>
          </table:table-cell>
          <table:table-cell office:value-type="float" office:value="8.41434113681316" calcext:value-type="float">
            <text:p>8,41434113681316</text:p>
          </table:table-cell>
          <table:table-cell office:value-type="float" office:value="2.17566778883338" calcext:value-type="float">
            <text:p>2,17566778883338</text:p>
          </table:table-cell>
          <table:table-cell office:value-type="float" office:value="8.84586479514837" calcext:value-type="float">
            <text:p>8,84586479514837</text:p>
          </table:table-cell>
        </table:table-row>
        <table:table-row table:style-name="ro1">
          <table:table-cell office:value-type="float" office:value="5.18628396093845" calcext:value-type="float">
            <text:p>5,18628396093845</text:p>
          </table:table-cell>
          <table:table-cell office:value-type="float" office:value="8.71224049478769" calcext:value-type="float">
            <text:p>8,71224049478769</text:p>
          </table:table-cell>
          <table:table-cell office:value-type="float" office:value="4.98548103496432" calcext:value-type="float">
            <text:p>4,98548103496432</text:p>
          </table:table-cell>
          <table:table-cell office:value-type="float" office:value="5.89761137962341" calcext:value-type="float">
            <text:p>5,89761137962341</text:p>
          </table:table-cell>
        </table:table-row>
        <table:table-row table:style-name="ro1">
          <table:table-cell office:value-type="float" office:value="23.9411368966103" calcext:value-type="float">
            <text:p>23,9411368966103</text:p>
          </table:table-cell>
          <table:table-cell office:value-type="float" office:value="7.95133970677853" calcext:value-type="float">
            <text:p>7,95133970677853</text:p>
          </table:table-cell>
          <table:table-cell office:value-type="float" office:value="2.38542864099145" calcext:value-type="float">
            <text:p>2,38542864099145</text:p>
          </table:table-cell>
          <table:table-cell office:value-type="float" office:value="7.34636886045337" calcext:value-type="float">
            <text:p>7,34636886045337</text:p>
          </table:table-cell>
        </table:table-row>
        <table:table-row table:style-name="ro1">
          <table:table-cell office:value-type="float" office:value="23.9411368966103" calcext:value-type="float">
            <text:p>23,9411368966103</text:p>
          </table:table-cell>
          <table:table-cell office:value-type="float" office:value="7.95133970677853" calcext:value-type="float">
            <text:p>7,95133970677853</text:p>
          </table:table-cell>
          <table:table-cell office:value-type="float" office:value="2.38542864099145" calcext:value-type="float">
            <text:p>2,38542864099145</text:p>
          </table:table-cell>
          <table:table-cell office:value-type="float" office:value="7.34636886045337" calcext:value-type="float">
            <text:p>7,34636886045337</text:p>
          </table:table-cell>
        </table:table-row>
        <table:table-row table:style-name="ro1">
          <table:table-cell office:value-type="float" office:value="6.67634652927518" calcext:value-type="float">
            <text:p>6,67634652927518</text:p>
          </table:table-cell>
          <table:table-cell office:value-type="float" office:value="6.9625866599381" calcext:value-type="float">
            <text:p>6,9625866599381</text:p>
          </table:table-cell>
          <table:table-cell office:value-type="float" office:value="11.2991025671363" calcext:value-type="float">
            <text:p>11,2991025671363</text:p>
          </table:table-cell>
          <table:table-cell office:value-type="float" office:value="9.10873338580132" calcext:value-type="float">
            <text:p>9,10873338580132</text:p>
          </table:table-cell>
        </table:table-row>
        <table:table-row table:style-name="ro1">
          <table:table-cell office:value-type="float" office:value="10.8904140070081" calcext:value-type="float">
            <text:p>10,8904140070081</text:p>
          </table:table-cell>
          <table:table-cell office:value-type="float" office:value="6.39377534389496" calcext:value-type="float">
            <text:p>6,39377534389496</text:p>
          </table:table-cell>
          <table:table-cell office:value-type="float" office:value="8.94678570330143" calcext:value-type="float">
            <text:p>8,94678570330143</text:p>
          </table:table-cell>
          <table:table-cell office:value-type="float" office:value="8.99746362119913" calcext:value-type="float">
            <text:p>8,99746362119913</text:p>
          </table:table-cell>
        </table:table-row>
        <table:table-row table:style-name="ro1">
          <table:table-cell office:value-type="float" office:value="9.93871036916971" calcext:value-type="float">
            <text:p>9,93871036916971</text:p>
          </table:table-cell>
          <table:table-cell office:value-type="float" office:value="8.59873276203871" calcext:value-type="float">
            <text:p>8,59873276203871</text:p>
          </table:table-cell>
          <table:table-cell office:value-type="float" office:value="1.5685505932197" calcext:value-type="float">
            <text:p>1,5685505932197</text:p>
          </table:table-cell>
          <table:table-cell office:value-type="float" office:value="14.2980488017201" calcext:value-type="float">
            <text:p>14,2980488017201</text:p>
          </table:table-cell>
        </table:table-row>
        <table:table-row table:style-name="ro1">
          <table:table-cell office:value-type="float" office:value="10.2349845692515" calcext:value-type="float">
            <text:p>10,2349845692515</text:p>
          </table:table-cell>
          <table:table-cell office:value-type="float" office:value="9.82814654707909" calcext:value-type="float">
            <text:p>9,82814654707909</text:p>
          </table:table-cell>
          <table:table-cell office:value-type="float" office:value="2.34164786525071" calcext:value-type="float">
            <text:p>2,34164786525071</text:p>
          </table:table-cell>
          <table:table-cell office:value-type="float" office:value="12.7102369442582" calcext:value-type="float">
            <text:p>12,7102369442582</text:p>
          </table:table-cell>
        </table:table-row>
        <table:table-row table:style-name="ro1">
          <table:table-cell office:value-type="float" office:value="4.42313216626644" calcext:value-type="float">
            <text:p>4,42313216626644</text:p>
          </table:table-cell>
          <table:table-cell office:value-type="float" office:value="6.71454332768917" calcext:value-type="float">
            <text:p>6,71454332768917</text:p>
          </table:table-cell>
          <table:table-cell office:value-type="float" office:value="1.33269024081528" calcext:value-type="float">
            <text:p>1,33269024081528</text:p>
          </table:table-cell>
          <table:table-cell office:value-type="float" office:value="19.4632485508919" calcext:value-type="float">
            <text:p>19,4632485508919</text:p>
          </table:table-cell>
        </table:table-row>
        <table:table-row table:style-name="ro1">
          <table:table-cell office:value-type="float" office:value="26.1709410697222" calcext:value-type="float">
            <text:p>26,1709410697222</text:p>
          </table:table-cell>
          <table:table-cell office:value-type="float" office:value="9.14850644767284" calcext:value-type="float">
            <text:p>9,14850644767284</text:p>
          </table:table-cell>
          <table:table-cell office:value-type="float" office:value="1.2588034151122" calcext:value-type="float">
            <text:p>1,2588034151122</text:p>
          </table:table-cell>
          <table:table-cell office:value-type="float" office:value="5.86700579151511" calcext:value-type="float">
            <text:p>5,86700579151511</text:p>
          </table:table-cell>
        </table:table-row>
        <table:table-row table:style-name="ro1">
          <table:table-cell office:value-type="float" office:value="11.9829503819346" calcext:value-type="float">
            <text:p>11,9829503819346</text:p>
          </table:table-cell>
          <table:table-cell office:value-type="float" office:value="7.34059372916818" calcext:value-type="float">
            <text:p>7,34059372916818</text:p>
          </table:table-cell>
          <table:table-cell office:value-type="float" office:value="1.07931450475007" calcext:value-type="float">
            <text:p>1,07931450475007</text:p>
          </table:table-cell>
          <table:table-cell office:value-type="float" office:value="5.73491165414453" calcext:value-type="float">
            <text:p>5,73491165414453</text:p>
          </table:table-cell>
        </table:table-row>
        <table:table-row table:style-name="ro1">
          <table:table-cell office:value-type="float" office:value="6.69666239991784" calcext:value-type="float">
            <text:p>6,69666239991784</text:p>
          </table:table-cell>
          <table:table-cell office:value-type="float" office:value="8.03007185459137" calcext:value-type="float">
            <text:p>8,03007185459137</text:p>
          </table:table-cell>
          <table:table-cell office:value-type="float" office:value="2.44740303605795" calcext:value-type="float">
            <text:p>2,44740303605795</text:p>
          </table:table-cell>
          <table:table-cell office:value-type="float" office:value="7.41515913978219" calcext:value-type="float">
            <text:p>7,41515913978219</text:p>
          </table:table-cell>
        </table:table-row>
        <table:table-row table:style-name="ro1">
          <table:table-cell office:value-type="float" office:value="3.08591360226274" calcext:value-type="float">
            <text:p>3,08591360226274</text:p>
          </table:table-cell>
          <table:table-cell office:value-type="float" office:value="7.20105366781354" calcext:value-type="float">
            <text:p>7,20105366781354</text:p>
          </table:table-cell>
          <table:table-cell office:value-type="float" office:value="2.46500433422625" calcext:value-type="float">
            <text:p>2,46500433422625</text:p>
          </table:table-cell>
          <table:table-cell office:value-type="float" office:value="6.58964831382036" calcext:value-type="float">
            <text:p>6,58964831382036</text:p>
          </table:table-cell>
        </table:table-row>
        <table:table-row table:style-name="ro1">
          <table:table-cell office:value-type="float" office:value="0.664416758809239" calcext:value-type="float">
            <text:p>0,664416758809239</text:p>
          </table:table-cell>
          <table:table-cell office:value-type="float" office:value="5.97066106274724" calcext:value-type="float">
            <text:p>5,97066106274724</text:p>
          </table:table-cell>
          <table:table-cell office:value-type="float" office:value="1.52202555909753" calcext:value-type="float">
            <text:p>1,52202555909753</text:p>
          </table:table-cell>
          <table:table-cell office:value-type="float" office:value="11.5049472078681" calcext:value-type="float">
            <text:p>11,5049472078681</text:p>
          </table:table-cell>
        </table:table-row>
        <table:table-row table:style-name="ro1">
          <table:table-cell office:value-type="float" office:value="14.249075204134" calcext:value-type="float">
            <text:p>14,249075204134</text:p>
          </table:table-cell>
          <table:table-cell office:value-type="float" office:value="8.24201572686434" calcext:value-type="float">
            <text:p>8,24201572686434</text:p>
          </table:table-cell>
          <table:table-cell office:value-type="float" office:value="2.29915999807417" calcext:value-type="float">
            <text:p>2,29915999807417</text:p>
          </table:table-cell>
          <table:table-cell office:value-type="float" office:value="1.67063251137733" calcext:value-type="float">
            <text:p>1,67063251137733</text:p>
          </table:table-cell>
        </table:table-row>
        <table:table-row table:style-name="ro1">
          <table:table-cell office:value-type="float" office:value="13.599369674921" calcext:value-type="float">
            <text:p>13,599369674921</text:p>
          </table:table-cell>
          <table:table-cell office:value-type="float" office:value="6.50285184383392" calcext:value-type="float">
            <text:p>6,50285184383392</text:p>
          </table:table-cell>
          <table:table-cell office:value-type="float" office:value="2.4325167760253" calcext:value-type="float">
            <text:p>2,4325167760253</text:p>
          </table:table-cell>
          <table:table-cell office:value-type="float" office:value="8.49937554448843" calcext:value-type="float">
            <text:p>8,49937554448843</text:p>
          </table:table-cell>
        </table:table-row>
        <table:table-row table:style-name="ro1">
          <table:table-cell office:value-type="float" office:value="13.2657382637262" calcext:value-type="float">
            <text:p>13,2657382637262</text:p>
          </table:table-cell>
          <table:table-cell office:value-type="float" office:value="5.06976200267673" calcext:value-type="float">
            <text:p>5,06976200267673</text:p>
          </table:table-cell>
          <table:table-cell office:value-type="float" office:value="1.69228645972908" calcext:value-type="float">
            <text:p>1,69228645972908</text:p>
          </table:table-cell>
          <table:table-cell office:value-type="float" office:value="9.16741322726011" calcext:value-type="float">
            <text:p>9,16741322726011</text:p>
          </table:table-cell>
        </table:table-row>
        <table:table-row table:style-name="ro1">
          <table:table-cell office:value-type="float" office:value="8.12879484146833" calcext:value-type="float">
            <text:p>8,12879484146833</text:p>
          </table:table-cell>
          <table:table-cell office:value-type="float" office:value="6.4825895242393" calcext:value-type="float">
            <text:p>6,4825895242393</text:p>
          </table:table-cell>
          <table:table-cell office:value-type="float" office:value="1.79493881296366" calcext:value-type="float">
            <text:p>1,79493881296366</text:p>
          </table:table-cell>
          <table:table-cell office:value-type="float" office:value="6.72648847103119" calcext:value-type="float">
            <text:p>6,72648847103119</text:p>
          </table:table-cell>
        </table:table-row>
        <table:table-row table:style-name="ro1">
          <table:table-cell office:value-type="float" office:value="4.90403920412064" calcext:value-type="float">
            <text:p>4,90403920412064</text:p>
          </table:table-cell>
          <table:table-cell office:value-type="float" office:value="6.6095725633204" calcext:value-type="float">
            <text:p>6,6095725633204</text:p>
          </table:table-cell>
          <table:table-cell office:value-type="float" office:value="1.70993991196156" calcext:value-type="float">
            <text:p>1,70993991196156</text:p>
          </table:table-cell>
          <table:table-cell office:value-type="float" office:value="5.01392036676407" calcext:value-type="float">
            <text:p>5,01392036676407</text:p>
          </table:table-cell>
        </table:table-row>
        <table:table-row table:style-name="ro1">
          <table:table-cell office:value-type="float" office:value="10.7367802411318" calcext:value-type="float">
            <text:p>10,7367802411318</text:p>
          </table:table-cell>
          <table:table-cell office:value-type="float" office:value="5.47389592975378" calcext:value-type="float">
            <text:p>5,47389592975378</text:p>
          </table:table-cell>
          <table:table-cell office:value-type="float" office:value="1.86867755837739" calcext:value-type="float">
            <text:p>1,86867755837739</text:p>
          </table:table-cell>
          <table:table-cell office:value-type="float" office:value="5.69092016667128" calcext:value-type="float">
            <text:p>5,69092016667128</text:p>
          </table:table-cell>
        </table:table-row>
        <table:table-row table:style-name="ro1">
          <table:table-cell office:value-type="float" office:value="12.5585608184338" calcext:value-type="float">
            <text:p>12,5585608184338</text:p>
          </table:table-cell>
          <table:table-cell office:value-type="float" office:value="6.74019707366824" calcext:value-type="float">
            <text:p>6,74019707366824</text:p>
          </table:table-cell>
          <table:table-cell office:value-type="float" office:value="1.62661622744054" calcext:value-type="float">
            <text:p>1,62661622744054</text:p>
          </table:table-cell>
          <table:table-cell office:value-type="float" office:value="2.96308915130794" calcext:value-type="float">
            <text:p>2,96308915130794</text:p>
          </table:table-cell>
        </table:table-row>
        <table:table-row table:style-name="ro1">
          <table:table-cell office:value-type="float" office:value="12.5585608184338" calcext:value-type="float">
            <text:p>12,5585608184338</text:p>
          </table:table-cell>
          <table:table-cell office:value-type="float" office:value="6.74019707366824" calcext:value-type="float">
            <text:p>6,74019707366824</text:p>
          </table:table-cell>
          <table:table-cell office:value-type="float" office:value="1.62661622744054" calcext:value-type="float">
            <text:p>1,62661622744054</text:p>
          </table:table-cell>
          <table:table-cell office:value-type="float" office:value="2.96308915130794" calcext:value-type="float">
            <text:p>2,96308915130794</text:p>
          </table:table-cell>
        </table:table-row>
        <table:table-row table:style-name="ro1">
          <table:table-cell office:value-type="float" office:value="0.421010074205697" calcext:value-type="float">
            <text:p>0,421010074205697</text:p>
          </table:table-cell>
          <table:table-cell office:value-type="float" office:value="5.12654101476073" calcext:value-type="float">
            <text:p>5,12654101476073</text:p>
          </table:table-cell>
          <table:table-cell office:value-type="float" office:value="1.20233872439712" calcext:value-type="float">
            <text:p>1,20233872439712</text:p>
          </table:table-cell>
          <table:table-cell office:value-type="float" office:value="7.2216154076159" calcext:value-type="float">
            <text:p>7,2216154076159</text:p>
          </table:table-cell>
        </table:table-row>
        <table:table-row table:style-name="ro1">
          <table:table-cell office:value-type="float" office:value="11.2001961097121" calcext:value-type="float">
            <text:p>11,2001961097121</text:p>
          </table:table-cell>
          <table:table-cell office:value-type="float" office:value="5.51842479035258" calcext:value-type="float">
            <text:p>5,51842479035258</text:p>
          </table:table-cell>
          <table:table-cell office:value-type="float" office:value="1.19482027366757" calcext:value-type="float">
            <text:p>1,19482027366757</text:p>
          </table:table-cell>
          <table:table-cell office:value-type="float" office:value="9.2068575322628" calcext:value-type="float">
            <text:p>9,2068575322628</text:p>
          </table:table-cell>
        </table:table-row>
        <table:table-row table:style-name="ro1">
          <table:table-cell office:value-type="float" office:value="14.1678331419826" calcext:value-type="float">
            <text:p>14,1678331419826</text:p>
          </table:table-cell>
          <table:table-cell office:value-type="float" office:value="4.9894186668098" calcext:value-type="float">
            <text:p>4,9894186668098</text:p>
          </table:table-cell>
          <table:table-cell office:value-type="float" office:value="2.61014234274626" calcext:value-type="float">
            <text:p>2,61014234274626</text:p>
          </table:table-cell>
          <table:table-cell office:value-type="float" office:value="7.04111298546195" calcext:value-type="float">
            <text:p>7,04111298546195</text:p>
          </table:table-cell>
        </table:table-row>
        <table:table-row table:style-name="ro1">
          <table:table-cell office:value-type="float" office:value="12.5747183337808" calcext:value-type="float">
            <text:p>12,5747183337808</text:p>
          </table:table-cell>
          <table:table-cell office:value-type="float" office:value="6.4149247482419" calcext:value-type="float">
            <text:p>6,4149247482419</text:p>
          </table:table-cell>
          <table:table-cell office:value-type="float" office:value="2.57741566747427" calcext:value-type="float">
            <text:p>2,57741566747427</text:p>
          </table:table-cell>
          <table:table-cell office:value-type="float" office:value="3.45810572616756" calcext:value-type="float">
            <text:p>3,45810572616756</text:p>
          </table:table-cell>
        </table:table-row>
        <table:table-row table:style-name="ro1">
          <table:table-cell office:value-type="float" office:value="11.6684976965189" calcext:value-type="float">
            <text:p>11,6684976965189</text:p>
          </table:table-cell>
          <table:table-cell office:value-type="float" office:value="7.19386385753751" calcext:value-type="float">
            <text:p>7,19386385753751</text:p>
          </table:table-cell>
          <table:table-cell office:value-type="float" office:value="4.47367131710053" calcext:value-type="float">
            <text:p>4,47367131710053</text:p>
          </table:table-cell>
          <table:table-cell office:value-type="float" office:value="9.4899982213974" calcext:value-type="float">
            <text:p>9,4899982213974</text:p>
          </table:table-cell>
        </table:table-row>
        <table:table-row table:style-name="ro1">
          <table:table-cell office:value-type="float" office:value="3.75941093079746" calcext:value-type="float">
            <text:p>3,75941093079746</text:p>
          </table:table-cell>
          <table:table-cell office:value-type="float" office:value="6.05415739119053" calcext:value-type="float">
            <text:p>6,05415739119053</text:p>
          </table:table-cell>
          <table:table-cell office:value-type="float" office:value="2.42217653430998" calcext:value-type="float">
            <text:p>2,42217653430998</text:p>
          </table:table-cell>
          <table:table-cell office:value-type="float" office:value="10.304213501513" calcext:value-type="float">
            <text:p>10,304213501513</text:p>
          </table:table-cell>
        </table:table-row>
        <table:table-row table:style-name="ro1">
          <table:table-cell office:value-type="float" office:value="0.348567933542654" calcext:value-type="float">
            <text:p>0,348567933542654</text:p>
          </table:table-cell>
          <table:table-cell office:value-type="float" office:value="8.20979475975037" calcext:value-type="float">
            <text:p>8,20979475975037</text:p>
          </table:table-cell>
          <table:table-cell office:value-type="float" office:value="4.9937479197979" calcext:value-type="float">
            <text:p>4,9937479197979</text:p>
          </table:table-cell>
          <table:table-cell office:value-type="float" office:value="5.89195638895035" calcext:value-type="float">
            <text:p>5,891956388950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18T18:48:32.655478623</dc:date>
    <meta:editing-duration>PT1M18S</meta:editing-duration>
    <meta:editing-cycles>1</meta:editing-cycles>
    <meta:document-statistic meta:table-count="1" meta:cell-count="1284" meta:object-count="1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line" chart:style-name="ch1">
        <chart:legend chart:legend-position="end" svg:x="13.691cm" svg:y="3.456cm" style:legend-expansion="high" chart:style-name="ch2"/>
        <chart:plot-area chart:style-name="ch3" table:cell-range-address="rms.A1:rms.D321" chart:data-source-has-labels="row" svg:x="0.319cm" svg:y="0.18cm" svg:width="13.053cm" svg:height="8.645cm">
          <chart:coordinate-region svg:x="0.94cm" svg:y="0.379cm" svg:width="12.432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ms.A2:rms.A321" chart:label-cell-address="rms.A1:rms.A1" chart:class="chart:line">
            <chart:data-point chart:repeated="320"/>
          </chart:series>
          <chart:series chart:style-name="ch7" chart:values-cell-range-address="rms.B2:rms.B321" chart:label-cell-address="rms.B1:rms.B1" chart:class="chart:line">
            <chart:data-point chart:repeated="320"/>
          </chart:series>
          <chart:series chart:style-name="ch8" chart:values-cell-range-address="rms.C2:rms.C321" chart:label-cell-address="rms.C1:rms.C1" chart:class="chart:line">
            <chart:data-point chart:repeated="320"/>
          </chart:series>
          <chart:series chart:style-name="ch9" chart:values-cell-range-address="rms.D2:rms.D321" chart:label-cell-address="rms.D1:rms.D1" chart:class="chart:line">
            <chart:data-point chart:repeated="3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cals</text:p>
                <draw:g>
                  <svg:desc>rms.A1:rms.A1</svg:desc>
                </draw:g>
              </table:table-cell>
              <table:table-cell office:value-type="string">
                <text:p>drums</text:p>
                <draw:g>
                  <svg:desc>rms.B1:rms.B1</svg:desc>
                </draw:g>
              </table:table-cell>
              <table:table-cell office:value-type="string">
                <text:p>bass</text:p>
                <draw:g>
                  <svg:desc>rms.C1:rms.C1</svg:desc>
                </draw:g>
              </table:table-cell>
              <table:table-cell office:value-type="string">
                <text:p>other</text:p>
                <draw:g>
                  <svg:desc>rms.D1:rm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96302042040043">
                <text:p>0.0996302042040043</text:p>
                <draw:g>
                  <svg:desc>rms.A2:rms.A321</svg:desc>
                </draw:g>
              </table:table-cell>
              <table:table-cell office:value-type="float" office:value="6.03489298373461">
                <text:p>6.03489298373461</text:p>
                <draw:g>
                  <svg:desc>rms.B2:rms.B321</svg:desc>
                </draw:g>
              </table:table-cell>
              <table:table-cell office:value-type="float" office:value="7.92506244033575">
                <text:p>7.92506244033575</text:p>
                <draw:g>
                  <svg:desc>rms.C2:rms.C321</svg:desc>
                </draw:g>
              </table:table-cell>
              <table:table-cell office:value-type="float" office:value="6.04674685746431">
                <text:p>6.04674685746431</text:p>
                <draw:g>
                  <svg:desc>rms.D2:rms.D3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92945973342285">
                <text:p>0.292945973342285</text:p>
              </table:table-cell>
              <table:table-cell office:value-type="float" office:value="6.03489298373461">
                <text:p>6.03489298373461</text:p>
              </table:table-cell>
              <table:table-cell office:value-type="float" office:value="7.92506244033575">
                <text:p>7.92506244033575</text:p>
              </table:table-cell>
              <table:table-cell office:value-type="float" office:value="6.04674685746431">
                <text:p>6.046746857464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9494439079426">
                <text:p>0.219494439079426</text:p>
              </table:table-cell>
              <table:table-cell office:value-type="float" office:value="5.24706114083529">
                <text:p>5.24706114083529</text:p>
              </table:table-cell>
              <table:table-cell office:value-type="float" office:value="1.51874462608248">
                <text:p>1.51874462608248</text:p>
              </table:table-cell>
              <table:table-cell office:value-type="float" office:value="9.7908116877079">
                <text:p>9.79081168770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1304432367906">
                <text:p>0.341304432367906</text:p>
              </table:table-cell>
              <table:table-cell office:value-type="float" office:value="5.82264782860875">
                <text:p>5.82264782860875</text:p>
              </table:table-cell>
              <table:table-cell office:value-type="float" office:value="2.65774293802679">
                <text:p>2.65774293802679</text:p>
              </table:table-cell>
              <table:table-cell office:value-type="float" office:value="8.04036483168602">
                <text:p>8.040364831686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9311706284061">
                <text:p>0.249311706284061</text:p>
              </table:table-cell>
              <table:table-cell office:value-type="float" office:value="5.53636578842998">
                <text:p>5.53636578842998</text:p>
              </table:table-cell>
              <table:table-cell office:value-type="float" office:value="1.67480367235839">
                <text:p>1.67480367235839</text:p>
              </table:table-cell>
              <table:table-cell office:value-type="float" office:value="12.7847278490663">
                <text:p>12.7847278490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9562466908246">
                <text:p>0.169562466908246</text:p>
              </table:table-cell>
              <table:table-cell office:value-type="float" office:value="5.75248850509524">
                <text:p>5.75248850509524</text:p>
              </table:table-cell>
              <table:table-cell office:value-type="float" office:value="2.28111119940877">
                <text:p>2.28111119940877</text:p>
              </table:table-cell>
              <table:table-cell office:value-type="float" office:value="13.2586415857077">
                <text:p>13.25864158570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2577852085233">
                <text:p>10.2577852085233</text:p>
              </table:table-cell>
              <table:table-cell office:value-type="float" office:value="5.77416084706783">
                <text:p>5.77416084706783</text:p>
              </table:table-cell>
              <table:table-cell office:value-type="float" office:value="2.50659068115056">
                <text:p>2.50659068115056</text:p>
              </table:table-cell>
              <table:table-cell office:value-type="float" office:value="11.2138753756881">
                <text:p>11.21387537568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507204733789">
                <text:p>11.507204733789</text:p>
              </table:table-cell>
              <table:table-cell office:value-type="float" office:value="6.33530784398317">
                <text:p>6.33530784398317</text:p>
              </table:table-cell>
              <table:table-cell office:value-type="float" office:value="2.89525836706162">
                <text:p>2.89525836706162</text:p>
              </table:table-cell>
              <table:table-cell office:value-type="float" office:value="10.2040758356452">
                <text:p>10.20407583564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48329467326403">
                <text:p>4.48329467326403</text:p>
              </table:table-cell>
              <table:table-cell office:value-type="float" office:value="7.47998617589474">
                <text:p>7.47998617589474</text:p>
              </table:table-cell>
              <table:table-cell office:value-type="float" office:value="2.12311465293169">
                <text:p>2.12311465293169</text:p>
              </table:table-cell>
              <table:table-cell office:value-type="float" office:value="12.1124302968383">
                <text:p>12.11243029683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5543272942305">
                <text:p>2.55543272942305</text:p>
              </table:table-cell>
              <table:table-cell office:value-type="float" office:value="6.48008333519101">
                <text:p>6.48008333519101</text:p>
              </table:table-cell>
              <table:table-cell office:value-type="float" office:value="2.70395772531629">
                <text:p>2.70395772531629</text:p>
              </table:table-cell>
              <table:table-cell office:value-type="float" office:value="8.54239426553249">
                <text:p>8.542394265532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6864728089422">
                <text:p>1.66864728089422</text:p>
              </table:table-cell>
              <table:table-cell office:value-type="float" office:value="7.77066824957728">
                <text:p>7.77066824957728</text:p>
              </table:table-cell>
              <table:table-cell office:value-type="float" office:value="6.6518415696919">
                <text:p>6.6518415696919</text:p>
              </table:table-cell>
              <table:table-cell office:value-type="float" office:value="6.07927888631821">
                <text:p>6.079278886318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4461055919528">
                <text:p>7.4461055919528</text:p>
              </table:table-cell>
              <table:table-cell office:value-type="float" office:value="6.95451628416777">
                <text:p>6.95451628416777</text:p>
              </table:table-cell>
              <table:table-cell office:value-type="float" office:value="3.75371193513274">
                <text:p>3.75371193513274</text:p>
              </table:table-cell>
              <table:table-cell office:value-type="float" office:value="4.154147580266">
                <text:p>4.1541475802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5689664855599">
                <text:p>1.25689664855599</text:p>
              </table:table-cell>
              <table:table-cell office:value-type="float" office:value="7.28335976600647">
                <text:p>7.28335976600647</text:p>
              </table:table-cell>
              <table:table-cell office:value-type="float" office:value="5.11185824871063">
                <text:p>5.11185824871063</text:p>
              </table:table-cell>
              <table:table-cell office:value-type="float" office:value="4.1418788023293">
                <text:p>4.14187880232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94539844617248">
                <text:p>0.294539844617248</text:p>
              </table:table-cell>
              <table:table-cell office:value-type="float" office:value="5.28656877577305">
                <text:p>5.28656877577305</text:p>
              </table:table-cell>
              <table:table-cell office:value-type="float" office:value="2.82040261663497">
                <text:p>2.82040261663497</text:p>
              </table:table-cell>
              <table:table-cell office:value-type="float" office:value="3.18970531225204">
                <text:p>3.189705312252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81112510897219">
                <text:p>0.481112510897219</text:p>
              </table:table-cell>
              <table:table-cell office:value-type="float" office:value="6.42646988853812">
                <text:p>6.42646988853812</text:p>
              </table:table-cell>
              <table:table-cell office:value-type="float" office:value="1.83105980977416">
                <text:p>1.83105980977416</text:p>
              </table:table-cell>
              <table:table-cell office:value-type="float" office:value="3.07733262889087">
                <text:p>3.077332628890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1056881602854">
                <text:p>0.231056881602854</text:p>
              </table:table-cell>
              <table:table-cell office:value-type="float" office:value="7.06815300509334">
                <text:p>7.06815300509334</text:p>
              </table:table-cell>
              <table:table-cell office:value-type="float" office:value="4.02451260015369">
                <text:p>4.02451260015369</text:p>
              </table:table-cell>
              <table:table-cell office:value-type="float" office:value="2.90824030525982">
                <text:p>2.908240305259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8113582124934">
                <text:p>0.228113582124934</text:p>
              </table:table-cell>
              <table:table-cell office:value-type="float" office:value="7.54972081631422">
                <text:p>7.54972081631422</text:p>
              </table:table-cell>
              <table:table-cell office:value-type="float" office:value="2.57316208444536">
                <text:p>2.57316208444536</text:p>
              </table:table-cell>
              <table:table-cell office:value-type="float" office:value="4.55702422186732">
                <text:p>4.557024221867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8439215738326">
                <text:p>0.158439215738326</text:p>
              </table:table-cell>
              <table:table-cell office:value-type="float" office:value="5.71178831160069">
                <text:p>5.71178831160069</text:p>
              </table:table-cell>
              <table:table-cell office:value-type="float" office:value="2.95432447455823">
                <text:p>2.95432447455823</text:p>
              </table:table-cell>
              <table:table-cell office:value-type="float" office:value="5.9906686656177">
                <text:p>5.99066866561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1777446414344">
                <text:p>0.181777446414344</text:p>
              </table:table-cell>
              <table:table-cell office:value-type="float" office:value="4.81335073709488">
                <text:p>4.81335073709488</text:p>
              </table:table-cell>
              <table:table-cell office:value-type="float" office:value="1.89326773397625">
                <text:p>1.89326773397625</text:p>
              </table:table-cell>
              <table:table-cell office:value-type="float" office:value="5.69296628236771">
                <text:p>5.692966282367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9632123541087">
                <text:p>0.159632123541087</text:p>
              </table:table-cell>
              <table:table-cell office:value-type="float" office:value="6.05408847332001">
                <text:p>6.05408847332001</text:p>
              </table:table-cell>
              <table:table-cell office:value-type="float" office:value="1.93772197235376">
                <text:p>1.93772197235376</text:p>
              </table:table-cell>
              <table:table-cell office:value-type="float" office:value="4.29726717993617">
                <text:p>4.297267179936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36625458253548">
                <text:p>0.136625458253548</text:p>
              </table:table-cell>
              <table:table-cell office:value-type="float" office:value="7.35294260084629">
                <text:p>7.35294260084629</text:p>
              </table:table-cell>
              <table:table-cell office:value-type="float" office:value="3.42663587071002">
                <text:p>3.42663587071002</text:p>
              </table:table-cell>
              <table:table-cell office:value-type="float" office:value="2.73038982413709">
                <text:p>2.730389824137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86498407856561">
                <text:p>0.186498407856561</text:p>
              </table:table-cell>
              <table:table-cell office:value-type="float" office:value="7.16677121818066">
                <text:p>7.16677121818066</text:p>
              </table:table-cell>
              <table:table-cell office:value-type="float" office:value="2.30854051187634">
                <text:p>2.30854051187634</text:p>
              </table:table-cell>
              <table:table-cell office:value-type="float" office:value="5.90219022706151">
                <text:p>5.902190227061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75343656539917">
                <text:p>0.275343656539917</text:p>
              </table:table-cell>
              <table:table-cell office:value-type="float" office:value="6.99934829026461">
                <text:p>6.99934829026461</text:p>
              </table:table-cell>
              <table:table-cell office:value-type="float" office:value="2.07623839378357">
                <text:p>2.07623839378357</text:p>
              </table:table-cell>
              <table:table-cell office:value-type="float" office:value="4.84556192532182">
                <text:p>4.845561925321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2646702863276">
                <text:p>6.2646702863276</text:p>
              </table:table-cell>
              <table:table-cell office:value-type="float" office:value="7.33000738546252">
                <text:p>7.33000738546252</text:p>
              </table:table-cell>
              <table:table-cell office:value-type="float" office:value="1.57426972873509">
                <text:p>1.57426972873509</text:p>
              </table:table-cell>
              <table:table-cell office:value-type="float" office:value="5.23138651624322">
                <text:p>5.231386516243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969188477844">
                <text:p>4.969188477844</text:p>
              </table:table-cell>
              <table:table-cell office:value-type="float" office:value="9.73681733012199">
                <text:p>9.73681733012199</text:p>
              </table:table-cell>
              <table:table-cell office:value-type="float" office:value="1.76613323856145">
                <text:p>1.76613323856145</text:p>
              </table:table-cell>
              <table:table-cell office:value-type="float" office:value="6.00748369470239">
                <text:p>6.007483694702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77813463658094">
                <text:p>4.77813463658094</text:p>
              </table:table-cell>
              <table:table-cell office:value-type="float" office:value="5.76009275391698">
                <text:p>5.76009275391698</text:p>
              </table:table-cell>
              <table:table-cell office:value-type="float" office:value="1.09282392077148">
                <text:p>1.09282392077148</text:p>
              </table:table-cell>
              <table:table-cell office:value-type="float" office:value="8.0076577141881">
                <text:p>8.00765771418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53683240711689">
                <text:p>8.53683240711689</text:p>
              </table:table-cell>
              <table:table-cell office:value-type="float" office:value="5.41716907173395">
                <text:p>5.41716907173395</text:p>
              </table:table-cell>
              <table:table-cell office:value-type="float" office:value="0.8510971092619">
                <text:p>0.8510971092619</text:p>
              </table:table-cell>
              <table:table-cell office:value-type="float" office:value="8.69955122470856">
                <text:p>8.699551224708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50230203568935">
                <text:p>4.50230203568935</text:p>
              </table:table-cell>
              <table:table-cell office:value-type="float" office:value="8.38494673371315">
                <text:p>8.38494673371315</text:p>
              </table:table-cell>
              <table:table-cell office:value-type="float" office:value="3.57848638668656">
                <text:p>3.57848638668656</text:p>
              </table:table-cell>
              <table:table-cell office:value-type="float" office:value="6.59399759024382">
                <text:p>6.593997590243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44069565087557">
                <text:p>2.44069565087557</text:p>
              </table:table-cell>
              <table:table-cell office:value-type="float" office:value="8.27949400991201">
                <text:p>8.27949400991201</text:p>
              </table:table-cell>
              <table:table-cell office:value-type="float" office:value="3.4817501436919">
                <text:p>3.4817501436919</text:p>
              </table:table-cell>
              <table:table-cell office:value-type="float" office:value="8.20862967520952">
                <text:p>8.208629675209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02773560583592">
                <text:p>5.02773560583592</text:p>
              </table:table-cell>
              <table:table-cell office:value-type="float" office:value="6.51337252929807">
                <text:p>6.51337252929807</text:p>
              </table:table-cell>
              <table:table-cell office:value-type="float" office:value="12.3981656506658">
                <text:p>12.3981656506658</text:p>
              </table:table-cell>
              <table:table-cell office:value-type="float" office:value="6.28212699666619">
                <text:p>6.282126996666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9800729230046">
                <text:p>13.9800729230046</text:p>
              </table:table-cell>
              <table:table-cell office:value-type="float" office:value="6.37865019962192">
                <text:p>6.37865019962192</text:p>
              </table:table-cell>
              <table:table-cell office:value-type="float" office:value="5.88976731523871">
                <text:p>5.88976731523871</text:p>
              </table:table-cell>
              <table:table-cell office:value-type="float" office:value="11.200905777514">
                <text:p>11.2009057775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3817033171654">
                <text:p>16.3817033171654</text:p>
              </table:table-cell>
              <table:table-cell office:value-type="float" office:value="7.69892940297723">
                <text:p>7.69892940297723</text:p>
              </table:table-cell>
              <table:table-cell office:value-type="float" office:value="1.79405277594924">
                <text:p>1.79405277594924</text:p>
              </table:table-cell>
              <table:table-cell office:value-type="float" office:value="5.55923162028194">
                <text:p>5.559231620281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35131590813398">
                <text:p>9.35131590813398</text:p>
              </table:table-cell>
              <table:table-cell office:value-type="float" office:value="6.00315630435944">
                <text:p>6.00315630435944</text:p>
              </table:table-cell>
              <table:table-cell office:value-type="float" office:value="2.10185372270644">
                <text:p>2.10185372270644</text:p>
              </table:table-cell>
              <table:table-cell office:value-type="float" office:value="7.45361903682351">
                <text:p>7.453619036823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40770154818893">
                <text:p>4.40770154818893</text:p>
              </table:table-cell>
              <table:table-cell office:value-type="float" office:value="5.54825086146593">
                <text:p>5.54825086146593</text:p>
              </table:table-cell>
              <table:table-cell office:value-type="float" office:value="1.18096556980163">
                <text:p>1.18096556980163</text:p>
              </table:table-cell>
              <table:table-cell office:value-type="float" office:value="5.24785695597529">
                <text:p>5.247856955975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62126821326092">
                <text:p>0.262126821326092</text:p>
              </table:table-cell>
              <table:table-cell office:value-type="float" office:value="5.36457635462284">
                <text:p>5.36457635462284</text:p>
              </table:table-cell>
              <table:table-cell office:value-type="float" office:value="3.84634057991207">
                <text:p>3.84634057991207</text:p>
              </table:table-cell>
              <table:table-cell office:value-type="float" office:value="6.66423933580518">
                <text:p>6.664239335805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26560048758984">
                <text:p>0.226560048758984</text:p>
              </table:table-cell>
              <table:table-cell office:value-type="float" office:value="4.93360357359052">
                <text:p>4.93360357359052</text:p>
              </table:table-cell>
              <table:table-cell office:value-type="float" office:value="2.94358935207129">
                <text:p>2.94358935207129</text:p>
              </table:table-cell>
              <table:table-cell office:value-type="float" office:value="7.2206286713481">
                <text:p>7.22062867134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92617948818952">
                <text:p>0.392617948818952</text:p>
              </table:table-cell>
              <table:table-cell office:value-type="float" office:value="6.22499594464898">
                <text:p>6.22499594464898</text:p>
              </table:table-cell>
              <table:table-cell office:value-type="float" office:value="2.39911070093513">
                <text:p>2.39911070093513</text:p>
              </table:table-cell>
              <table:table-cell office:value-type="float" office:value="8.31380486488342">
                <text:p>8.313804864883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54923419561237">
                <text:p>0.254923419561237</text:p>
              </table:table-cell>
              <table:table-cell office:value-type="float" office:value="4.84264502301812">
                <text:p>4.84264502301812</text:p>
              </table:table-cell>
              <table:table-cell office:value-type="float" office:value="1.74704485107213">
                <text:p>1.74704485107213</text:p>
              </table:table-cell>
              <table:table-cell office:value-type="float" office:value="10.6270918622613">
                <text:p>10.62709186226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49899259163067">
                <text:p>0.349899259163067</text:p>
              </table:table-cell>
              <table:table-cell office:value-type="float" office:value="4.55170031636953">
                <text:p>4.55170031636953</text:p>
              </table:table-cell>
              <table:table-cell office:value-type="float" office:value="4.44143917411566">
                <text:p>4.44143917411566</text:p>
              </table:table-cell>
              <table:table-cell office:value-type="float" office:value="10.5034792795777">
                <text:p>10.50347927957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4845119444653">
                <text:p>0.394845119444653</text:p>
              </table:table-cell>
              <table:table-cell office:value-type="float" office:value="4.93707461282611">
                <text:p>4.93707461282611</text:p>
              </table:table-cell>
              <table:table-cell office:value-type="float" office:value="3.84857715107501">
                <text:p>3.84857715107501</text:p>
              </table:table-cell>
              <table:table-cell office:value-type="float" office:value="8.47813859581947">
                <text:p>8.478138595819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2641699165106">
                <text:p>13.2641699165106</text:p>
              </table:table-cell>
              <table:table-cell office:value-type="float" office:value="5.1486250013113">
                <text:p>5.1486250013113</text:p>
              </table:table-cell>
              <table:table-cell office:value-type="float" office:value="3.48274759016931">
                <text:p>3.48274759016931</text:p>
              </table:table-cell>
              <table:table-cell office:value-type="float" office:value="11.596355587244">
                <text:p>11.5963555872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.8748201578856">
                <text:p>17.8748201578856</text:p>
              </table:table-cell>
              <table:table-cell office:value-type="float" office:value="6.20523421093822">
                <text:p>6.20523421093822</text:p>
              </table:table-cell>
              <table:table-cell office:value-type="float" office:value="3.0454695224762">
                <text:p>3.0454695224762</text:p>
              </table:table-cell>
              <table:table-cell office:value-type="float" office:value="6.03414326906204">
                <text:p>6.034143269062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.3320456370711">
                <text:p>13.3320456370711</text:p>
              </table:table-cell>
              <table:table-cell office:value-type="float" office:value="5.62581745907664">
                <text:p>5.62581745907664</text:p>
              </table:table-cell>
              <table:table-cell office:value-type="float" office:value="1.13741727545857">
                <text:p>1.13741727545857</text:p>
              </table:table-cell>
              <table:table-cell office:value-type="float" office:value="5.20282285287976">
                <text:p>5.202822852879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14867312833667">
                <text:p>0.614867312833667</text:p>
              </table:table-cell>
              <table:table-cell office:value-type="float" office:value="4.70264675095677">
                <text:p>4.70264675095677</text:p>
              </table:table-cell>
              <table:table-cell office:value-type="float" office:value="0.809375429525971">
                <text:p>0.809375429525971</text:p>
              </table:table-cell>
              <table:table-cell office:value-type="float" office:value="11.5204304456711">
                <text:p>11.52043044567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74465349502862">
                <text:p>2.74465349502862</text:p>
              </table:table-cell>
              <table:table-cell office:value-type="float" office:value="5.80887030810118">
                <text:p>5.80887030810118</text:p>
              </table:table-cell>
              <table:table-cell office:value-type="float" office:value="2.5670959148556">
                <text:p>2.5670959148556</text:p>
              </table:table-cell>
              <table:table-cell office:value-type="float" office:value="8.80100019276142">
                <text:p>8.801000192761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94041107594967">
                <text:p>4.94041107594967</text:p>
              </table:table-cell>
              <table:table-cell office:value-type="float" office:value="6.86489930376411">
                <text:p>6.86489930376411</text:p>
              </table:table-cell>
              <table:table-cell office:value-type="float" office:value="4.80723893269897">
                <text:p>4.80723893269897</text:p>
              </table:table-cell>
              <table:table-cell office:value-type="float" office:value="5.82176866009831">
                <text:p>5.821768660098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3172898637131">
                <text:p>0.473172898637131</text:p>
              </table:table-cell>
              <table:table-cell office:value-type="float" office:value="7.22788460552692">
                <text:p>7.22788460552692</text:p>
              </table:table-cell>
              <table:table-cell office:value-type="float" office:value="3.73104214668274">
                <text:p>3.73104214668274</text:p>
              </table:table-cell>
              <table:table-cell office:value-type="float" office:value="5.38486847653985">
                <text:p>5.384868476539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2144616600126">
                <text:p>0.42144616600126</text:p>
              </table:table-cell>
              <table:table-cell office:value-type="float" office:value="6.65945280343294">
                <text:p>6.65945280343294</text:p>
              </table:table-cell>
              <table:table-cell office:value-type="float" office:value="2.73202382959425">
                <text:p>2.73202382959425</text:p>
              </table:table-cell>
              <table:table-cell office:value-type="float" office:value="6.93419389426708">
                <text:p>6.934193894267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1238207379356">
                <text:p>0.51238207379356</text:p>
              </table:table-cell>
              <table:table-cell office:value-type="float" office:value="6.35818392038345">
                <text:p>6.35818392038345</text:p>
              </table:table-cell>
              <table:table-cell office:value-type="float" office:value="2.52246996387839">
                <text:p>2.52246996387839</text:p>
              </table:table-cell>
              <table:table-cell office:value-type="float" office:value="10.6670083478093">
                <text:p>10.66700834780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07466170145199">
                <text:p>0.407466170145199</text:p>
              </table:table-cell>
              <table:table-cell office:value-type="float" office:value="7.72038381546736">
                <text:p>7.72038381546736</text:p>
              </table:table-cell>
              <table:table-cell office:value-type="float" office:value="6.04439526796341">
                <text:p>6.04439526796341</text:p>
              </table:table-cell>
              <table:table-cell office:value-type="float" office:value="5.47173665836453">
                <text:p>5.471736658364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91802891297266">
                <text:p>0.291802891297266</text:p>
              </table:table-cell>
              <table:table-cell office:value-type="float" office:value="6.42995722591877">
                <text:p>6.42995722591877</text:p>
              </table:table-cell>
              <table:table-cell office:value-type="float" office:value="3.33636230789125">
                <text:p>3.33636230789125</text:p>
              </table:table-cell>
              <table:table-cell office:value-type="float" office:value="6.7579192109406">
                <text:p>6.75791921094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79808819666505">
                <text:p>0.179808819666505</text:p>
              </table:table-cell>
              <table:table-cell office:value-type="float" office:value="7.38089112564921">
                <text:p>7.38089112564921</text:p>
              </table:table-cell>
              <table:table-cell office:value-type="float" office:value="2.74863070808351">
                <text:p>2.74863070808351</text:p>
              </table:table-cell>
              <table:table-cell office:value-type="float" office:value="7.65636237338185">
                <text:p>7.656362373381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40479076839983">
                <text:p>0.340479076839983</text:p>
              </table:table-cell>
              <table:table-cell office:value-type="float" office:value="6.87594572082162">
                <text:p>6.87594572082162</text:p>
              </table:table-cell>
              <table:table-cell office:value-type="float" office:value="2.22821463830769">
                <text:p>2.22821463830769</text:p>
              </table:table-cell>
              <table:table-cell office:value-type="float" office:value="5.84526499733329">
                <text:p>5.845264997333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60508342459798">
                <text:p>0.560508342459798</text:p>
              </table:table-cell>
              <table:table-cell office:value-type="float" office:value="7.89943244308233">
                <text:p>7.89943244308233</text:p>
              </table:table-cell>
              <table:table-cell office:value-type="float" office:value="3.45193454995751">
                <text:p>3.45193454995751</text:p>
              </table:table-cell>
              <table:table-cell office:value-type="float" office:value="10.2278040722013">
                <text:p>10.22780407220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2738095372915">
                <text:p>2.72738095372915</text:p>
              </table:table-cell>
              <table:table-cell office:value-type="float" office:value="5.6268535554409">
                <text:p>5.6268535554409</text:p>
              </table:table-cell>
              <table:table-cell office:value-type="float" office:value="2.35054804943502">
                <text:p>2.35054804943502</text:p>
              </table:table-cell>
              <table:table-cell office:value-type="float" office:value="8.25061462819576">
                <text:p>8.250614628195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45238670706749">
                <text:p>3.45238670706749</text:p>
              </table:table-cell>
              <table:table-cell office:value-type="float" office:value="6.85935001820326">
                <text:p>6.85935001820326</text:p>
              </table:table-cell>
              <table:table-cell office:value-type="float" office:value="2.64101172797382">
                <text:p>2.64101172797382</text:p>
              </table:table-cell>
              <table:table-cell office:value-type="float" office:value="7.2861616499722">
                <text:p>7.28616164997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17174757644534">
                <text:p>6.17174757644534</text:p>
              </table:table-cell>
              <table:table-cell office:value-type="float" office:value="5.50231384113431">
                <text:p>5.50231384113431</text:p>
              </table:table-cell>
              <table:table-cell office:value-type="float" office:value="2.18764436431229">
                <text:p>2.18764436431229</text:p>
              </table:table-cell>
              <table:table-cell office:value-type="float" office:value="4.33885212987661">
                <text:p>4.338852129876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.44041164964438">
                <text:p>8.44041164964438</text:p>
              </table:table-cell>
              <table:table-cell office:value-type="float" office:value="6.83927349746227">
                <text:p>6.83927349746227</text:p>
              </table:table-cell>
              <table:table-cell office:value-type="float" office:value="2.61556333862245">
                <text:p>2.61556333862245</text:p>
              </table:table-cell>
              <table:table-cell office:value-type="float" office:value="7.90778268128634">
                <text:p>7.907782681286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4550807736814">
                <text:p>1.04550807736814</text:p>
              </table:table-cell>
              <table:table-cell office:value-type="float" office:value="4.62730834260583">
                <text:p>4.62730834260583</text:p>
              </table:table-cell>
              <table:table-cell office:value-type="float" office:value="1.49507750757039">
                <text:p>1.49507750757039</text:p>
              </table:table-cell>
              <table:table-cell office:value-type="float" office:value="10.8668599277735">
                <text:p>10.86685992777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58068447187543">
                <text:p>4.58068447187543</text:p>
              </table:table-cell>
              <table:table-cell office:value-type="float" office:value="6.72070076689124">
                <text:p>6.72070076689124</text:p>
              </table:table-cell>
              <table:table-cell office:value-type="float" office:value="2.17375694774091">
                <text:p>2.17375694774091</text:p>
              </table:table-cell>
              <table:table-cell office:value-type="float" office:value="8.15464928746223">
                <text:p>8.154649287462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3896619938314">
                <text:p>5.3896619938314</text:p>
              </table:table-cell>
              <table:table-cell office:value-type="float" office:value="7.84180965274572">
                <text:p>7.84180965274572</text:p>
              </table:table-cell>
              <table:table-cell office:value-type="float" office:value="1.89023511484265">
                <text:p>1.89023511484265</text:p>
              </table:table-cell>
              <table:table-cell office:value-type="float" office:value="6.98741571977735">
                <text:p>6.987415719777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7075902633369">
                <text:p>1.07075902633369</text:p>
              </table:table-cell>
              <table:table-cell office:value-type="float" office:value="4.75133443251252">
                <text:p>4.75133443251252</text:p>
              </table:table-cell>
              <table:table-cell office:value-type="float" office:value="1.11800304148346">
                <text:p>1.11800304148346</text:p>
              </table:table-cell>
              <table:table-cell office:value-type="float" office:value="9.46741085499525">
                <text:p>9.467410854995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75130619108677">
                <text:p>5.75130619108677</text:p>
              </table:table-cell>
              <table:table-cell office:value-type="float" office:value="6.67431205511093">
                <text:p>6.67431205511093</text:p>
              </table:table-cell>
              <table:table-cell office:value-type="float" office:value="3.41755733825266">
                <text:p>3.41755733825266</text:p>
              </table:table-cell>
              <table:table-cell office:value-type="float" office:value="10.0868865847588">
                <text:p>10.08688658475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.39489698410034">
                <text:p>8.39489698410034</text:p>
              </table:table-cell>
              <table:table-cell office:value-type="float" office:value="8.17048642784357">
                <text:p>8.17048642784357</text:p>
              </table:table-cell>
              <table:table-cell office:value-type="float" office:value="3.09350108727813">
                <text:p>3.09350108727813</text:p>
              </table:table-cell>
              <table:table-cell office:value-type="float" office:value="5.84073178470135">
                <text:p>5.840731784701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.0502352043986">
                <text:p>15.0502352043986</text:p>
              </table:table-cell>
              <table:table-cell office:value-type="float" office:value="7.0192008279264">
                <text:p>7.0192008279264</text:p>
              </table:table-cell>
              <table:table-cell office:value-type="float" office:value="2.27582710795105">
                <text:p>2.27582710795105</text:p>
              </table:table-cell>
              <table:table-cell office:value-type="float" office:value="5.65803097561002">
                <text:p>5.658030975610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.1316900998354">
                <text:p>18.1316900998354</text:p>
              </table:table-cell>
              <table:table-cell office:value-type="float" office:value="7.24506517872214">
                <text:p>7.24506517872214</text:p>
              </table:table-cell>
              <table:table-cell office:value-type="float" office:value="1.67706748470664">
                <text:p>1.67706748470664</text:p>
              </table:table-cell>
              <table:table-cell office:value-type="float" office:value="5.1041841506958">
                <text:p>5.10418415069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.0046114623547">
                <text:p>20.0046114623547</text:p>
              </table:table-cell>
              <table:table-cell office:value-type="float" office:value="9.76836495101452">
                <text:p>9.76836495101452</text:p>
              </table:table-cell>
              <table:table-cell office:value-type="float" office:value="2.53394432365894">
                <text:p>2.53394432365894</text:p>
              </table:table-cell>
              <table:table-cell office:value-type="float" office:value="4.69584576785564">
                <text:p>4.695845767855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.9606662392616">
                <text:p>20.9606662392616</text:p>
              </table:table-cell>
              <table:table-cell office:value-type="float" office:value="6.13580085337162">
                <text:p>6.13580085337162</text:p>
              </table:table-cell>
              <table:table-cell office:value-type="float" office:value="3.45567590557039">
                <text:p>3.45567590557039</text:p>
              </table:table-cell>
              <table:table-cell office:value-type="float" office:value="8.53305589407682">
                <text:p>8.533055894076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.0856962427497">
                <text:p>15.0856962427497</text:p>
              </table:table-cell>
              <table:table-cell office:value-type="float" office:value="6.49270880967379">
                <text:p>6.49270880967379</text:p>
              </table:table-cell>
              <table:table-cell office:value-type="float" office:value="2.20124912448227">
                <text:p>2.20124912448227</text:p>
              </table:table-cell>
              <table:table-cell office:value-type="float" office:value="13.6527959257364">
                <text:p>13.65279592573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.3029876053333">
                <text:p>14.3029876053333</text:p>
              </table:table-cell>
              <table:table-cell office:value-type="float" office:value="7.33553012832999">
                <text:p>7.33553012832999</text:p>
              </table:table-cell>
              <table:table-cell office:value-type="float" office:value="2.23260652273893">
                <text:p>2.23260652273893</text:p>
              </table:table-cell>
              <table:table-cell office:value-type="float" office:value="12.3247178271413">
                <text:p>12.32471782714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81561836972833">
                <text:p>6.81561836972833</text:p>
              </table:table-cell>
              <table:table-cell office:value-type="float" office:value="6.55453652143478">
                <text:p>6.55453652143478</text:p>
              </table:table-cell>
              <table:table-cell office:value-type="float" office:value="4.56588715314865">
                <text:p>4.56588715314865</text:p>
              </table:table-cell>
              <table:table-cell office:value-type="float" office:value="11.19055878371">
                <text:p>11.190558783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34803572716191">
                <text:p>0.434803572716191</text:p>
              </table:table-cell>
              <table:table-cell office:value-type="float" office:value="9.78417415171862">
                <text:p>9.78417415171862</text:p>
              </table:table-cell>
              <table:table-cell office:value-type="float" office:value="2.55635543726385">
                <text:p>2.55635543726385</text:p>
              </table:table-cell>
              <table:table-cell office:value-type="float" office:value="8.35122913122177">
                <text:p>8.351229131221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94249766739085">
                <text:p>0.294249766739085</text:p>
              </table:table-cell>
              <table:table-cell office:value-type="float" office:value="8.24159383773804">
                <text:p>8.24159383773804</text:p>
              </table:table-cell>
              <table:table-cell office:value-type="float" office:value="3.39556555263698">
                <text:p>3.39556555263698</text:p>
              </table:table-cell>
              <table:table-cell office:value-type="float" office:value="6.11283956095576">
                <text:p>6.112839560955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03759700525552">
                <text:p>0.203759700525552</text:p>
              </table:table-cell>
              <table:table-cell office:value-type="float" office:value="7.93895032256842">
                <text:p>7.93895032256842</text:p>
              </table:table-cell>
              <table:table-cell office:value-type="float" office:value="4.30890591815114">
                <text:p>4.30890591815114</text:p>
              </table:table-cell>
              <table:table-cell office:value-type="float" office:value="6.37453375384212">
                <text:p>6.374533753842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02750030439347">
                <text:p>0.202750030439347</text:p>
              </table:table-cell>
              <table:table-cell office:value-type="float" office:value="7.11420876905322">
                <text:p>7.11420876905322</text:p>
              </table:table-cell>
              <table:table-cell office:value-type="float" office:value="4.16918052360416">
                <text:p>4.16918052360416</text:p>
              </table:table-cell>
              <table:table-cell office:value-type="float" office:value="6.13742787390947">
                <text:p>6.137427873909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25449616461992">
                <text:p>0.125449616461992</text:p>
              </table:table-cell>
              <table:table-cell office:value-type="float" office:value="4.92488732561469">
                <text:p>4.92488732561469</text:p>
              </table:table-cell>
              <table:table-cell office:value-type="float" office:value="9.37032233923674">
                <text:p>9.37032233923674</text:p>
              </table:table-cell>
              <table:table-cell office:value-type="float" office:value="4.52365074306727">
                <text:p>4.523650743067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7861019296106">
                <text:p>0.17861019296106</text:p>
              </table:table-cell>
              <table:table-cell office:value-type="float" office:value="5.86955435574055">
                <text:p>5.86955435574055</text:p>
              </table:table-cell>
              <table:table-cell office:value-type="float" office:value="6.65996503084898">
                <text:p>6.65996503084898</text:p>
              </table:table-cell>
              <table:table-cell office:value-type="float" office:value="4.52800327911973">
                <text:p>4.528003279119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96969936951064">
                <text:p>0.196969936951064</text:p>
              </table:table-cell>
              <table:table-cell office:value-type="float" office:value="4.78296214714646">
                <text:p>4.78296214714646</text:p>
              </table:table-cell>
              <table:table-cell office:value-type="float" office:value="10.6816934421659">
                <text:p>10.6816934421659</text:p>
              </table:table-cell>
              <table:table-cell office:value-type="float" office:value="6.57929666340351">
                <text:p>6.579296663403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51124874921516">
                <text:p>0.251124874921516</text:p>
              </table:table-cell>
              <table:table-cell office:value-type="float" office:value="5.4998230189085">
                <text:p>5.4998230189085</text:p>
              </table:table-cell>
              <table:table-cell office:value-type="float" office:value="8.16071312874556">
                <text:p>8.16071312874556</text:p>
              </table:table-cell>
              <table:table-cell office:value-type="float" office:value="6.89546065405011">
                <text:p>6.895460654050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37609060807154">
                <text:p>0.337609060807154</text:p>
              </table:table-cell>
              <table:table-cell office:value-type="float" office:value="6.99811102822423">
                <text:p>6.99811102822423</text:p>
              </table:table-cell>
              <table:table-cell office:value-type="float" office:value="4.82156174257398">
                <text:p>4.82156174257398</text:p>
              </table:table-cell>
              <table:table-cell office:value-type="float" office:value="4.79053938761354">
                <text:p>4.790539387613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51602376718074">
                <text:p>0.151602376718074</text:p>
              </table:table-cell>
              <table:table-cell office:value-type="float" office:value="6.09643803909421">
                <text:p>6.09643803909421</text:p>
              </table:table-cell>
              <table:table-cell office:value-type="float" office:value="3.7164764944464">
                <text:p>3.7164764944464</text:p>
              </table:table-cell>
              <table:table-cell office:value-type="float" office:value="5.47277601435781">
                <text:p>5.472776014357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08372564986348">
                <text:p>0.708372564986348</text:p>
              </table:table-cell>
              <table:table-cell office:value-type="float" office:value="5.53251802921295">
                <text:p>5.53251802921295</text:p>
              </table:table-cell>
              <table:table-cell office:value-type="float" office:value="1.40583061147481">
                <text:p>1.40583061147481</text:p>
              </table:table-cell>
              <table:table-cell office:value-type="float" office:value="5.7116081006825">
                <text:p>5.71160810068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7217977438122">
                <text:p>0.17217977438122</text:p>
              </table:table-cell>
              <table:table-cell office:value-type="float" office:value="2.99614877440035">
                <text:p>2.99614877440035</text:p>
              </table:table-cell>
              <table:table-cell office:value-type="float" office:value="0.745615863706917">
                <text:p>0.745615863706917</text:p>
              </table:table-cell>
              <table:table-cell office:value-type="float" office:value="2.11284519173205">
                <text:p>2.112845191732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53924813680351">
                <text:p>0.353924813680351</text:p>
              </table:table-cell>
              <table:table-cell office:value-type="float" office:value="6.38303905725479">
                <text:p>6.38303905725479</text:p>
              </table:table-cell>
              <table:table-cell office:value-type="float" office:value="2.24658916704357">
                <text:p>2.24658916704357</text:p>
              </table:table-cell>
              <table:table-cell office:value-type="float" office:value="7.90406949818134">
                <text:p>7.904069498181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53519655577838">
                <text:p>1.53519655577838</text:p>
              </table:table-cell>
              <table:table-cell office:value-type="float" office:value="8.43138433992863">
                <text:p>8.43138433992863</text:p>
              </table:table-cell>
              <table:table-cell office:value-type="float" office:value="1.70986738521606">
                <text:p>1.70986738521606</text:p>
              </table:table-cell>
              <table:table-cell office:value-type="float" office:value="9.48346965014935">
                <text:p>9.483469650149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59702112432569">
                <text:p>1.59702112432569</text:p>
              </table:table-cell>
              <table:table-cell office:value-type="float" office:value="7.17931799590588">
                <text:p>7.17931799590588</text:p>
              </table:table-cell>
              <table:table-cell office:value-type="float" office:value="2.18053138814867">
                <text:p>2.18053138814867</text:p>
              </table:table-cell>
              <table:table-cell office:value-type="float" office:value="4.85079875215888">
                <text:p>4.850798752158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73708336055279">
                <text:p>0.773708336055279</text:p>
              </table:table-cell>
              <table:table-cell office:value-type="float" office:value="5.94036979600787">
                <text:p>5.94036979600787</text:p>
              </table:table-cell>
              <table:table-cell office:value-type="float" office:value="5.43137965723872">
                <text:p>5.43137965723872</text:p>
              </table:table-cell>
              <table:table-cell office:value-type="float" office:value="9.79806948453188">
                <text:p>9.798069484531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57589768059552">
                <text:p>1.57589768059552</text:p>
              </table:table-cell>
              <table:table-cell office:value-type="float" office:value="6.4233778975904">
                <text:p>6.4233778975904</text:p>
              </table:table-cell>
              <table:table-cell office:value-type="float" office:value="2.62567424215376">
                <text:p>2.62567424215376</text:p>
              </table:table-cell>
              <table:table-cell office:value-type="float" office:value="11.118333786726">
                <text:p>11.1183337867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63698520231992">
                <text:p>0.363698520231992</text:p>
              </table:table-cell>
              <table:table-cell office:value-type="float" office:value="8.90740938484669">
                <text:p>8.90740938484669</text:p>
              </table:table-cell>
              <table:table-cell office:value-type="float" office:value="1.94427825044841">
                <text:p>1.94427825044841</text:p>
              </table:table-cell>
              <table:table-cell office:value-type="float" office:value="7.49049661681056">
                <text:p>7.490496616810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74578356463462">
                <text:p>0.574578356463462</text:p>
              </table:table-cell>
              <table:table-cell office:value-type="float" office:value="7.22039630636573">
                <text:p>7.22039630636573</text:p>
              </table:table-cell>
              <table:table-cell office:value-type="float" office:value="3.10444901697338">
                <text:p>3.10444901697338</text:p>
              </table:table-cell>
              <table:table-cell office:value-type="float" office:value="6.31995545700192">
                <text:p>6.319955457001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75639913929626">
                <text:p>0.475639913929626</text:p>
              </table:table-cell>
              <table:table-cell office:value-type="float" office:value="7.75582902133465">
                <text:p>7.75582902133465</text:p>
              </table:table-cell>
              <table:table-cell office:value-type="float" office:value="4.18596668168902">
                <text:p>4.18596668168902</text:p>
              </table:table-cell>
              <table:table-cell office:value-type="float" office:value="3.19708720780909">
                <text:p>3.197087207809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15928251761943">
                <text:p>1.15928251761943</text:p>
              </table:table-cell>
              <table:table-cell office:value-type="float" office:value="6.6615124233067">
                <text:p>6.6615124233067</text:p>
              </table:table-cell>
              <table:table-cell office:value-type="float" office:value="3.05743678472936">
                <text:p>3.05743678472936</text:p>
              </table:table-cell>
              <table:table-cell office:value-type="float" office:value="6.21649157255888">
                <text:p>6.216491572558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20448899199255">
                <text:p>0.220448899199255</text:p>
              </table:table-cell>
              <table:table-cell office:value-type="float" office:value="6.15198351442814">
                <text:p>6.15198351442814</text:p>
              </table:table-cell>
              <table:table-cell office:value-type="float" office:value="2.18423758633435">
                <text:p>2.18423758633435</text:p>
              </table:table-cell>
              <table:table-cell office:value-type="float" office:value="6.99628191068769">
                <text:p>6.996281910687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91327693755738">
                <text:p>0.191327693755738</text:p>
              </table:table-cell>
              <table:table-cell office:value-type="float" office:value="6.75915740430355">
                <text:p>6.75915740430355</text:p>
              </table:table-cell>
              <table:table-cell office:value-type="float" office:value="3.83772631175816">
                <text:p>3.83772631175816</text:p>
              </table:table-cell>
              <table:table-cell office:value-type="float" office:value="6.10192585736513">
                <text:p>6.101925857365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09373130928725">
                <text:p>0.209373130928725</text:p>
              </table:table-cell>
              <table:table-cell office:value-type="float" office:value="6.75368262454867">
                <text:p>6.75368262454867</text:p>
              </table:table-cell>
              <table:table-cell office:value-type="float" office:value="3.87283251620829">
                <text:p>3.87283251620829</text:p>
              </table:table-cell>
              <table:table-cell office:value-type="float" office:value="5.25059318169951">
                <text:p>5.250593181699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32264152145945">
                <text:p>0.232264152145945</text:p>
              </table:table-cell>
              <table:table-cell office:value-type="float" office:value="5.46711264178157">
                <text:p>5.46711264178157</text:p>
              </table:table-cell>
              <table:table-cell office:value-type="float" office:value="1.368950586766">
                <text:p>1.368950586766</text:p>
              </table:table-cell>
              <table:table-cell office:value-type="float" office:value="11.0426200553775">
                <text:p>11.04262005537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2028292005416">
                <text:p>0.22028292005416</text:p>
              </table:table-cell>
              <table:table-cell office:value-type="float" office:value="6.02877559140325">
                <text:p>6.02877559140325</text:p>
              </table:table-cell>
              <table:table-cell office:value-type="float" office:value="1.53017649427056">
                <text:p>1.53017649427056</text:p>
              </table:table-cell>
              <table:table-cell office:value-type="float" office:value="8.20678286254406">
                <text:p>8.206782862544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16838526446372">
                <text:p>1.16838526446372</text:p>
              </table:table-cell>
              <table:table-cell office:value-type="float" office:value="9.29917301982641">
                <text:p>9.29917301982641</text:p>
              </table:table-cell>
              <table:table-cell office:value-type="float" office:value="3.29106138087809">
                <text:p>3.29106138087809</text:p>
              </table:table-cell>
              <table:table-cell office:value-type="float" office:value="10.8483778312802">
                <text:p>10.84837783128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.4061776548624">
                <text:p>11.4061776548624</text:p>
              </table:table-cell>
              <table:table-cell office:value-type="float" office:value="7.34397629275918">
                <text:p>7.34397629275918</text:p>
              </table:table-cell>
              <table:table-cell office:value-type="float" office:value="5.36066899076104">
                <text:p>5.36066899076104</text:p>
              </table:table-cell>
              <table:table-cell office:value-type="float" office:value="3.53763019666076">
                <text:p>3.537630196660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60798702947795">
                <text:p>2.60798702947795</text:p>
              </table:table-cell>
              <table:table-cell office:value-type="float" office:value="6.70462055131793">
                <text:p>6.70462055131793</text:p>
              </table:table-cell>
              <table:table-cell office:value-type="float" office:value="3.12915979884565">
                <text:p>3.12915979884565</text:p>
              </table:table-cell>
              <table:table-cell office:value-type="float" office:value="12.0935151353478">
                <text:p>12.09351513534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9389759600163">
                <text:p>10.9389759600163</text:p>
              </table:table-cell>
              <table:table-cell office:value-type="float" office:value="6.79747294634581">
                <text:p>6.79747294634581</text:p>
              </table:table-cell>
              <table:table-cell office:value-type="float" office:value="3.39887314476073">
                <text:p>3.39887314476073</text:p>
              </table:table-cell>
              <table:table-cell office:value-type="float" office:value="9.43329278379679">
                <text:p>9.433292783796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.5184739530087">
                <text:p>18.5184739530087</text:p>
              </table:table-cell>
              <table:table-cell office:value-type="float" office:value="6.6424710676074">
                <text:p>6.6424710676074</text:p>
              </table:table-cell>
              <table:table-cell office:value-type="float" office:value="3.16238543018699">
                <text:p>3.16238543018699</text:p>
              </table:table-cell>
              <table:table-cell office:value-type="float" office:value="6.25652074813843">
                <text:p>6.256520748138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84399763122201">
                <text:p>6.84399763122201</text:p>
              </table:table-cell>
              <table:table-cell office:value-type="float" office:value="6.44396804273129">
                <text:p>6.44396804273129</text:p>
              </table:table-cell>
              <table:table-cell office:value-type="float" office:value="1.39955652412027">
                <text:p>1.39955652412027</text:p>
              </table:table-cell>
              <table:table-cell office:value-type="float" office:value="5.99363911896944">
                <text:p>5.993639118969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721841827035">
                <text:p>10.721841827035</text:p>
              </table:table-cell>
              <table:table-cell office:value-type="float" office:value="4.12076059728861">
                <text:p>4.12076059728861</text:p>
              </table:table-cell>
              <table:table-cell office:value-type="float" office:value="1.13135913852602">
                <text:p>1.13135913852602</text:p>
              </table:table-cell>
              <table:table-cell office:value-type="float" office:value="5.63002051785588">
                <text:p>5.630020517855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.8978501781821">
                <text:p>13.8978501781821</text:p>
              </table:table-cell>
              <table:table-cell office:value-type="float" office:value="6.52019865810871">
                <text:p>6.52019865810871</text:p>
              </table:table-cell>
              <table:table-cell office:value-type="float" office:value="1.16261665243655">
                <text:p>1.16261665243655</text:p>
              </table:table-cell>
              <table:table-cell office:value-type="float" office:value="7.69750960171223">
                <text:p>7.697509601712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.0044438242912">
                <text:p>20.0044438242912</text:p>
              </table:table-cell>
              <table:table-cell office:value-type="float" office:value="5.65394945442677">
                <text:p>5.65394945442677</text:p>
              </table:table-cell>
              <table:table-cell office:value-type="float" office:value="0.875676283612847">
                <text:p>0.875676283612847</text:p>
              </table:table-cell>
              <table:table-cell office:value-type="float" office:value="6.60814484581351">
                <text:p>6.608144845813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39691790193319">
                <text:p>2.39691790193319</text:p>
              </table:table-cell>
              <table:table-cell office:value-type="float" office:value="10.2668544277549">
                <text:p>10.2668544277549</text:p>
              </table:table-cell>
              <table:table-cell office:value-type="float" office:value="1.598114031367">
                <text:p>1.598114031367</text:p>
              </table:table-cell>
              <table:table-cell office:value-type="float" office:value="1.89644214697182">
                <text:p>1.896442146971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06116426549852">
                <text:p>0.506116426549852</text:p>
              </table:table-cell>
              <table:table-cell office:value-type="float" office:value="7.689009886235">
                <text:p>7.689009886235</text:p>
              </table:table-cell>
              <table:table-cell office:value-type="float" office:value="3.66096920333803">
                <text:p>3.66096920333803</text:p>
              </table:table-cell>
              <table:table-cell office:value-type="float" office:value="4.80013387277722">
                <text:p>4.800133872777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.9457741752267">
                <text:p>13.9457741752267</text:p>
              </table:table-cell>
              <table:table-cell office:value-type="float" office:value="8.8302455842495">
                <text:p>8.8302455842495</text:p>
              </table:table-cell>
              <table:table-cell office:value-type="float" office:value="1.6252527711913">
                <text:p>1.6252527711913</text:p>
              </table:table-cell>
              <table:table-cell office:value-type="float" office:value="5.86800323799253">
                <text:p>5.868003237992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.50409548729658">
                <text:p>8.50409548729658</text:p>
              </table:table-cell>
              <table:table-cell office:value-type="float" office:value="9.61610395461321">
                <text:p>9.61610395461321</text:p>
              </table:table-cell>
              <table:table-cell office:value-type="float" office:value="0.990938977338374">
                <text:p>0.990938977338374</text:p>
              </table:table-cell>
              <table:table-cell office:value-type="float" office:value="3.83350113406777">
                <text:p>3.833501134067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.07430332154036">
                <text:p>9.07430332154036</text:p>
              </table:table-cell>
              <table:table-cell office:value-type="float" office:value="9.29578300565481">
                <text:p>9.29578300565481</text:p>
              </table:table-cell>
              <table:table-cell office:value-type="float" office:value="1.13975303247571">
                <text:p>1.13975303247571</text:p>
              </table:table-cell>
              <table:table-cell office:value-type="float" office:value="3.34839522838593">
                <text:p>3.348395228385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.3330263197422">
                <text:p>13.3330263197422</text:p>
              </table:table-cell>
              <table:table-cell office:value-type="float" office:value="7.07320915535092">
                <text:p>7.07320915535092</text:p>
              </table:table-cell>
              <table:table-cell office:value-type="float" office:value="1.28807977307588">
                <text:p>1.28807977307588</text:p>
              </table:table-cell>
              <table:table-cell office:value-type="float" office:value="3.83704924024642">
                <text:p>3.837049240246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72119767032564">
                <text:p>0.272119767032564</text:p>
              </table:table-cell>
              <table:table-cell office:value-type="float" office:value="5.03094540908933">
                <text:p>5.03094540908933</text:p>
              </table:table-cell>
              <table:table-cell office:value-type="float" office:value="1.04042305611074">
                <text:p>1.04042305611074</text:p>
              </table:table-cell>
              <table:table-cell office:value-type="float" office:value="7.51165300607681">
                <text:p>7.511653006076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22241360461339">
                <text:p>0.222241360461339</text:p>
              </table:table-cell>
              <table:table-cell office:value-type="float" office:value="4.82036964967847">
                <text:p>4.82036964967847</text:p>
              </table:table-cell>
              <table:table-cell office:value-type="float" office:value="1.28489872440696">
                <text:p>1.28489872440696</text:p>
              </table:table-cell>
              <table:table-cell office:value-type="float" office:value="9.76567529141903">
                <text:p>9.765675291419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20850904285908">
                <text:p>5.20850904285908</text:p>
              </table:table-cell>
              <table:table-cell office:value-type="float" office:value="5.52373053506017">
                <text:p>5.52373053506017</text:p>
              </table:table-cell>
              <table:table-cell office:value-type="float" office:value="5.37086604163051">
                <text:p>5.37086604163051</text:p>
              </table:table-cell>
              <table:table-cell office:value-type="float" office:value="6.942686624825">
                <text:p>6.9426866248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1624520458281">
                <text:p>0.61624520458281</text:p>
              </table:table-cell>
              <table:table-cell office:value-type="float" office:value="7.9485522583127">
                <text:p>7.9485522583127</text:p>
              </table:table-cell>
              <table:table-cell office:value-type="float" office:value="3.04380059242249">
                <text:p>3.04380059242249</text:p>
              </table:table-cell>
              <table:table-cell office:value-type="float" office:value="9.23937186598778">
                <text:p>9.239371865987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16948343627155">
                <text:p>0.416948343627155</text:p>
              </table:table-cell>
              <table:table-cell office:value-type="float" office:value="6.95414375513792">
                <text:p>6.95414375513792</text:p>
              </table:table-cell>
              <table:table-cell office:value-type="float" office:value="2.76777590624988">
                <text:p>2.76777590624988</text:p>
              </table:table-cell>
              <table:table-cell office:value-type="float" office:value="8.53786990046501">
                <text:p>8.537869900465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85110358567908">
                <text:p>0.485110358567908</text:p>
              </table:table-cell>
              <table:table-cell office:value-type="float" office:value="6.13795081153512">
                <text:p>6.13795081153512</text:p>
              </table:table-cell>
              <table:table-cell office:value-type="float" office:value="1.9081219797954">
                <text:p>1.9081219797954</text:p>
              </table:table-cell>
              <table:table-cell office:value-type="float" office:value="9.85014718025923">
                <text:p>9.850147180259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.3861836344004">
                <text:p>20.3861836344004</text:p>
              </table:table-cell>
              <table:table-cell office:value-type="float" office:value="8.24386440217495">
                <text:p>8.24386440217495</text:p>
              </table:table-cell>
              <table:table-cell office:value-type="float" office:value="2.23040929995477">
                <text:p>2.23040929995477</text:p>
              </table:table-cell>
              <table:table-cell office:value-type="float" office:value="6.42059138044715">
                <text:p>6.420591380447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.2225783616304">
                <text:p>21.2225783616304</text:p>
              </table:table-cell>
              <table:table-cell office:value-type="float" office:value="5.80227840691805">
                <text:p>5.80227840691805</text:p>
              </table:table-cell>
              <table:table-cell office:value-type="float" office:value="2.44250986725092">
                <text:p>2.44250986725092</text:p>
              </table:table-cell>
              <table:table-cell office:value-type="float" office:value="7.02217081561685">
                <text:p>7.0221708156168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26814379170537">
                <text:p>4.26814379170537</text:p>
              </table:table-cell>
              <table:table-cell office:value-type="float" office:value="4.90296445786953">
                <text:p>4.90296445786953</text:p>
              </table:table-cell>
              <table:table-cell office:value-type="float" office:value="1.16436975076795">
                <text:p>1.16436975076795</text:p>
              </table:table-cell>
              <table:table-cell office:value-type="float" office:value="6.3897492364049">
                <text:p>6.38974923640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07688785344362">
                <text:p>0.407688785344362</text:p>
              </table:table-cell>
              <table:table-cell office:value-type="float" office:value="3.60623770393431">
                <text:p>3.60623770393431</text:p>
              </table:table-cell>
              <table:table-cell office:value-type="float" office:value="0.781618640758097">
                <text:p>0.781618640758097</text:p>
              </table:table-cell>
              <table:table-cell office:value-type="float" office:value="8.99612810462713">
                <text:p>8.996128104627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29812059924007">
                <text:p>6.29812059924007</text:p>
              </table:table-cell>
              <table:table-cell office:value-type="float" office:value="5.49928983673453">
                <text:p>5.49928983673453</text:p>
              </table:table-cell>
              <table:table-cell office:value-type="float" office:value="1.07354111969471">
                <text:p>1.07354111969471</text:p>
              </table:table-cell>
              <table:table-cell office:value-type="float" office:value="11.1300861462951">
                <text:p>11.13008614629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66543110087514">
                <text:p>4.66543110087514</text:p>
              </table:table-cell>
              <table:table-cell office:value-type="float" office:value="6.41162553802133">
                <text:p>6.41162553802133</text:p>
              </table:table-cell>
              <table:table-cell office:value-type="float" office:value="1.41831173095852">
                <text:p>1.41831173095852</text:p>
              </table:table-cell>
              <table:table-cell office:value-type="float" office:value="8.92280600965023">
                <text:p>8.922806009650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64875423070043">
                <text:p>1.64875423070043</text:p>
              </table:table-cell>
              <table:table-cell office:value-type="float" office:value="6.39435835182667">
                <text:p>6.39435835182667</text:p>
              </table:table-cell>
              <table:table-cell office:value-type="float" office:value="3.27434623613954">
                <text:p>3.27434623613954</text:p>
              </table:table-cell>
              <table:table-cell office:value-type="float" office:value="7.51111470162869">
                <text:p>7.511114701628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26912617310882">
                <text:p>3.26912617310882</text:p>
              </table:table-cell>
              <table:table-cell office:value-type="float" office:value="8.38632043451071">
                <text:p>8.38632043451071</text:p>
              </table:table-cell>
              <table:table-cell office:value-type="float" office:value="2.06268997862935">
                <text:p>2.06268997862935</text:p>
              </table:table-cell>
              <table:table-cell office:value-type="float" office:value="6.71886652708054">
                <text:p>6.718866527080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12158947438002">
                <text:p>4.12158947438002</text:p>
              </table:table-cell>
              <table:table-cell office:value-type="float" office:value="6.75258971750736">
                <text:p>6.75258971750736</text:p>
              </table:table-cell>
              <table:table-cell office:value-type="float" office:value="1.09798659104854">
                <text:p>1.09798659104854</text:p>
              </table:table-cell>
              <table:table-cell office:value-type="float" office:value="11.1601166427135">
                <text:p>11.16011664271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39616283681244">
                <text:p>0.739616283681244</text:p>
              </table:table-cell>
              <table:table-cell office:value-type="float" office:value="7.18761561438441">
                <text:p>7.18761561438441</text:p>
              </table:table-cell>
              <table:table-cell office:value-type="float" office:value="3.07743228040636">
                <text:p>3.07743228040636</text:p>
              </table:table-cell>
              <table:table-cell office:value-type="float" office:value="8.05308483541012">
                <text:p>8.053084835410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97985922265798">
                <text:p>0.497985922265798</text:p>
              </table:table-cell>
              <table:table-cell office:value-type="float" office:value="6.92768953740597">
                <text:p>6.92768953740597</text:p>
              </table:table-cell>
              <table:table-cell office:value-type="float" office:value="4.99539356678724">
                <text:p>4.99539356678724</text:p>
              </table:table-cell>
              <table:table-cell office:value-type="float" office:value="9.2169214040041">
                <text:p>9.21692140400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56681041698903">
                <text:p>1.56681041698903</text:p>
              </table:table-cell>
              <table:table-cell office:value-type="float" office:value="5.44542167335749">
                <text:p>5.44542167335749</text:p>
              </table:table-cell>
              <table:table-cell office:value-type="float" office:value="7.82016478478909">
                <text:p>7.82016478478909</text:p>
              </table:table-cell>
              <table:table-cell office:value-type="float" office:value="6.68820273131132">
                <text:p>6.688202731311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19229040946811">
                <text:p>0.519229040946811</text:p>
              </table:table-cell>
              <table:table-cell office:value-type="float" office:value="6.27866433933377">
                <text:p>6.27866433933377</text:p>
              </table:table-cell>
              <table:table-cell office:value-type="float" office:value="2.66118114814162">
                <text:p>2.66118114814162</text:p>
              </table:table-cell>
              <table:table-cell office:value-type="float" office:value="10.870155878365">
                <text:p>10.8701558783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10280083026737">
                <text:p>1.10280083026737</text:p>
              </table:table-cell>
              <table:table-cell office:value-type="float" office:value="5.59289939701557">
                <text:p>5.59289939701557</text:p>
              </table:table-cell>
              <table:table-cell office:value-type="float" office:value="2.26420583203435">
                <text:p>2.26420583203435</text:p>
              </table:table-cell>
              <table:table-cell office:value-type="float" office:value="7.35376356169581">
                <text:p>7.353763561695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68102146685123">
                <text:p>7.68102146685123</text:p>
              </table:table-cell>
              <table:table-cell office:value-type="float" office:value="7.38781644031405">
                <text:p>7.38781644031405</text:p>
              </table:table-cell>
              <table:table-cell office:value-type="float" office:value="1.98205281049013">
                <text:p>1.98205281049013</text:p>
              </table:table-cell>
              <table:table-cell office:value-type="float" office:value="6.48319302126765">
                <text:p>6.483193021267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.6652200967073">
                <text:p>15.6652200967073</text:p>
              </table:table-cell>
              <table:table-cell office:value-type="float" office:value="6.12871954217553">
                <text:p>6.12871954217553</text:p>
              </table:table-cell>
              <table:table-cell office:value-type="float" office:value="1.4328375691548">
                <text:p>1.4328375691548</text:p>
              </table:table-cell>
              <table:table-cell office:value-type="float" office:value="5.72042167186737">
                <text:p>5.7204216718673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76926891133189">
                <text:p>4.76926891133189</text:p>
              </table:table-cell>
              <table:table-cell office:value-type="float" office:value="5.48682175576687">
                <text:p>5.48682175576687</text:p>
              </table:table-cell>
              <table:table-cell office:value-type="float" office:value="1.78146618418396">
                <text:p>1.78146618418396</text:p>
              </table:table-cell>
              <table:table-cell office:value-type="float" office:value="3.75243416056037">
                <text:p>3.752434160560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64285287307575">
                <text:p>0.464285287307575</text:p>
              </table:table-cell>
              <table:table-cell office:value-type="float" office:value="4.96867299079895">
                <text:p>4.96867299079895</text:p>
              </table:table-cell>
              <table:table-cell office:value-type="float" office:value="2.09761201404035">
                <text:p>2.09761201404035</text:p>
              </table:table-cell>
              <table:table-cell office:value-type="float" office:value="5.12523809447885">
                <text:p>5.125238094478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09375711064786">
                <text:p>0.609375711064786</text:p>
              </table:table-cell>
              <table:table-cell office:value-type="float" office:value="5.0065154209733">
                <text:p>5.0065154209733</text:p>
              </table:table-cell>
              <table:table-cell office:value-type="float" office:value="1.84255570638925">
                <text:p>1.84255570638925</text:p>
              </table:table-cell>
              <table:table-cell office:value-type="float" office:value="6.06552977114916">
                <text:p>6.065529771149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56061122147366">
                <text:p>0.356061122147366</text:p>
              </table:table-cell>
              <table:table-cell office:value-type="float" office:value="5.0323735922575">
                <text:p>5.0323735922575</text:p>
              </table:table-cell>
              <table:table-cell office:value-type="float" office:value="1.77201698534191">
                <text:p>1.77201698534191</text:p>
              </table:table-cell>
              <table:table-cell office:value-type="float" office:value="7.87719991058111">
                <text:p>7.877199910581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3595302850008">
                <text:p>4.3595302850008</text:p>
              </table:table-cell>
              <table:table-cell office:value-type="float" office:value="5.23656280711293">
                <text:p>5.23656280711293</text:p>
              </table:table-cell>
              <table:table-cell office:value-type="float" office:value="1.2028421042487">
                <text:p>1.2028421042487</text:p>
              </table:table-cell>
              <table:table-cell office:value-type="float" office:value="11.5883974358439">
                <text:p>11.58839743584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28757814411074">
                <text:p>0.628757814411074</text:p>
              </table:table-cell>
              <table:table-cell office:value-type="float" office:value="4.69950446859002">
                <text:p>4.69950446859002</text:p>
              </table:table-cell>
              <table:table-cell office:value-type="float" office:value="1.62647885736078">
                <text:p>1.62647885736078</text:p>
              </table:table-cell>
              <table:table-cell office:value-type="float" office:value="10.043484158814">
                <text:p>10.0434841588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53907218575478">
                <text:p>2.53907218575478</text:p>
              </table:table-cell>
              <table:table-cell office:value-type="float" office:value="6.55983062461019">
                <text:p>6.55983062461019</text:p>
              </table:table-cell>
              <table:table-cell office:value-type="float" office:value="4.81644133105874">
                <text:p>4.81644133105874</text:p>
              </table:table-cell>
              <table:table-cell office:value-type="float" office:value="7.1890284307301">
                <text:p>7.18902843073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.53856483101845">
                <text:p>9.53856483101845</text:p>
              </table:table-cell>
              <table:table-cell office:value-type="float" office:value="7.2371456772089">
                <text:p>7.2371456772089</text:p>
              </table:table-cell>
              <table:table-cell office:value-type="float" office:value="3.66538530215621">
                <text:p>3.66538530215621</text:p>
              </table:table-cell>
              <table:table-cell office:value-type="float" office:value="6.92510604858398">
                <text:p>6.925106048583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60126858949661">
                <text:p>7.60126858949661</text:p>
              </table:table-cell>
              <table:table-cell office:value-type="float" office:value="7.61001743376255">
                <text:p>7.61001743376255</text:p>
              </table:table-cell>
              <table:table-cell office:value-type="float" office:value="2.93516949750483">
                <text:p>2.93516949750483</text:p>
              </table:table-cell>
              <table:table-cell office:value-type="float" office:value="7.97287002205849">
                <text:p>7.972870022058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05071487370879">
                <text:p>0.605071487370879</text:p>
              </table:table-cell>
              <table:table-cell office:value-type="float" office:value="9.68780461698771">
                <text:p>9.68780461698771</text:p>
              </table:table-cell>
              <table:table-cell office:value-type="float" office:value="1.87025964260101">
                <text:p>1.87025964260101</text:p>
              </table:table-cell>
              <table:table-cell office:value-type="float" office:value="8.6965523660183">
                <text:p>8.696552366018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7054393589497">
                <text:p>0.447054393589497</text:p>
              </table:table-cell>
              <table:table-cell office:value-type="float" office:value="8.46619065850973">
                <text:p>8.46619065850973</text:p>
              </table:table-cell>
              <table:table-cell office:value-type="float" office:value="2.10379413329065">
                <text:p>2.10379413329065</text:p>
              </table:table-cell>
              <table:table-cell office:value-type="float" office:value="7.65765178948641">
                <text:p>7.6576517894864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53330869600177">
                <text:p>2.53330869600177</text:p>
              </table:table-cell>
              <table:table-cell office:value-type="float" office:value="9.20871086418629">
                <text:p>9.20871086418629</text:p>
              </table:table-cell>
              <table:table-cell office:value-type="float" office:value="5.67040825262666">
                <text:p>5.67040825262666</text:p>
              </table:table-cell>
              <table:table-cell office:value-type="float" office:value="10.4095228016377">
                <text:p>10.409522801637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72935469588265">
                <text:p>0.472935469588265</text:p>
              </table:table-cell>
              <table:table-cell office:value-type="float" office:value="7.77896074578166">
                <text:p>7.77896074578166</text:p>
              </table:table-cell>
              <table:table-cell office:value-type="float" office:value="3.81609704345465">
                <text:p>3.81609704345465</text:p>
              </table:table-cell>
              <table:table-cell office:value-type="float" office:value="8.74583702534437">
                <text:p>8.745837025344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94273859355599">
                <text:p>0.794273859355599</text:p>
              </table:table-cell>
              <table:table-cell office:value-type="float" office:value="5.89551450684667">
                <text:p>5.89551450684667</text:p>
              </table:table-cell>
              <table:table-cell office:value-type="float" office:value="7.5904387049377">
                <text:p>7.5904387049377</text:p>
              </table:table-cell>
              <table:table-cell office:value-type="float" office:value="11.1997909843922">
                <text:p>11.19979098439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99507864192128">
                <text:p>6.99507864192128</text:p>
              </table:table-cell>
              <table:table-cell office:value-type="float" office:value="5.82060916349292">
                <text:p>5.82060916349292</text:p>
              </table:table-cell>
              <table:table-cell office:value-type="float" office:value="8.23917798697949">
                <text:p>8.23917798697949</text:p>
              </table:table-cell>
              <table:table-cell office:value-type="float" office:value="13.1487818434834">
                <text:p>13.14878184348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.0912315323949">
                <text:p>12.0912315323949</text:p>
              </table:table-cell>
              <table:table-cell office:value-type="float" office:value="8.3793057128787">
                <text:p>8.3793057128787</text:p>
              </table:table-cell>
              <table:table-cell office:value-type="float" office:value="2.6923471596092">
                <text:p>2.6923471596092</text:p>
              </table:table-cell>
              <table:table-cell office:value-type="float" office:value="10.2115822955966">
                <text:p>10.21158229559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.6485202759504">
                <text:p>19.6485202759504</text:p>
              </table:table-cell>
              <table:table-cell office:value-type="float" office:value="7.79926031827927">
                <text:p>7.79926031827927</text:p>
              </table:table-cell>
              <table:table-cell office:value-type="float" office:value="2.82031460665166">
                <text:p>2.82031460665166</text:p>
              </table:table-cell>
              <table:table-cell office:value-type="float" office:value="4.01044031605125">
                <text:p>4.010440316051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1.0616271942854">
                <text:p>21.0616271942854</text:p>
              </table:table-cell>
              <table:table-cell office:value-type="float" office:value="6.77225692197681">
                <text:p>6.77225692197681</text:p>
              </table:table-cell>
              <table:table-cell office:value-type="float" office:value="2.236403292045">
                <text:p>2.236403292045</text:p>
              </table:table-cell>
              <table:table-cell office:value-type="float" office:value="4.70441998913884">
                <text:p>4.7044199891388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1.2522689253092">
                <text:p>21.2522689253092</text:p>
              </table:table-cell>
              <table:table-cell office:value-type="float" office:value="6.40660244971514">
                <text:p>6.40660244971514</text:p>
              </table:table-cell>
              <table:table-cell office:value-type="float" office:value="1.14195409696549">
                <text:p>1.14195409696549</text:p>
              </table:table-cell>
              <table:table-cell office:value-type="float" office:value="4.76281438022852">
                <text:p>4.762814380228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3.6100181937218">
                <text:p>23.6100181937218</text:p>
              </table:table-cell>
              <table:table-cell office:value-type="float" office:value="9.68039780855179">
                <text:p>9.68039780855179</text:p>
              </table:table-cell>
              <table:table-cell office:value-type="float" office:value="1.61544687580317">
                <text:p>1.61544687580317</text:p>
              </table:table-cell>
              <table:table-cell office:value-type="float" office:value="4.01465361937881">
                <text:p>4.014653619378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.6316670626402">
                <text:p>19.6316670626402</text:p>
              </table:table-cell>
              <table:table-cell office:value-type="float" office:value="8.48919618874788">
                <text:p>8.48919618874788</text:p>
              </table:table-cell>
              <table:table-cell office:value-type="float" office:value="1.31463992875069">
                <text:p>1.31463992875069</text:p>
              </table:table-cell>
              <table:table-cell office:value-type="float" office:value="3.04548139683902">
                <text:p>3.045481396839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.0098766684532">
                <text:p>17.0098766684532</text:p>
              </table:table-cell>
              <table:table-cell office:value-type="float" office:value="8.18190816789866">
                <text:p>8.18190816789866</text:p>
              </table:table-cell>
              <table:table-cell office:value-type="float" office:value="1.32336432579905">
                <text:p>1.32336432579905</text:p>
              </table:table-cell>
              <table:table-cell office:value-type="float" office:value="1.9999104551971">
                <text:p>1.99991045519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.0098766684532">
                <text:p>17.0098766684532</text:p>
              </table:table-cell>
              <table:table-cell office:value-type="float" office:value="8.18190816789866">
                <text:p>8.18190816789866</text:p>
              </table:table-cell>
              <table:table-cell office:value-type="float" office:value="1.32336432579905">
                <text:p>1.32336432579905</text:p>
              </table:table-cell>
              <table:table-cell office:value-type="float" office:value="1.9999104551971">
                <text:p>1.99991045519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.1504618376493">
                <text:p>18.1504618376493</text:p>
              </table:table-cell>
              <table:table-cell office:value-type="float" office:value="7.76538671925664">
                <text:p>7.76538671925664</text:p>
              </table:table-cell>
              <table:table-cell office:value-type="float" office:value="1.0561776580289">
                <text:p>1.0561776580289</text:p>
              </table:table-cell>
              <table:table-cell office:value-type="float" office:value="5.05213858559728">
                <text:p>5.052138585597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.09383688122034">
                <text:p>9.09383688122034</text:p>
              </table:table-cell>
              <table:table-cell office:value-type="float" office:value="8.06806981563568">
                <text:p>8.06806981563568</text:p>
              </table:table-cell>
              <table:table-cell office:value-type="float" office:value="4.03498345986009">
                <text:p>4.03498345986009</text:p>
              </table:table-cell>
              <table:table-cell office:value-type="float" office:value="5.29855815693736">
                <text:p>5.298558156937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60986339021474">
                <text:p>0.460986339021474</text:p>
              </table:table-cell>
              <table:table-cell office:value-type="float" office:value="7.49328592792153">
                <text:p>7.49328592792153</text:p>
              </table:table-cell>
              <table:table-cell office:value-type="float" office:value="2.30799894779921">
                <text:p>2.30799894779921</text:p>
              </table:table-cell>
              <table:table-cell office:value-type="float" office:value="6.50614080950618">
                <text:p>6.506140809506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66838891245425">
                <text:p>0.566838891245425</text:p>
              </table:table-cell>
              <table:table-cell office:value-type="float" office:value="7.39197852090001">
                <text:p>7.39197852090001</text:p>
              </table:table-cell>
              <table:table-cell office:value-type="float" office:value="2.90118134580553">
                <text:p>2.90118134580553</text:p>
              </table:table-cell>
              <table:table-cell office:value-type="float" office:value="5.03461388871074">
                <text:p>5.034613888710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80616169422865">
                <text:p>0.380616169422865</text:p>
              </table:table-cell>
              <table:table-cell office:value-type="float" office:value="5.16330869868398">
                <text:p>5.16330869868398</text:p>
              </table:table-cell>
              <table:table-cell office:value-type="float" office:value="1.2745390413329">
                <text:p>1.2745390413329</text:p>
              </table:table-cell>
              <table:table-cell office:value-type="float" office:value="7.49039370566607">
                <text:p>7.4903937056660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.033361338079">
                <text:p>14.033361338079</text:p>
              </table:table-cell>
              <table:table-cell office:value-type="float" office:value="11.2103251740336">
                <text:p>11.2103251740336</text:p>
              </table:table-cell>
              <table:table-cell office:value-type="float" office:value="2.52302945591509">
                <text:p>2.52302945591509</text:p>
              </table:table-cell>
              <table:table-cell office:value-type="float" office:value="6.88413670286536">
                <text:p>6.884136702865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.5976830497384">
                <text:p>13.5976830497384</text:p>
              </table:table-cell>
              <table:table-cell office:value-type="float" office:value="11.920771561563">
                <text:p>11.920771561563</text:p>
              </table:table-cell>
              <table:table-cell office:value-type="float" office:value="1.59132678527385">
                <text:p>1.59132678527385</text:p>
              </table:table-cell>
              <table:table-cell office:value-type="float" office:value="5.11574558913708">
                <text:p>5.115745589137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744382268749178">
                <text:p>0.744382268749178</text:p>
              </table:table-cell>
              <table:table-cell office:value-type="float" office:value="6.11117016524077">
                <text:p>6.11117016524077</text:p>
              </table:table-cell>
              <table:table-cell office:value-type="float" office:value="1.62584451027215">
                <text:p>1.62584451027215</text:p>
              </table:table-cell>
              <table:table-cell office:value-type="float" office:value="8.54452606290579">
                <text:p>8.544526062905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32978067267686">
                <text:p>1.32978067267686</text:p>
              </table:table-cell>
              <table:table-cell office:value-type="float" office:value="8.65067169070244">
                <text:p>8.65067169070244</text:p>
              </table:table-cell>
              <table:table-cell office:value-type="float" office:value="9.39646083861589">
                <text:p>9.39646083861589</text:p>
              </table:table-cell>
              <table:table-cell office:value-type="float" office:value="6.26536132767797">
                <text:p>6.265361327677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16040613688529">
                <text:p>3.16040613688529</text:p>
              </table:table-cell>
              <table:table-cell office:value-type="float" office:value="8.39598756283522">
                <text:p>8.39598756283522</text:p>
              </table:table-cell>
              <table:table-cell office:value-type="float" office:value="2.52895476296544">
                <text:p>2.52895476296544</text:p>
              </table:table-cell>
              <table:table-cell office:value-type="float" office:value="10.7538709416986">
                <text:p>10.75387094169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2281344756484">
                <text:p>3.2281344756484</text:p>
              </table:table-cell>
              <table:table-cell office:value-type="float" office:value="9.43097658455372">
                <text:p>9.43097658455372</text:p>
              </table:table-cell>
              <table:table-cell office:value-type="float" office:value="5.34648029133678">
                <text:p>5.34648029133678</text:p>
              </table:table-cell>
              <table:table-cell office:value-type="float" office:value="10.0493310019374">
                <text:p>10.04933100193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0622813180089">
                <text:p>6.0622813180089</text:p>
              </table:table-cell>
              <table:table-cell office:value-type="float" office:value="8.21138266474009">
                <text:p>8.21138266474009</text:p>
              </table:table-cell>
              <table:table-cell office:value-type="float" office:value="4.78469021618366">
                <text:p>4.78469021618366</text:p>
              </table:table-cell>
              <table:table-cell office:value-type="float" office:value="12.4901421368122">
                <text:p>12.49014213681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.7435025274754">
                <text:p>10.7435025274754</text:p>
              </table:table-cell>
              <table:table-cell office:value-type="float" office:value="8.43591149896383">
                <text:p>8.43591149896383</text:p>
              </table:table-cell>
              <table:table-cell office:value-type="float" office:value="3.25630442239344">
                <text:p>3.25630442239344</text:p>
              </table:table-cell>
              <table:table-cell office:value-type="float" office:value="10.6484768912196">
                <text:p>10.64847689121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71682024747133">
                <text:p>5.71682024747133</text:p>
              </table:table-cell>
              <table:table-cell office:value-type="float" office:value="8.43869894742966">
                <text:p>8.43869894742966</text:p>
              </table:table-cell>
              <table:table-cell office:value-type="float" office:value="2.95519223436713">
                <text:p>2.95519223436713</text:p>
              </table:table-cell>
              <table:table-cell office:value-type="float" office:value="11.1774457618594">
                <text:p>11.17744576185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22182122990489">
                <text:p>7.22182122990489</text:p>
              </table:table-cell>
              <table:table-cell office:value-type="float" office:value="8.9222202077508">
                <text:p>8.9222202077508</text:p>
              </table:table-cell>
              <table:table-cell office:value-type="float" office:value="2.5113255251199">
                <text:p>2.5113255251199</text:p>
              </table:table-cell>
              <table:table-cell office:value-type="float" office:value="10.0598745048046">
                <text:p>10.05987450480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64949710294604">
                <text:p>4.64949710294604</text:p>
              </table:table-cell>
              <table:table-cell office:value-type="float" office:value="8.02562013268471">
                <text:p>8.02562013268471</text:p>
              </table:table-cell>
              <table:table-cell office:value-type="float" office:value="1.66670652106404">
                <text:p>1.66670652106404</text:p>
              </table:table-cell>
              <table:table-cell office:value-type="float" office:value="9.49601922184229">
                <text:p>9.496019221842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.0916977971792">
                <text:p>10.0916977971792</text:p>
              </table:table-cell>
              <table:table-cell office:value-type="float" office:value="8.43144860118628">
                <text:p>8.43144860118628</text:p>
              </table:table-cell>
              <table:table-cell office:value-type="float" office:value="1.267971820198">
                <text:p>1.267971820198</text:p>
              </table:table-cell>
              <table:table-cell office:value-type="float" office:value="7.53544317558408">
                <text:p>7.535443175584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.0916977971792">
                <text:p>10.0916977971792</text:p>
              </table:table-cell>
              <table:table-cell office:value-type="float" office:value="8.43144860118628">
                <text:p>8.43144860118628</text:p>
              </table:table-cell>
              <table:table-cell office:value-type="float" office:value="1.267971820198">
                <text:p>1.267971820198</text:p>
              </table:table-cell>
              <table:table-cell office:value-type="float" office:value="7.53544317558408">
                <text:p>7.535443175584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46673072595149">
                <text:p>1.46673072595149</text:p>
              </table:table-cell>
              <table:table-cell office:value-type="float" office:value="7.65084289014339">
                <text:p>7.65084289014339</text:p>
              </table:table-cell>
              <table:table-cell office:value-type="float" office:value="1.58575410023332">
                <text:p>1.58575410023332</text:p>
              </table:table-cell>
              <table:table-cell office:value-type="float" office:value="6.75101764500141">
                <text:p>6.751017645001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23343881266192">
                <text:p>0.423343881266192</text:p>
              </table:table-cell>
              <table:table-cell office:value-type="float" office:value="6.15951744839549">
                <text:p>6.15951744839549</text:p>
              </table:table-cell>
              <table:table-cell office:value-type="float" office:value="1.45143375266343">
                <text:p>1.45143375266343</text:p>
              </table:table-cell>
              <table:table-cell office:value-type="float" office:value="7.23866699263454">
                <text:p>7.2386669926345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77083861269057">
                <text:p>0.877083861269057</text:p>
              </table:table-cell>
              <table:table-cell office:value-type="float" office:value="4.78640850633383">
                <text:p>4.78640850633383</text:p>
              </table:table-cell>
              <table:table-cell office:value-type="float" office:value="0.907679495867342">
                <text:p>0.907679495867342</text:p>
              </table:table-cell>
              <table:table-cell office:value-type="float" office:value="7.42506934329867">
                <text:p>7.425069343298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24417439009994">
                <text:p>0.524417439009994</text:p>
              </table:table-cell>
              <table:table-cell office:value-type="float" office:value="4.15884889662266">
                <text:p>4.15884889662266</text:p>
              </table:table-cell>
              <table:table-cell office:value-type="float" office:value="0.731553649529815">
                <text:p>0.731553649529815</text:p>
              </table:table-cell>
              <table:table-cell office:value-type="float" office:value="6.92833913490176">
                <text:p>6.928339134901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77914649713785">
                <text:p>0.677914649713785</text:p>
              </table:table-cell>
              <table:table-cell office:value-type="float" office:value="8.38499888777733">
                <text:p>8.38499888777733</text:p>
              </table:table-cell>
              <table:table-cell office:value-type="float" office:value="1.72444176860154">
                <text:p>1.72444176860154</text:p>
              </table:table-cell>
              <table:table-cell office:value-type="float" office:value="6.11033756285906">
                <text:p>6.110337562859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66372710838914">
                <text:p>0.666372710838914</text:p>
              </table:table-cell>
              <table:table-cell office:value-type="float" office:value="7.91165791451931">
                <text:p>7.91165791451931</text:p>
              </table:table-cell>
              <table:table-cell office:value-type="float" office:value="2.40017217583954">
                <text:p>2.40017217583954</text:p>
              </table:table-cell>
              <table:table-cell office:value-type="float" office:value="10.3131970390677">
                <text:p>10.31319703906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02061632182449">
                <text:p>0.702061632182449</text:p>
              </table:table-cell>
              <table:table-cell office:value-type="float" office:value="7.09265889599919">
                <text:p>7.09265889599919</text:p>
              </table:table-cell>
              <table:table-cell office:value-type="float" office:value="1.66910514235497">
                <text:p>1.66910514235497</text:p>
              </table:table-cell>
              <table:table-cell office:value-type="float" office:value="10.7889706268907">
                <text:p>10.788970626890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57263910397887">
                <text:p>0.657263910397887</text:p>
              </table:table-cell>
              <table:table-cell office:value-type="float" office:value="6.18865340948105">
                <text:p>6.18865340948105</text:p>
              </table:table-cell>
              <table:table-cell office:value-type="float" office:value="0.807856791652739">
                <text:p>0.807856791652739</text:p>
              </table:table-cell>
              <table:table-cell office:value-type="float" office:value="14.2267914488912">
                <text:p>14.22679144889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22135009709746">
                <text:p>0.722135009709746</text:p>
              </table:table-cell>
              <table:table-cell office:value-type="float" office:value="5.19874040037394">
                <text:p>5.19874040037394</text:p>
              </table:table-cell>
              <table:table-cell office:value-type="float" office:value="1.18706014472991">
                <text:p>1.18706014472991</text:p>
              </table:table-cell>
              <table:table-cell office:value-type="float" office:value="11.1157651990652">
                <text:p>11.11576519906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90578743442893">
                <text:p>2.90578743442893</text:p>
              </table:table-cell>
              <table:table-cell office:value-type="float" office:value="7.5296382419765">
                <text:p>7.5296382419765</text:p>
              </table:table-cell>
              <table:table-cell office:value-type="float" office:value="2.1244075614959">
                <text:p>2.1244075614959</text:p>
              </table:table-cell>
              <table:table-cell office:value-type="float" office:value="12.215843424201">
                <text:p>12.2158434242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02867079153657">
                <text:p>3.02867079153657</text:p>
              </table:table-cell>
              <table:table-cell office:value-type="float" office:value="8.04747175425291">
                <text:p>8.04747175425291</text:p>
              </table:table-cell>
              <table:table-cell office:value-type="float" office:value="6.70431833714247">
                <text:p>6.70431833714247</text:p>
              </table:table-cell>
              <table:table-cell office:value-type="float" office:value="12.0147755369544">
                <text:p>12.01477553695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.80763816833496">
                <text:p>5.80763816833496</text:p>
              </table:table-cell>
              <table:table-cell office:value-type="float" office:value="9.47926845401526">
                <text:p>9.47926845401526</text:p>
              </table:table-cell>
              <table:table-cell office:value-type="float" office:value="6.69629545882344">
                <text:p>6.69629545882344</text:p>
              </table:table-cell>
              <table:table-cell office:value-type="float" office:value="7.91994761675596">
                <text:p>7.919947616755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.40198152884841">
                <text:p>5.40198152884841</text:p>
              </table:table-cell>
              <table:table-cell office:value-type="float" office:value="7.87620060145855">
                <text:p>7.87620060145855</text:p>
              </table:table-cell>
              <table:table-cell office:value-type="float" office:value="0.977229443378747">
                <text:p>0.977229443378747</text:p>
              </table:table-cell>
              <table:table-cell office:value-type="float" office:value="8.18430818617344">
                <text:p>8.184308186173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2730008289218">
                <text:p>8.2730008289218</text:p>
              </table:table-cell>
              <table:table-cell office:value-type="float" office:value="6.24741334468126">
                <text:p>6.24741334468126</text:p>
              </table:table-cell>
              <table:table-cell office:value-type="float" office:value="0.820383953396231">
                <text:p>0.820383953396231</text:p>
              </table:table-cell>
              <table:table-cell office:value-type="float" office:value="7.39540951326489">
                <text:p>7.395409513264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54068230465055">
                <text:p>4.54068230465055</text:p>
              </table:table-cell>
              <table:table-cell office:value-type="float" office:value="6.2421290203929">
                <text:p>6.2421290203929</text:p>
              </table:table-cell>
              <table:table-cell office:value-type="float" office:value="1.51829340029508">
                <text:p>1.51829340029508</text:p>
              </table:table-cell>
              <table:table-cell office:value-type="float" office:value="8.53506568819284">
                <text:p>8.5350656881928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.04856994748116">
                <text:p>9.04856994748116</text:p>
              </table:table-cell>
              <table:table-cell office:value-type="float" office:value="6.52295397594571">
                <text:p>6.52295397594571</text:p>
              </table:table-cell>
              <table:table-cell office:value-type="float" office:value="0.828807824291289">
                <text:p>0.828807824291289</text:p>
              </table:table-cell>
              <table:table-cell office:value-type="float" office:value="10.6164673343301">
                <text:p>10.61646733433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.41568503528833">
                <text:p>8.41568503528833</text:p>
              </table:table-cell>
              <table:table-cell office:value-type="float" office:value="6.45778328180313">
                <text:p>6.45778328180313</text:p>
              </table:table-cell>
              <table:table-cell office:value-type="float" office:value="0.89798221597448">
                <text:p>0.89798221597448</text:p>
              </table:table-cell>
              <table:table-cell office:value-type="float" office:value="10.3280702605844">
                <text:p>10.32807026058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80752903968096">
                <text:p>4.80752903968096</text:p>
              </table:table-cell>
              <table:table-cell office:value-type="float" office:value="5.89575292542577">
                <text:p>5.89575292542577</text:p>
              </table:table-cell>
              <table:table-cell office:value-type="float" office:value="1.07820238918066">
                <text:p>1.07820238918066</text:p>
              </table:table-cell>
              <table:table-cell office:value-type="float" office:value="10.4513177648187">
                <text:p>10.45131776481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47349239746109">
                <text:p>0.347349239746109</text:p>
              </table:table-cell>
              <table:table-cell office:value-type="float" office:value="7.20823090523481">
                <text:p>7.20823090523481</text:p>
              </table:table-cell>
              <table:table-cell office:value-type="float" office:value="3.49153229035437">
                <text:p>3.49153229035437</text:p>
              </table:table-cell>
              <table:table-cell office:value-type="float" office:value="18.2558372616768">
                <text:p>18.25583726167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47349239746109">
                <text:p>0.347349239746109</text:p>
              </table:table-cell>
              <table:table-cell office:value-type="float" office:value="7.20823090523481">
                <text:p>7.20823090523481</text:p>
              </table:table-cell>
              <table:table-cell office:value-type="float" office:value="3.49153229035437">
                <text:p>3.49153229035437</text:p>
              </table:table-cell>
              <table:table-cell office:value-type="float" office:value="18.2558372616768">
                <text:p>18.255837261676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635701464489102">
                <text:p>0.635701464489102</text:p>
              </table:table-cell>
              <table:table-cell office:value-type="float" office:value="7.678281981498">
                <text:p>7.678281981498</text:p>
              </table:table-cell>
              <table:table-cell office:value-type="float" office:value="1.65342865511775">
                <text:p>1.65342865511775</text:p>
              </table:table-cell>
              <table:table-cell office:value-type="float" office:value="8.8449502363801">
                <text:p>8.84495023638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68716553971171">
                <text:p>0.568716553971171</text:p>
              </table:table-cell>
              <table:table-cell office:value-type="float" office:value="3.60572803765535">
                <text:p>3.60572803765535</text:p>
              </table:table-cell>
              <table:table-cell office:value-type="float" office:value="0.860108411870897">
                <text:p>0.860108411870897</text:p>
              </table:table-cell>
              <table:table-cell office:value-type="float" office:value="10.7074622064829">
                <text:p>10.707462206482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.34028064087033">
                <text:p>6.34028064087033</text:p>
              </table:table-cell>
              <table:table-cell office:value-type="float" office:value="6.9424849934876">
                <text:p>6.9424849934876</text:p>
              </table:table-cell>
              <table:table-cell office:value-type="float" office:value="1.26571499276906">
                <text:p>1.26571499276906</text:p>
              </table:table-cell>
              <table:table-cell office:value-type="float" office:value="11.6473408415914">
                <text:p>11.64734084159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34386998414993">
                <text:p>9.34386998414993</text:p>
              </table:table-cell>
              <table:table-cell office:value-type="float" office:value="6.41666213050485">
                <text:p>6.41666213050485</text:p>
              </table:table-cell>
              <table:table-cell office:value-type="float" office:value="1.03359681088477">
                <text:p>1.03359681088477</text:p>
              </table:table-cell>
              <table:table-cell office:value-type="float" office:value="12.1497353538871">
                <text:p>12.14973535388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80191965773702">
                <text:p>1.80191965773702</text:p>
              </table:table-cell>
              <table:table-cell office:value-type="float" office:value="7.20957340672612">
                <text:p>7.20957340672612</text:p>
              </table:table-cell>
              <table:table-cell office:value-type="float" office:value="1.37234374415129">
                <text:p>1.37234374415129</text:p>
              </table:table-cell>
              <table:table-cell office:value-type="float" office:value="9.40022524446249">
                <text:p>9.400225244462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34377463534474">
                <text:p>4.34377463534474</text:p>
              </table:table-cell>
              <table:table-cell office:value-type="float" office:value="6.3038975931704">
                <text:p>6.3038975931704</text:p>
              </table:table-cell>
              <table:table-cell office:value-type="float" office:value="0.721138319931924">
                <text:p>0.721138319931924</text:p>
              </table:table-cell>
              <table:table-cell office:value-type="float" office:value="14.1488909721375">
                <text:p>14.14889097213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04113561287522">
                <text:p>3.04113561287522</text:p>
              </table:table-cell>
              <table:table-cell office:value-type="float" office:value="10.0554591044784">
                <text:p>10.0554591044784</text:p>
              </table:table-cell>
              <table:table-cell office:value-type="float" office:value="2.34614289365709">
                <text:p>2.34614289365709</text:p>
              </table:table-cell>
              <table:table-cell office:value-type="float" office:value="9.16976947337389">
                <text:p>9.1697694733738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17051221989095">
                <text:p>2.17051221989095</text:p>
              </table:table-cell>
              <table:table-cell office:value-type="float" office:value="7.06484029069543">
                <text:p>7.06484029069543</text:p>
              </table:table-cell>
              <table:table-cell office:value-type="float" office:value="1.10366300214082">
                <text:p>1.10366300214082</text:p>
              </table:table-cell>
              <table:table-cell office:value-type="float" office:value="16.4849832653999">
                <text:p>16.484983265399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89655034430325">
                <text:p>2.89655034430325</text:p>
              </table:table-cell>
              <table:table-cell office:value-type="float" office:value="7.44215678423643">
                <text:p>7.44215678423643</text:p>
              </table:table-cell>
              <table:table-cell office:value-type="float" office:value="1.69072591233999">
                <text:p>1.69072591233999</text:p>
              </table:table-cell>
              <table:table-cell office:value-type="float" office:value="14.1236120834947">
                <text:p>14.123612083494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29304579645395">
                <text:p>3.29304579645395</text:p>
              </table:table-cell>
              <table:table-cell office:value-type="float" office:value="6.78067235276103">
                <text:p>6.78067235276103</text:p>
              </table:table-cell>
              <table:table-cell office:value-type="float" office:value="1.26716319937259">
                <text:p>1.26716319937259</text:p>
              </table:table-cell>
              <table:table-cell office:value-type="float" office:value="17.0276053249836">
                <text:p>17.027605324983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26471363566816">
                <text:p>2.26471363566816</text:p>
              </table:table-cell>
              <table:table-cell office:value-type="float" office:value="8.98372288793325">
                <text:p>8.98372288793325</text:p>
              </table:table-cell>
              <table:table-cell office:value-type="float" office:value="1.96797074750066">
                <text:p>1.96797074750066</text:p>
              </table:table-cell>
              <table:table-cell office:value-type="float" office:value="11.2728290259838">
                <text:p>11.27282902598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95621925033629">
                <text:p>2.95621925033629</text:p>
              </table:table-cell>
              <table:table-cell office:value-type="float" office:value="8.88871122151613">
                <text:p>8.88871122151613</text:p>
              </table:table-cell>
              <table:table-cell office:value-type="float" office:value="1.70267920475453">
                <text:p>1.70267920475453</text:p>
              </table:table-cell>
              <table:table-cell office:value-type="float" office:value="10.1683139801025">
                <text:p>10.16831398010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77362966537476">
                <text:p>3.77362966537476</text:p>
              </table:table-cell>
              <table:table-cell office:value-type="float" office:value="7.80392158776522">
                <text:p>7.80392158776522</text:p>
              </table:table-cell>
              <table:table-cell office:value-type="float" office:value="1.41562230419368">
                <text:p>1.41562230419368</text:p>
              </table:table-cell>
              <table:table-cell office:value-type="float" office:value="14.4865103065968">
                <text:p>14.486510306596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34211534168571">
                <text:p>1.34211534168571</text:p>
              </table:table-cell>
              <table:table-cell office:value-type="float" office:value="7.74676213040948">
                <text:p>7.74676213040948</text:p>
              </table:table-cell>
              <table:table-cell office:value-type="float" office:value="1.32794852834195">
                <text:p>1.32794852834195</text:p>
              </table:table-cell>
              <table:table-cell office:value-type="float" office:value="15.274953097105">
                <text:p>15.27495309710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86455389484763">
                <text:p>1.86455389484763</text:p>
              </table:table-cell>
              <table:table-cell office:value-type="float" office:value="6.64602080360055">
                <text:p>6.64602080360055</text:p>
              </table:table-cell>
              <table:table-cell office:value-type="float" office:value="1.50275742635131">
                <text:p>1.50275742635131</text:p>
              </table:table-cell>
              <table:table-cell office:value-type="float" office:value="18.6145883053541">
                <text:p>18.614588305354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5489859692752">
                <text:p>2.15489859692752</text:p>
              </table:table-cell>
              <table:table-cell office:value-type="float" office:value="8.81084520369768">
                <text:p>8.81084520369768</text:p>
              </table:table-cell>
              <table:table-cell office:value-type="float" office:value="2.66235764138401">
                <text:p>2.66235764138401</text:p>
              </table:table-cell>
              <table:table-cell office:value-type="float" office:value="14.9781228974462">
                <text:p>14.978122897446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.3039119169116">
                <text:p>11.3039119169116</text:p>
              </table:table-cell>
              <table:table-cell office:value-type="float" office:value="6.56958995386958">
                <text:p>6.56958995386958</text:p>
              </table:table-cell>
              <table:table-cell office:value-type="float" office:value="1.51269172783941">
                <text:p>1.51269172783941</text:p>
              </table:table-cell>
              <table:table-cell office:value-type="float" office:value="5.14895655214787">
                <text:p>5.148956552147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06894700042903">
                <text:p>3.06894700042903</text:p>
              </table:table-cell>
              <table:table-cell office:value-type="float" office:value="5.80029794946313">
                <text:p>5.80029794946313</text:p>
              </table:table-cell>
              <table:table-cell office:value-type="float" office:value="1.34767929557711">
                <text:p>1.34767929557711</text:p>
              </table:table-cell>
              <table:table-cell office:value-type="float" office:value="8.2929115742445">
                <text:p>8.292911574244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52660359162837">
                <text:p>1.52660359162837</text:p>
              </table:table-cell>
              <table:table-cell office:value-type="float" office:value="5.15640387311578">
                <text:p>5.15640387311578</text:p>
              </table:table-cell>
              <table:table-cell office:value-type="float" office:value="1.81819230783731">
                <text:p>1.81819230783731</text:p>
              </table:table-cell>
              <table:table-cell office:value-type="float" office:value="11.2646082416177">
                <text:p>11.26460824161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.6746281534433">
                <text:p>14.6746281534433</text:p>
              </table:table-cell>
              <table:table-cell office:value-type="float" office:value="5.35056600347161">
                <text:p>5.35056600347161</text:p>
              </table:table-cell>
              <table:table-cell office:value-type="float" office:value="1.32470286916941">
                <text:p>1.32470286916941</text:p>
              </table:table-cell>
              <table:table-cell office:value-type="float" office:value="6.75709964707494">
                <text:p>6.7570996470749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87568322569132">
                <text:p>4.87568322569132</text:p>
              </table:table-cell>
              <table:table-cell office:value-type="float" office:value="12.4026266857982">
                <text:p>12.4026266857982</text:p>
              </table:table-cell>
              <table:table-cell office:value-type="float" office:value="1.69378670398146">
                <text:p>1.69378670398146</text:p>
              </table:table-cell>
              <table:table-cell office:value-type="float" office:value="5.20720193162561">
                <text:p>5.2072019316256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72400653921068">
                <text:p>2.72400653921068</text:p>
              </table:table-cell>
              <table:table-cell office:value-type="float" office:value="11.4249940961599">
                <text:p>11.4249940961599</text:p>
              </table:table-cell>
              <table:table-cell office:value-type="float" office:value="1.42976443748921">
                <text:p>1.42976443748921</text:p>
              </table:table-cell>
              <table:table-cell office:value-type="float" office:value="7.98181630671024">
                <text:p>7.981816306710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21257931459695">
                <text:p>1.21257931459695</text:p>
              </table:table-cell>
              <table:table-cell office:value-type="float" office:value="5.4431613534689">
                <text:p>5.4431613534689</text:p>
              </table:table-cell>
              <table:table-cell office:value-type="float" office:value="1.52851606253535">
                <text:p>1.52851606253535</text:p>
              </table:table-cell>
              <table:table-cell office:value-type="float" office:value="16.7028922587633">
                <text:p>16.70289225876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67544791474938">
                <text:p>1.67544791474938</text:p>
              </table:table-cell>
              <table:table-cell office:value-type="float" office:value="6.60826731473208">
                <text:p>6.60826731473208</text:p>
              </table:table-cell>
              <table:table-cell office:value-type="float" office:value="0.848702678922564">
                <text:p>0.848702678922564</text:p>
              </table:table-cell>
              <table:table-cell office:value-type="float" office:value="15.1723567396402">
                <text:p>15.17235673964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603793072514236">
                <text:p>0.603793072514236</text:p>
              </table:table-cell>
              <table:table-cell office:value-type="float" office:value="6.81268237531185">
                <text:p>6.81268237531185</text:p>
              </table:table-cell>
              <table:table-cell office:value-type="float" office:value="1.67784478981048">
                <text:p>1.67784478981048</text:p>
              </table:table-cell>
              <table:table-cell office:value-type="float" office:value="11.2667670473456">
                <text:p>11.266767047345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02524959947914">
                <text:p>1.02524959947914</text:p>
              </table:table-cell>
              <table:table-cell office:value-type="float" office:value="4.71743894740939">
                <text:p>4.71743894740939</text:p>
              </table:table-cell>
              <table:table-cell office:value-type="float" office:value="1.16417603567243">
                <text:p>1.16417603567243</text:p>
              </table:table-cell>
              <table:table-cell office:value-type="float" office:value="17.7854727953672">
                <text:p>17.785472795367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02524959947914">
                <text:p>1.02524959947914</text:p>
              </table:table-cell>
              <table:table-cell office:value-type="float" office:value="4.71743894740939">
                <text:p>4.71743894740939</text:p>
              </table:table-cell>
              <table:table-cell office:value-type="float" office:value="1.16417603567243">
                <text:p>1.16417603567243</text:p>
              </table:table-cell>
              <table:table-cell office:value-type="float" office:value="17.7854727953672">
                <text:p>17.78547279536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46132570505142">
                <text:p>4.46132570505142</text:p>
              </table:table-cell>
              <table:table-cell office:value-type="float" office:value="6.72326656058431">
                <text:p>6.72326656058431</text:p>
              </table:table-cell>
              <table:table-cell office:value-type="float" office:value="1.44518679007888">
                <text:p>1.44518679007888</text:p>
              </table:table-cell>
              <table:table-cell office:value-type="float" office:value="12.0009817183018">
                <text:p>12.000981718301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08637164905667">
                <text:p>2.08637164905667</text:p>
              </table:table-cell>
              <table:table-cell office:value-type="float" office:value="8.98535456508398">
                <text:p>8.98535456508398</text:p>
              </table:table-cell>
              <table:table-cell office:value-type="float" office:value="1.70757761225104">
                <text:p>1.70757761225104</text:p>
              </table:table-cell>
              <table:table-cell office:value-type="float" office:value="11.6750160232186">
                <text:p>11.675016023218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52640450000763">
                <text:p>3.52640450000763</text:p>
              </table:table-cell>
              <table:table-cell office:value-type="float" office:value="8.81999637931585">
                <text:p>8.81999637931585</text:p>
              </table:table-cell>
              <table:table-cell office:value-type="float" office:value="1.47369946353138">
                <text:p>1.47369946353138</text:p>
              </table:table-cell>
              <table:table-cell office:value-type="float" office:value="11.3857807591558">
                <text:p>11.38578075915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.03281476348639">
                <text:p>9.03281476348639</text:p>
              </table:table-cell>
              <table:table-cell office:value-type="float" office:value="9.71763487905264">
                <text:p>9.71763487905264</text:p>
              </table:table-cell>
              <table:table-cell office:value-type="float" office:value="1.91612157505006">
                <text:p>1.91612157505006</text:p>
              </table:table-cell>
              <table:table-cell office:value-type="float" office:value="8.29419959336519">
                <text:p>8.2941995933651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08335260301828">
                <text:p>1.08335260301828</text:p>
              </table:table-cell>
              <table:table-cell office:value-type="float" office:value="8.16622655838728">
                <text:p>8.16622655838728</text:p>
              </table:table-cell>
              <table:table-cell office:value-type="float" office:value="2.44253873825073">
                <text:p>2.44253873825073</text:p>
              </table:table-cell>
              <table:table-cell office:value-type="float" office:value="11.9867622852325">
                <text:p>11.98676228523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523894093930721">
                <text:p>0.523894093930721</text:p>
              </table:table-cell>
              <table:table-cell office:value-type="float" office:value="7.37364124506712">
                <text:p>7.37364124506712</text:p>
              </table:table-cell>
              <table:table-cell office:value-type="float" office:value="2.47298763133585">
                <text:p>2.47298763133585</text:p>
              </table:table-cell>
              <table:table-cell office:value-type="float" office:value="9.73597448319197">
                <text:p>9.7359744831919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24474128521979">
                <text:p>0.424474128521979</text:p>
              </table:table-cell>
              <table:table-cell office:value-type="float" office:value="5.45582734048367">
                <text:p>5.45582734048367</text:p>
              </table:table-cell>
              <table:table-cell office:value-type="float" office:value="1.25575193669647">
                <text:p>1.25575193669647</text:p>
              </table:table-cell>
              <table:table-cell office:value-type="float" office:value="6.56098825857043">
                <text:p>6.5609882585704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67622827272862">
                <text:p>0.467622827272862</text:p>
              </table:table-cell>
              <table:table-cell office:value-type="float" office:value="4.42848028615117">
                <text:p>4.42848028615117</text:p>
              </table:table-cell>
              <table:table-cell office:value-type="float" office:value="1.3955095782876">
                <text:p>1.3955095782876</text:p>
              </table:table-cell>
              <table:table-cell office:value-type="float" office:value="8.44632089138031">
                <text:p>8.4463208913803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644273997750133">
                <text:p>0.644273997750133</text:p>
              </table:table-cell>
              <table:table-cell office:value-type="float" office:value="7.71517585963011">
                <text:p>7.71517585963011</text:p>
              </table:table-cell>
              <table:table-cell office:value-type="float" office:value="2.11423053406179">
                <text:p>2.11423053406179</text:p>
              </table:table-cell>
              <table:table-cell office:value-type="float" office:value="11.2645272165537">
                <text:p>11.26452721655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09542219433934">
                <text:p>1.09542219433934</text:p>
              </table:table-cell>
              <table:table-cell office:value-type="float" office:value="6.52545969933271">
                <text:p>6.52545969933271</text:p>
              </table:table-cell>
              <table:table-cell office:value-type="float" office:value="1.52653781697154">
                <text:p>1.52653781697154</text:p>
              </table:table-cell>
              <table:table-cell office:value-type="float" office:value="11.8001159280539">
                <text:p>11.800115928053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.44007464870811">
                <text:p>6.44007464870811</text:p>
              </table:table-cell>
              <table:table-cell office:value-type="float" office:value="7.00038718059659">
                <text:p>7.00038718059659</text:p>
              </table:table-cell>
              <table:table-cell office:value-type="float" office:value="1.84193078894168">
                <text:p>1.84193078894168</text:p>
              </table:table-cell>
              <table:table-cell office:value-type="float" office:value="11.1641203984618">
                <text:p>11.16412039846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.73273129016161">
                <text:p>7.73273129016161</text:p>
              </table:table-cell>
              <table:table-cell office:value-type="float" office:value="6.66530011221767">
                <text:p>6.66530011221767</text:p>
              </table:table-cell>
              <table:table-cell office:value-type="float" office:value="1.92681176122278">
                <text:p>1.92681176122278</text:p>
              </table:table-cell>
              <table:table-cell office:value-type="float" office:value="4.63238684460521">
                <text:p>4.632386844605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604860077146441">
                <text:p>0.604860077146441</text:p>
              </table:table-cell>
              <table:table-cell office:value-type="float" office:value="6.2629240565002">
                <text:p>6.2629240565002</text:p>
              </table:table-cell>
              <table:table-cell office:value-type="float" office:value="1.55627320054919">
                <text:p>1.55627320054919</text:p>
              </table:table-cell>
              <table:table-cell office:value-type="float" office:value="10.2452524006367">
                <text:p>10.24525240063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.02644961327314">
                <text:p>6.02644961327314</text:p>
              </table:table-cell>
              <table:table-cell office:value-type="float" office:value="7.20451213419437">
                <text:p>7.20451213419437</text:p>
              </table:table-cell>
              <table:table-cell office:value-type="float" office:value="1.41920696478337">
                <text:p>1.41920696478337</text:p>
              </table:table-cell>
              <table:table-cell office:value-type="float" office:value="10.1246889680624">
                <text:p>10.12468896806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.85773357003927">
                <text:p>8.85773357003927</text:p>
              </table:table-cell>
              <table:table-cell office:value-type="float" office:value="8.67682043462992">
                <text:p>8.67682043462992</text:p>
              </table:table-cell>
              <table:table-cell office:value-type="float" office:value="2.37732846289873">
                <text:p>2.37732846289873</text:p>
              </table:table-cell>
              <table:table-cell office:value-type="float" office:value="6.718875374645">
                <text:p>6.71887537464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.52764879912138">
                <text:p>9.52764879912138</text:p>
              </table:table-cell>
              <table:table-cell office:value-type="float" office:value="7.96149857342243">
                <text:p>7.96149857342243</text:p>
              </table:table-cell>
              <table:table-cell office:value-type="float" office:value="2.55690305493772">
                <text:p>2.55690305493772</text:p>
              </table:table-cell>
              <table:table-cell office:value-type="float" office:value="9.68845095485449">
                <text:p>9.6884509548544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.00911167263985">
                <text:p>9.00911167263985</text:p>
              </table:table-cell>
              <table:table-cell office:value-type="float" office:value="8.87198653072119">
                <text:p>8.87198653072119</text:p>
              </table:table-cell>
              <table:table-cell office:value-type="float" office:value="2.10938602685928">
                <text:p>2.10938602685928</text:p>
              </table:table-cell>
              <table:table-cell office:value-type="float" office:value="7.75634497404099">
                <text:p>7.7563449740409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.51505200564861">
                <text:p>5.51505200564861</text:p>
              </table:table-cell>
              <table:table-cell office:value-type="float" office:value="8.98459926247597">
                <text:p>8.98459926247597</text:p>
              </table:table-cell>
              <table:table-cell office:value-type="float" office:value="2.10867519490421">
                <text:p>2.10867519490421</text:p>
              </table:table-cell>
              <table:table-cell office:value-type="float" office:value="9.65501647442579">
                <text:p>9.6550164744257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.1436947956681">
                <text:p>12.1436947956681</text:p>
              </table:table-cell>
              <table:table-cell office:value-type="float" office:value="7.98116344958544">
                <text:p>7.98116344958544</text:p>
              </table:table-cell>
              <table:table-cell office:value-type="float" office:value="1.55777565669268">
                <text:p>1.55777565669268</text:p>
              </table:table-cell>
              <table:table-cell office:value-type="float" office:value="3.40996007435024">
                <text:p>3.409960074350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40700149536133">
                <text:p>3.40700149536133</text:p>
              </table:table-cell>
              <table:table-cell office:value-type="float" office:value="10.7740079984069">
                <text:p>10.7740079984069</text:p>
              </table:table-cell>
              <table:table-cell office:value-type="float" office:value="1.37525051832199">
                <text:p>1.37525051832199</text:p>
              </table:table-cell>
              <table:table-cell office:value-type="float" office:value="7.318374235183">
                <text:p>7.3183742351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.83861488848925">
                <text:p>5.83861488848925</text:p>
              </table:table-cell>
              <table:table-cell office:value-type="float" office:value="8.83463490754366">
                <text:p>8.83463490754366</text:p>
              </table:table-cell>
              <table:table-cell office:value-type="float" office:value="1.09865725971758">
                <text:p>1.09865725971758</text:p>
              </table:table-cell>
              <table:table-cell office:value-type="float" office:value="8.74424353241921">
                <text:p>8.7442435324192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.28040763735771">
                <text:p>8.28040763735771</text:p>
              </table:table-cell>
              <table:table-cell office:value-type="float" office:value="8.91158357262611">
                <text:p>8.91158357262611</text:p>
              </table:table-cell>
              <table:table-cell office:value-type="float" office:value="1.11717591062188">
                <text:p>1.11717591062188</text:p>
              </table:table-cell>
              <table:table-cell office:value-type="float" office:value="8.59023910015822">
                <text:p>8.590239100158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.53609975799918">
                <text:p>7.53609975799918</text:p>
              </table:table-cell>
              <table:table-cell office:value-type="float" office:value="8.99020209908485">
                <text:p>8.99020209908485</text:p>
              </table:table-cell>
              <table:table-cell office:value-type="float" office:value="1.24623416922987">
                <text:p>1.24623416922987</text:p>
              </table:table-cell>
              <table:table-cell office:value-type="float" office:value="6.1577633023262">
                <text:p>6.157763302326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67860246822238">
                <text:p>2.67860246822238</text:p>
              </table:table-cell>
              <table:table-cell office:value-type="float" office:value="9.4316815957427">
                <text:p>9.4316815957427</text:p>
              </table:table-cell>
              <table:table-cell office:value-type="float" office:value="6.25134678557515">
                <text:p>6.25134678557515</text:p>
              </table:table-cell>
              <table:table-cell office:value-type="float" office:value="4.43189684301615">
                <text:p>4.4318968430161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67876724340022">
                <text:p>0.367876724340022</text:p>
              </table:table-cell>
              <table:table-cell office:value-type="float" office:value="5.4391585290432">
                <text:p>5.4391585290432</text:p>
              </table:table-cell>
              <table:table-cell office:value-type="float" office:value="1.59107183571905">
                <text:p>1.59107183571905</text:p>
              </table:table-cell>
              <table:table-cell office:value-type="float" office:value="5.92607958242297">
                <text:p>5.9260795824229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474976404802874">
                <text:p>0.474976404802874</text:p>
              </table:table-cell>
              <table:table-cell office:value-type="float" office:value="5.00921113416553">
                <text:p>5.00921113416553</text:p>
              </table:table-cell>
              <table:table-cell office:value-type="float" office:value="0.971535569988191">
                <text:p>0.971535569988191</text:p>
              </table:table-cell>
              <table:table-cell office:value-type="float" office:value="8.88243317604065">
                <text:p>8.882433176040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7022988544777">
                <text:p>0.37022988544777</text:p>
              </table:table-cell>
              <table:table-cell office:value-type="float" office:value="3.85444262064993">
                <text:p>3.85444262064993</text:p>
              </table:table-cell>
              <table:table-cell office:value-type="float" office:value="0.786918797530234">
                <text:p>0.786918797530234</text:p>
              </table:table-cell>
              <table:table-cell office:value-type="float" office:value="7.14666116982698">
                <text:p>7.1466611698269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176021178253">
                <text:p>1.176021178253</text:p>
              </table:table-cell>
              <table:table-cell office:value-type="float" office:value="6.85074971988797">
                <text:p>6.85074971988797</text:p>
              </table:table-cell>
              <table:table-cell office:value-type="float" office:value="0.81719714216888">
                <text:p>0.81719714216888</text:p>
              </table:table-cell>
              <table:table-cell office:value-type="float" office:value="12.532421387732">
                <text:p>12.53242138773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4874327220023">
                <text:p>2.54874327220023</text:p>
              </table:table-cell>
              <table:table-cell office:value-type="float" office:value="11.6640087217093">
                <text:p>11.6640087217093</text:p>
              </table:table-cell>
              <table:table-cell office:value-type="float" office:value="4.00749919936061">
                <text:p>4.00749919936061</text:p>
              </table:table-cell>
              <table:table-cell office:value-type="float" office:value="9.58979781717062">
                <text:p>9.5897978171706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66314305877313">
                <text:p>0.66314305877313</text:p>
              </table:table-cell>
              <table:table-cell office:value-type="float" office:value="9.40966326743364">
                <text:p>9.40966326743364</text:p>
              </table:table-cell>
              <table:table-cell office:value-type="float" office:value="1.83127587661147">
                <text:p>1.83127587661147</text:p>
              </table:table-cell>
              <table:table-cell office:value-type="float" office:value="9.46600455790758">
                <text:p>9.4660045579075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833498139400035">
                <text:p>0.833498139400035</text:p>
              </table:table-cell>
              <table:table-cell office:value-type="float" office:value="7.31229735538364">
                <text:p>7.31229735538364</text:p>
              </table:table-cell>
              <table:table-cell office:value-type="float" office:value="0.759888265747577">
                <text:p>0.759888265747577</text:p>
              </table:table-cell>
              <table:table-cell office:value-type="float" office:value="13.337904587388">
                <text:p>13.33790458738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88294295407832">
                <text:p>3.88294295407832</text:p>
              </table:table-cell>
              <table:table-cell office:value-type="float" office:value="8.81221052259207">
                <text:p>8.81221052259207</text:p>
              </table:table-cell>
              <table:table-cell office:value-type="float" office:value="0.982636236585677">
                <text:p>0.982636236585677</text:p>
              </table:table-cell>
              <table:table-cell office:value-type="float" office:value="11.0990926623344">
                <text:p>11.09909266233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.14649057388306">
                <text:p>6.14649057388306</text:p>
              </table:table-cell>
              <table:table-cell office:value-type="float" office:value="8.23851302266121">
                <text:p>8.23851302266121</text:p>
              </table:table-cell>
              <table:table-cell office:value-type="float" office:value="2.10147560574114">
                <text:p>2.10147560574114</text:p>
              </table:table-cell>
              <table:table-cell office:value-type="float" office:value="7.24230380728841">
                <text:p>7.2423038072884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.10290034860373">
                <text:p>8.10290034860373</text:p>
              </table:table-cell>
              <table:table-cell office:value-type="float" office:value="7.6101440936327">
                <text:p>7.6101440936327</text:p>
              </table:table-cell>
              <table:table-cell office:value-type="float" office:value="2.30732071213424">
                <text:p>2.30732071213424</text:p>
              </table:table-cell>
              <table:table-cell office:value-type="float" office:value="5.49454288557172">
                <text:p>5.4945428855717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.35017394274473">
                <text:p>8.35017394274473</text:p>
              </table:table-cell>
              <table:table-cell office:value-type="float" office:value="6.62884302437305">
                <text:p>6.62884302437305</text:p>
              </table:table-cell>
              <table:table-cell office:value-type="float" office:value="1.93788029719144">
                <text:p>1.93788029719144</text:p>
              </table:table-cell>
              <table:table-cell office:value-type="float" office:value="7.6191914267838">
                <text:p>7.619191426783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.41677391529083">
                <text:p>9.41677391529083</text:p>
              </table:table-cell>
              <table:table-cell office:value-type="float" office:value="7.53484619781375">
                <text:p>7.53484619781375</text:p>
              </table:table-cell>
              <table:table-cell office:value-type="float" office:value="1.63217750377953">
                <text:p>1.63217750377953</text:p>
              </table:table-cell>
              <table:table-cell office:value-type="float" office:value="7.06546287983656">
                <text:p>7.0654628798365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.52590394020081">
                <text:p>6.52590394020081</text:p>
              </table:table-cell>
              <table:table-cell office:value-type="float" office:value="10.7524553313851">
                <text:p>10.7524553313851</text:p>
              </table:table-cell>
              <table:table-cell office:value-type="float" office:value="3.80284269340336">
                <text:p>3.80284269340336</text:p>
              </table:table-cell>
              <table:table-cell office:value-type="float" office:value="5.03582786768675">
                <text:p>5.0358278676867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.02828481048346">
                <text:p>9.02828481048346</text:p>
              </table:table-cell>
              <table:table-cell office:value-type="float" office:value="9.32013615965843">
                <text:p>9.32013615965843</text:p>
              </table:table-cell>
              <table:table-cell office:value-type="float" office:value="2.25266348570585">
                <text:p>2.25266348570585</text:p>
              </table:table-cell>
              <table:table-cell office:value-type="float" office:value="7.17578362673521">
                <text:p>7.1757836267352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.30585306882858">
                <text:p>7.30585306882858</text:p>
              </table:table-cell>
              <table:table-cell office:value-type="float" office:value="9.01586189866066">
                <text:p>9.01586189866066</text:p>
              </table:table-cell>
              <table:table-cell office:value-type="float" office:value="1.70456210616976">
                <text:p>1.70456210616976</text:p>
              </table:table-cell>
              <table:table-cell office:value-type="float" office:value="9.22878831624985">
                <text:p>9.2287883162498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.79631657153368">
                <text:p>8.79631657153368</text:p>
              </table:table-cell>
              <table:table-cell office:value-type="float" office:value="7.08031840622425">
                <text:p>7.08031840622425</text:p>
              </table:table-cell>
              <table:table-cell office:value-type="float" office:value="1.42778281588107">
                <text:p>1.42778281588107</text:p>
              </table:table-cell>
              <table:table-cell office:value-type="float" office:value="8.90916772186756">
                <text:p>8.9091677218675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.312186665833">
                <text:p>5.312186665833</text:p>
              </table:table-cell>
              <table:table-cell office:value-type="float" office:value="6.1326501891017">
                <text:p>6.1326501891017</text:p>
              </table:table-cell>
              <table:table-cell office:value-type="float" office:value="2.41292337886989">
                <text:p>2.41292337886989</text:p>
              </table:table-cell>
              <table:table-cell office:value-type="float" office:value="12.4421501532197">
                <text:p>12.442150153219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506004085764289">
                <text:p>0.506004085764289</text:p>
              </table:table-cell>
              <table:table-cell office:value-type="float" office:value="5.68573782220483">
                <text:p>5.68573782220483</text:p>
              </table:table-cell>
              <table:table-cell office:value-type="float" office:value="2.723682904616">
                <text:p>2.723682904616</text:p>
              </table:table-cell>
              <table:table-cell office:value-type="float" office:value="8.64363554865122">
                <text:p>8.6436355486512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544218346476555">
                <text:p>0.544218346476555</text:p>
              </table:table-cell>
              <table:table-cell office:value-type="float" office:value="5.54833328351378">
                <text:p>5.54833328351378</text:p>
              </table:table-cell>
              <table:table-cell office:value-type="float" office:value="2.19421111978591">
                <text:p>2.19421111978591</text:p>
              </table:table-cell>
              <table:table-cell office:value-type="float" office:value="7.74210086092353">
                <text:p>7.7421008609235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44036040385254">
                <text:p>0.244036040385254</text:p>
              </table:table-cell>
              <table:table-cell office:value-type="float" office:value="4.55482909455895">
                <text:p>4.55482909455895</text:p>
              </table:table-cell>
              <table:table-cell office:value-type="float" office:value="2.41199252195656">
                <text:p>2.41199252195656</text:p>
              </table:table-cell>
              <table:table-cell office:value-type="float" office:value="5.96142746508122">
                <text:p>5.9614274650812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53966922173277">
                <text:p>0.253966922173277</text:p>
              </table:table-cell>
              <table:table-cell office:value-type="float" office:value="4.73693711683154">
                <text:p>4.73693711683154</text:p>
              </table:table-cell>
              <table:table-cell office:value-type="float" office:value="2.57819122634828">
                <text:p>2.57819122634828</text:p>
              </table:table-cell>
              <table:table-cell office:value-type="float" office:value="8.11071321368218">
                <text:p>8.1107132136821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.05965359136462">
                <text:p>6.05965359136462</text:p>
              </table:table-cell>
              <table:table-cell office:value-type="float" office:value="8.13962426036596">
                <text:p>8.13962426036596</text:p>
              </table:table-cell>
              <table:table-cell office:value-type="float" office:value="3.6128752399236">
                <text:p>3.6128752399236</text:p>
              </table:table-cell>
              <table:table-cell office:value-type="float" office:value="12.189251370728">
                <text:p>12.18925137072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468878337414935">
                <text:p>0.468878337414935</text:p>
              </table:table-cell>
              <table:table-cell office:value-type="float" office:value="9.23385564237833">
                <text:p>9.23385564237833</text:p>
              </table:table-cell>
              <table:table-cell office:value-type="float" office:value="8.51738173514605">
                <text:p>8.51738173514605</text:p>
              </table:table-cell>
              <table:table-cell office:value-type="float" office:value="6.96171680465341">
                <text:p>6.9617168046534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686860352288932">
                <text:p>0.686860352288932</text:p>
              </table:table-cell>
              <table:table-cell office:value-type="float" office:value="4.83398279175162">
                <text:p>4.83398279175162</text:p>
              </table:table-cell>
              <table:table-cell office:value-type="float" office:value="2.00589676387608">
                <text:p>2.00589676387608</text:p>
              </table:table-cell>
              <table:table-cell office:value-type="float" office:value="13.199451379478">
                <text:p>13.19945137947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.4771116748452">
                <text:p>10.4771116748452</text:p>
              </table:table-cell>
              <table:table-cell office:value-type="float" office:value="8.67186486721039">
                <text:p>8.67186486721039</text:p>
              </table:table-cell>
              <table:table-cell office:value-type="float" office:value="2.89336126297712">
                <text:p>2.89336126297712</text:p>
              </table:table-cell>
              <table:table-cell office:value-type="float" office:value="13.1288198754191">
                <text:p>13.128819875419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.2133117616177">
                <text:p>10.2133117616177</text:p>
              </table:table-cell>
              <table:table-cell office:value-type="float" office:value="10.4535883292556">
                <text:p>10.4535883292556</text:p>
              </table:table-cell>
              <table:table-cell office:value-type="float" office:value="6.29740953445435">
                <text:p>6.29740953445435</text:p>
              </table:table-cell>
              <table:table-cell office:value-type="float" office:value="9.07103717327118">
                <text:p>9.071037173271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.33235790580511">
                <text:p>9.33235790580511</text:p>
              </table:table-cell>
              <table:table-cell office:value-type="float" office:value="8.44840798527002">
                <text:p>8.44840798527002</text:p>
              </table:table-cell>
              <table:table-cell office:value-type="float" office:value="4.42914105951786">
                <text:p>4.42914105951786</text:p>
              </table:table-cell>
              <table:table-cell office:value-type="float" office:value="9.07633546739817">
                <text:p>9.0763354673981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.74610119313002">
                <text:p>6.74610119313002</text:p>
              </table:table-cell>
              <table:table-cell office:value-type="float" office:value="8.10511969029903">
                <text:p>8.10511969029903</text:p>
              </table:table-cell>
              <table:table-cell office:value-type="float" office:value="2.02736910432577">
                <text:p>2.02736910432577</text:p>
              </table:table-cell>
              <table:table-cell office:value-type="float" office:value="13.6029124259949">
                <text:p>13.602912425994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.9202258065343">
                <text:p>11.9202258065343</text:p>
              </table:table-cell>
              <table:table-cell office:value-type="float" office:value="7.12574226781726">
                <text:p>7.12574226781726</text:p>
              </table:table-cell>
              <table:table-cell office:value-type="float" office:value="1.64708762895316">
                <text:p>1.64708762895316</text:p>
              </table:table-cell>
              <table:table-cell office:value-type="float" office:value="8.50436370819807">
                <text:p>8.5043637081980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.5608032792807">
                <text:p>11.5608032792807</text:p>
              </table:table-cell>
              <table:table-cell office:value-type="float" office:value="8.80660768598318">
                <text:p>8.80660768598318</text:p>
              </table:table-cell>
              <table:table-cell office:value-type="float" office:value="3.35092330351472">
                <text:p>3.35092330351472</text:p>
              </table:table-cell>
              <table:table-cell office:value-type="float" office:value="7.83063378185034">
                <text:p>7.8306337818503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7.72515848279">
                <text:p>17.72515848279</text:p>
              </table:table-cell>
              <table:table-cell office:value-type="float" office:value="7.9185338690877">
                <text:p>7.9185338690877</text:p>
              </table:table-cell>
              <table:table-cell office:value-type="float" office:value="4.43827966228128">
                <text:p>4.43827966228128</text:p>
              </table:table-cell>
              <table:table-cell office:value-type="float" office:value="5.11877425014973">
                <text:p>5.1187742501497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.6459603458643">
                <text:p>15.6459603458643</text:p>
              </table:table-cell>
              <table:table-cell office:value-type="float" office:value="7.46789714321494">
                <text:p>7.46789714321494</text:p>
              </table:table-cell>
              <table:table-cell office:value-type="float" office:value="2.48949020169675">
                <text:p>2.48949020169675</text:p>
              </table:table-cell>
              <table:table-cell office:value-type="float" office:value="8.3965128287673">
                <text:p>8.396512828767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.3411333188415">
                <text:p>12.3411333188415</text:p>
              </table:table-cell>
              <table:table-cell office:value-type="float" office:value="7.92378839105368">
                <text:p>7.92378839105368</text:p>
              </table:table-cell>
              <table:table-cell office:value-type="float" office:value="2.4397661909461">
                <text:p>2.4397661909461</text:p>
              </table:table-cell>
              <table:table-cell office:value-type="float" office:value="8.70163645595312">
                <text:p>8.701636455953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.49090064689517">
                <text:p>6.49090064689517</text:p>
              </table:table-cell>
              <table:table-cell office:value-type="float" office:value="6.47309888154268">
                <text:p>6.47309888154268</text:p>
              </table:table-cell>
              <table:table-cell office:value-type="float" office:value="4.52624727040529">
                <text:p>4.52624727040529</text:p>
              </table:table-cell>
              <table:table-cell office:value-type="float" office:value="7.54412310197949">
                <text:p>7.5441231019794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87241976568475">
                <text:p>0.387241976568475</text:p>
              </table:table-cell>
              <table:table-cell office:value-type="float" office:value="6.82692648842931">
                <text:p>6.82692648842931</text:p>
              </table:table-cell>
              <table:table-cell office:value-type="float" office:value="7.91035592556">
                <text:p>7.91035592556</text:p>
              </table:table-cell>
              <table:table-cell office:value-type="float" office:value="5.33956428989768">
                <text:p>5.3395642898976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65169427823275">
                <text:p>0.365169427823275</text:p>
              </table:table-cell>
              <table:table-cell office:value-type="float" office:value="7.14082550257444">
                <text:p>7.14082550257444</text:p>
              </table:table-cell>
              <table:table-cell office:value-type="float" office:value="3.12422984279692">
                <text:p>3.12422984279692</text:p>
              </table:table-cell>
              <table:table-cell office:value-type="float" office:value="4.64956695213914">
                <text:p>4.6495669521391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41891665407456">
                <text:p>0.141891665407456</text:p>
              </table:table-cell>
              <table:table-cell office:value-type="float" office:value="4.50866715982556">
                <text:p>4.50866715982556</text:p>
              </table:table-cell>
              <table:table-cell office:value-type="float" office:value="1.56915083061904">
                <text:p>1.56915083061904</text:p>
              </table:table-cell>
              <table:table-cell office:value-type="float" office:value="5.97067177295685">
                <text:p>5.9706717729568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90179421426728">
                <text:p>0.290179421426728</text:p>
              </table:table-cell>
              <table:table-cell office:value-type="float" office:value="7.69278360530734">
                <text:p>7.69278360530734</text:p>
              </table:table-cell>
              <table:table-cell office:value-type="float" office:value="2.29014572687447">
                <text:p>2.29014572687447</text:p>
              </table:table-cell>
              <table:table-cell office:value-type="float" office:value="7.10461102426052">
                <text:p>7.1046110242605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37637844495475">
                <text:p>0.337637844495475</text:p>
              </table:table-cell>
              <table:table-cell office:value-type="float" office:value="9.69966687262058">
                <text:p>9.69966687262058</text:p>
              </table:table-cell>
              <table:table-cell office:value-type="float" office:value="3.19278263486922">
                <text:p>3.19278263486922</text:p>
              </table:table-cell>
              <table:table-cell office:value-type="float" office:value="8.23364313691855">
                <text:p>8.2336431369185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7631049558986">
                <text:p>0.17631049558986</text:p>
              </table:table-cell>
              <table:table-cell office:value-type="float" office:value="7.22418306395412">
                <text:p>7.22418306395412</text:p>
              </table:table-cell>
              <table:table-cell office:value-type="float" office:value="3.52214742451906">
                <text:p>3.52214742451906</text:p>
              </table:table-cell>
              <table:table-cell office:value-type="float" office:value="6.412573158741">
                <text:p>6.41257315874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410088076023385">
                <text:p>0.410088076023385</text:p>
              </table:table-cell>
              <table:table-cell office:value-type="float" office:value="9.61724948137999">
                <text:p>9.61724948137999</text:p>
              </table:table-cell>
              <table:table-cell office:value-type="float" office:value="3.35972313769162">
                <text:p>3.35972313769162</text:p>
              </table:table-cell>
              <table:table-cell office:value-type="float" office:value="6.70882733538747">
                <text:p>6.7088273353874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77739192824811">
                <text:p>0.277739192824811</text:p>
              </table:table-cell>
              <table:table-cell office:value-type="float" office:value="7.0032118819654">
                <text:p>7.0032118819654</text:p>
              </table:table-cell>
              <table:table-cell office:value-type="float" office:value="2.54077813588083">
                <text:p>2.54077813588083</text:p>
              </table:table-cell>
              <table:table-cell office:value-type="float" office:value="6.27950578927994">
                <text:p>6.2795057892799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45015083439648">
                <text:p>0.345015083439648</text:p>
              </table:table-cell>
              <table:table-cell office:value-type="float" office:value="6.53372006490827">
                <text:p>6.53372006490827</text:p>
              </table:table-cell>
              <table:table-cell office:value-type="float" office:value="3.62528464756906">
                <text:p>3.62528464756906</text:p>
              </table:table-cell>
              <table:table-cell office:value-type="float" office:value="6.7971465177834">
                <text:p>6.797146517783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406116218073294">
                <text:p>0.406116218073294</text:p>
              </table:table-cell>
              <table:table-cell office:value-type="float" office:value="7.54997599869967">
                <text:p>7.54997599869967</text:p>
              </table:table-cell>
              <table:table-cell office:value-type="float" office:value="6.56175287440419">
                <text:p>6.56175287440419</text:p>
              </table:table-cell>
              <table:table-cell office:value-type="float" office:value="5.55223785340786">
                <text:p>5.5522378534078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.33785777911544">
                <text:p>3.33785777911544</text:p>
              </table:table-cell>
              <table:table-cell office:value-type="float" office:value="7.92143680155277">
                <text:p>7.92143680155277</text:p>
              </table:table-cell>
              <table:table-cell office:value-type="float" office:value="5.8087962679565">
                <text:p>5.8087962679565</text:p>
              </table:table-cell>
              <table:table-cell office:value-type="float" office:value="5.2709523588419">
                <text:p>5.270952358841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.20047685131431">
                <text:p>5.20047685131431</text:p>
              </table:table-cell>
              <table:table-cell office:value-type="float" office:value="8.41434113681316">
                <text:p>8.41434113681316</text:p>
              </table:table-cell>
              <table:table-cell office:value-type="float" office:value="2.17566778883338">
                <text:p>2.17566778883338</text:p>
              </table:table-cell>
              <table:table-cell office:value-type="float" office:value="8.84586479514837">
                <text:p>8.8458647951483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.18628396093845">
                <text:p>5.18628396093845</text:p>
              </table:table-cell>
              <table:table-cell office:value-type="float" office:value="8.71224049478769">
                <text:p>8.71224049478769</text:p>
              </table:table-cell>
              <table:table-cell office:value-type="float" office:value="4.98548103496432">
                <text:p>4.98548103496432</text:p>
              </table:table-cell>
              <table:table-cell office:value-type="float" office:value="5.89761137962341">
                <text:p>5.8976113796234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3.9411368966103">
                <text:p>23.9411368966103</text:p>
              </table:table-cell>
              <table:table-cell office:value-type="float" office:value="7.95133970677853">
                <text:p>7.95133970677853</text:p>
              </table:table-cell>
              <table:table-cell office:value-type="float" office:value="2.38542864099145">
                <text:p>2.38542864099145</text:p>
              </table:table-cell>
              <table:table-cell office:value-type="float" office:value="7.34636886045337">
                <text:p>7.3463688604533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3.9411368966103">
                <text:p>23.9411368966103</text:p>
              </table:table-cell>
              <table:table-cell office:value-type="float" office:value="7.95133970677853">
                <text:p>7.95133970677853</text:p>
              </table:table-cell>
              <table:table-cell office:value-type="float" office:value="2.38542864099145">
                <text:p>2.38542864099145</text:p>
              </table:table-cell>
              <table:table-cell office:value-type="float" office:value="7.34636886045337">
                <text:p>7.3463688604533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.67634652927518">
                <text:p>6.67634652927518</text:p>
              </table:table-cell>
              <table:table-cell office:value-type="float" office:value="6.9625866599381">
                <text:p>6.9625866599381</text:p>
              </table:table-cell>
              <table:table-cell office:value-type="float" office:value="11.2991025671363">
                <text:p>11.2991025671363</text:p>
              </table:table-cell>
              <table:table-cell office:value-type="float" office:value="9.10873338580132">
                <text:p>9.1087333858013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.8904140070081">
                <text:p>10.8904140070081</text:p>
              </table:table-cell>
              <table:table-cell office:value-type="float" office:value="6.39377534389496">
                <text:p>6.39377534389496</text:p>
              </table:table-cell>
              <table:table-cell office:value-type="float" office:value="8.94678570330143">
                <text:p>8.94678570330143</text:p>
              </table:table-cell>
              <table:table-cell office:value-type="float" office:value="8.99746362119913">
                <text:p>8.997463621199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.93871036916971">
                <text:p>9.93871036916971</text:p>
              </table:table-cell>
              <table:table-cell office:value-type="float" office:value="8.59873276203871">
                <text:p>8.59873276203871</text:p>
              </table:table-cell>
              <table:table-cell office:value-type="float" office:value="1.5685505932197">
                <text:p>1.5685505932197</text:p>
              </table:table-cell>
              <table:table-cell office:value-type="float" office:value="14.2980488017201">
                <text:p>14.29804880172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.2349845692515">
                <text:p>10.2349845692515</text:p>
              </table:table-cell>
              <table:table-cell office:value-type="float" office:value="9.82814654707909">
                <text:p>9.82814654707909</text:p>
              </table:table-cell>
              <table:table-cell office:value-type="float" office:value="2.34164786525071">
                <text:p>2.34164786525071</text:p>
              </table:table-cell>
              <table:table-cell office:value-type="float" office:value="12.7102369442582">
                <text:p>12.710236944258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.42313216626644">
                <text:p>4.42313216626644</text:p>
              </table:table-cell>
              <table:table-cell office:value-type="float" office:value="6.71454332768917">
                <text:p>6.71454332768917</text:p>
              </table:table-cell>
              <table:table-cell office:value-type="float" office:value="1.33269024081528">
                <text:p>1.33269024081528</text:p>
              </table:table-cell>
              <table:table-cell office:value-type="float" office:value="19.4632485508919">
                <text:p>19.463248550891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6.1709410697222">
                <text:p>26.1709410697222</text:p>
              </table:table-cell>
              <table:table-cell office:value-type="float" office:value="9.14850644767284">
                <text:p>9.14850644767284</text:p>
              </table:table-cell>
              <table:table-cell office:value-type="float" office:value="1.2588034151122">
                <text:p>1.2588034151122</text:p>
              </table:table-cell>
              <table:table-cell office:value-type="float" office:value="5.86700579151511">
                <text:p>5.8670057915151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1.9829503819346">
                <text:p>11.9829503819346</text:p>
              </table:table-cell>
              <table:table-cell office:value-type="float" office:value="7.34059372916818">
                <text:p>7.34059372916818</text:p>
              </table:table-cell>
              <table:table-cell office:value-type="float" office:value="1.07931450475007">
                <text:p>1.07931450475007</text:p>
              </table:table-cell>
              <table:table-cell office:value-type="float" office:value="5.73491165414453">
                <text:p>5.7349116541445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.69666239991784">
                <text:p>6.69666239991784</text:p>
              </table:table-cell>
              <table:table-cell office:value-type="float" office:value="8.03007185459137">
                <text:p>8.03007185459137</text:p>
              </table:table-cell>
              <table:table-cell office:value-type="float" office:value="2.44740303605795">
                <text:p>2.44740303605795</text:p>
              </table:table-cell>
              <table:table-cell office:value-type="float" office:value="7.41515913978219">
                <text:p>7.4151591397821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8591360226274">
                <text:p>3.08591360226274</text:p>
              </table:table-cell>
              <table:table-cell office:value-type="float" office:value="7.20105366781354">
                <text:p>7.20105366781354</text:p>
              </table:table-cell>
              <table:table-cell office:value-type="float" office:value="2.46500433422625">
                <text:p>2.46500433422625</text:p>
              </table:table-cell>
              <table:table-cell office:value-type="float" office:value="6.58964831382036">
                <text:p>6.5896483138203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664416758809239">
                <text:p>0.664416758809239</text:p>
              </table:table-cell>
              <table:table-cell office:value-type="float" office:value="5.97066106274724">
                <text:p>5.97066106274724</text:p>
              </table:table-cell>
              <table:table-cell office:value-type="float" office:value="1.52202555909753">
                <text:p>1.52202555909753</text:p>
              </table:table-cell>
              <table:table-cell office:value-type="float" office:value="11.5049472078681">
                <text:p>11.504947207868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.249075204134">
                <text:p>14.249075204134</text:p>
              </table:table-cell>
              <table:table-cell office:value-type="float" office:value="8.24201572686434">
                <text:p>8.24201572686434</text:p>
              </table:table-cell>
              <table:table-cell office:value-type="float" office:value="2.29915999807417">
                <text:p>2.29915999807417</text:p>
              </table:table-cell>
              <table:table-cell office:value-type="float" office:value="1.67063251137733">
                <text:p>1.670632511377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3.599369674921">
                <text:p>13.599369674921</text:p>
              </table:table-cell>
              <table:table-cell office:value-type="float" office:value="6.50285184383392">
                <text:p>6.50285184383392</text:p>
              </table:table-cell>
              <table:table-cell office:value-type="float" office:value="2.4325167760253">
                <text:p>2.4325167760253</text:p>
              </table:table-cell>
              <table:table-cell office:value-type="float" office:value="8.49937554448843">
                <text:p>8.4993755444884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3.2657382637262">
                <text:p>13.2657382637262</text:p>
              </table:table-cell>
              <table:table-cell office:value-type="float" office:value="5.06976200267673">
                <text:p>5.06976200267673</text:p>
              </table:table-cell>
              <table:table-cell office:value-type="float" office:value="1.69228645972908">
                <text:p>1.69228645972908</text:p>
              </table:table-cell>
              <table:table-cell office:value-type="float" office:value="9.16741322726011">
                <text:p>9.1674132272601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.12879484146833">
                <text:p>8.12879484146833</text:p>
              </table:table-cell>
              <table:table-cell office:value-type="float" office:value="6.4825895242393">
                <text:p>6.4825895242393</text:p>
              </table:table-cell>
              <table:table-cell office:value-type="float" office:value="1.79493881296366">
                <text:p>1.79493881296366</text:p>
              </table:table-cell>
              <table:table-cell office:value-type="float" office:value="6.72648847103119">
                <text:p>6.7264884710311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.90403920412064">
                <text:p>4.90403920412064</text:p>
              </table:table-cell>
              <table:table-cell office:value-type="float" office:value="6.6095725633204">
                <text:p>6.6095725633204</text:p>
              </table:table-cell>
              <table:table-cell office:value-type="float" office:value="1.70993991196156">
                <text:p>1.70993991196156</text:p>
              </table:table-cell>
              <table:table-cell office:value-type="float" office:value="5.01392036676407">
                <text:p>5.0139203667640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.7367802411318">
                <text:p>10.7367802411318</text:p>
              </table:table-cell>
              <table:table-cell office:value-type="float" office:value="5.47389592975378">
                <text:p>5.47389592975378</text:p>
              </table:table-cell>
              <table:table-cell office:value-type="float" office:value="1.86867755837739">
                <text:p>1.86867755837739</text:p>
              </table:table-cell>
              <table:table-cell office:value-type="float" office:value="5.69092016667128">
                <text:p>5.6909201666712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.5585608184338">
                <text:p>12.5585608184338</text:p>
              </table:table-cell>
              <table:table-cell office:value-type="float" office:value="6.74019707366824">
                <text:p>6.74019707366824</text:p>
              </table:table-cell>
              <table:table-cell office:value-type="float" office:value="1.62661622744054">
                <text:p>1.62661622744054</text:p>
              </table:table-cell>
              <table:table-cell office:value-type="float" office:value="2.96308915130794">
                <text:p>2.9630891513079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.5585608184338">
                <text:p>12.5585608184338</text:p>
              </table:table-cell>
              <table:table-cell office:value-type="float" office:value="6.74019707366824">
                <text:p>6.74019707366824</text:p>
              </table:table-cell>
              <table:table-cell office:value-type="float" office:value="1.62661622744054">
                <text:p>1.62661622744054</text:p>
              </table:table-cell>
              <table:table-cell office:value-type="float" office:value="2.96308915130794">
                <text:p>2.9630891513079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421010074205697">
                <text:p>0.421010074205697</text:p>
              </table:table-cell>
              <table:table-cell office:value-type="float" office:value="5.12654101476073">
                <text:p>5.12654101476073</text:p>
              </table:table-cell>
              <table:table-cell office:value-type="float" office:value="1.20233872439712">
                <text:p>1.20233872439712</text:p>
              </table:table-cell>
              <table:table-cell office:value-type="float" office:value="7.2216154076159">
                <text:p>7.221615407615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1.2001961097121">
                <text:p>11.2001961097121</text:p>
              </table:table-cell>
              <table:table-cell office:value-type="float" office:value="5.51842479035258">
                <text:p>5.51842479035258</text:p>
              </table:table-cell>
              <table:table-cell office:value-type="float" office:value="1.19482027366757">
                <text:p>1.19482027366757</text:p>
              </table:table-cell>
              <table:table-cell office:value-type="float" office:value="9.2068575322628">
                <text:p>9.206857532262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.1678331419826">
                <text:p>14.1678331419826</text:p>
              </table:table-cell>
              <table:table-cell office:value-type="float" office:value="4.9894186668098">
                <text:p>4.9894186668098</text:p>
              </table:table-cell>
              <table:table-cell office:value-type="float" office:value="2.61014234274626">
                <text:p>2.61014234274626</text:p>
              </table:table-cell>
              <table:table-cell office:value-type="float" office:value="7.04111298546195">
                <text:p>7.0411129854619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.5747183337808">
                <text:p>12.5747183337808</text:p>
              </table:table-cell>
              <table:table-cell office:value-type="float" office:value="6.4149247482419">
                <text:p>6.4149247482419</text:p>
              </table:table-cell>
              <table:table-cell office:value-type="float" office:value="2.57741566747427">
                <text:p>2.57741566747427</text:p>
              </table:table-cell>
              <table:table-cell office:value-type="float" office:value="3.45810572616756">
                <text:p>3.4581057261675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.6684976965189">
                <text:p>11.6684976965189</text:p>
              </table:table-cell>
              <table:table-cell office:value-type="float" office:value="7.19386385753751">
                <text:p>7.19386385753751</text:p>
              </table:table-cell>
              <table:table-cell office:value-type="float" office:value="4.47367131710053">
                <text:p>4.47367131710053</text:p>
              </table:table-cell>
              <table:table-cell office:value-type="float" office:value="9.4899982213974">
                <text:p>9.489998221397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75941093079746">
                <text:p>3.75941093079746</text:p>
              </table:table-cell>
              <table:table-cell office:value-type="float" office:value="6.05415739119053">
                <text:p>6.05415739119053</text:p>
              </table:table-cell>
              <table:table-cell office:value-type="float" office:value="2.42217653430998">
                <text:p>2.42217653430998</text:p>
              </table:table-cell>
              <table:table-cell office:value-type="float" office:value="10.304213501513">
                <text:p>10.30421350151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48567933542654">
                <text:p>0.348567933542654</text:p>
              </table:table-cell>
              <table:table-cell office:value-type="float" office:value="8.20979475975037">
                <text:p>8.20979475975037</text:p>
              </table:table-cell>
              <table:table-cell office:value-type="float" office:value="4.9937479197979">
                <text:p>4.9937479197979</text:p>
              </table:table-cell>
              <table:table-cell office:value-type="float" office:value="5.89195638895035">
                <text:p>5.891956388950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